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ohit Devanagari" svg:font-family="Lohit Devanagari" style:font-family-generic="swiss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/>
    </style:style>
    <style:style style:name="P8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1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2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4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15" style:parent-style-name="Standard" style:family="paragraph">
      <style:paragraph-properties fo:text-align="center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17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8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9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20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21" style:parent-style-name="Standard" style:family="paragraph">
      <style:paragraph-properties fo:text-align="center">
        <style:tab-stops>
          <style:tab-stop style:type="left" style:position="4.0354in"/>
        </style:tab-stops>
      </style:paragraph-properties>
      <style:text-properties style:font-name="Times New Roman" style:font-name-asian="Times New Roman" style:font-name-complex="Times New Roman" fo:font-size="18pt" style:font-size-asian="18pt" style:font-size-complex="18pt"/>
    </style:style>
    <style:style style:name="P22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23" style:parent-style-name="Standard" style:family="paragraph">
      <style:paragraph-properties fo:margin-left="4.3305in" fo:margin-right="-0.3152in">
        <style:tab-stops/>
      </style:paragraph-properties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25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26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27" style:parent-style-name="Standard" style:family="paragraph">
      <style:paragraph-properties fo:margin-left="4.3305in" fo:margin-right="-0.3152in">
        <style:tab-stops/>
      </style:paragraph-properties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31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32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33" style:parent-style-name="Standard" style:family="paragraph">
      <style:paragraph-properties fo:text-align="end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34" style:parent-style-name="Заголовоктаблицыссылок" style:family="paragraph">
      <style:paragraph-properties fo:text-align="center"/>
      <style:text-properties style:font-name="Times New Roman" fo:color="#000000" fo:font-size="18pt" style:font-size-asian="18pt" style:font-size-complex="18pt"/>
    </style:style>
    <style:style style:name="P35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36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37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38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39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40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41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42" style:parent-style-name="Заголовок1" style:family="paragraph">
      <style:paragraph-properties fo:break-before="page"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5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6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7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8" style:parent-style-name="Textbody" style:family="paragraph">
      <style:paragraph-properties fo:text-align="justify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52" style:parent-style-name="Textbody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3" style:parent-style-name="Textbody" style:family="paragraph">
      <style:paragraph-properties fo:text-align="justify"/>
    </style:style>
    <style:style style:name="P54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55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7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78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P83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84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85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8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8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8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9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9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9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9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0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0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0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0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0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0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1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1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4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5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16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7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7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7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/>
    </style:style>
    <style:style style:name="T1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7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7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8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9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P20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1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2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2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2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2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24" style:parent-style-name="Основнойшрифтабзаца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fo:language="en" fo:country="US"/>
    </style:style>
    <style:style style:name="T22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3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3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5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6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6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7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7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7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7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8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8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8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8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8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1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2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9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9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0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30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0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0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1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1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2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3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3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3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3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3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3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3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3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3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3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34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4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5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5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6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3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6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3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6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3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7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7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7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8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8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8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38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9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39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0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1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1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1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1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1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2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3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3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4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5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5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6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6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6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7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7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8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8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8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9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9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9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0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1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2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2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2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3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3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4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4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5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5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6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56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6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7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57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7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8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5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8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5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59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59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5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5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59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5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6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0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0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1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1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6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2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2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2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6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35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6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3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63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4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6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4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6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4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6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4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6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4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6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5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6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5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6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5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6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5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6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65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6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6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6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6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6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6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7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7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7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7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7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7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6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7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6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8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68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8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6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8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6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68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69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6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9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6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9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6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9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6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69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6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0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7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0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7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0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7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0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7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70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71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1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71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71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1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1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2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2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2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7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2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2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73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73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73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73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7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3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3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73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4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4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4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4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4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75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75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5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5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5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6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6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7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6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6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76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76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7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7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7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7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77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7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7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7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8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78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8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86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7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8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7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9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7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79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9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7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79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7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79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0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0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0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80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0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1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1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1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1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8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1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2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82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82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82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82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8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2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2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3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3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83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83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3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8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3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4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4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8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84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4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4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5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5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5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8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5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5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86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86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86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86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86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86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8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6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6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87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87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7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8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7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87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8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8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8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88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8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9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9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8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9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9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8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89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8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0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90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90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90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90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90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90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9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0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9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1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1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9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1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9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91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91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1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9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2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2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9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2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2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9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2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3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9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93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3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9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3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9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3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9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4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9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4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9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4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9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4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9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94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9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5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9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95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5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9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5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5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9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6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9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63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9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6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9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96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6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9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97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7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7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9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7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7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9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8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9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8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9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8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98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98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98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98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9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9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9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9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9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99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99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99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99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0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0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0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00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0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0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1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1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1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0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16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10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1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02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02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0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2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0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2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0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2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2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3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0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03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0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3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3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3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4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4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0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4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4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04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04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05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05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05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05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05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05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0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5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5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06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06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0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6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0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6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06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0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7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7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7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07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0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7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8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8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0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8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8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0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8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9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09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09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09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09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09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09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0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09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0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0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0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0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10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10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0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1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1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1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1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1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1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2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12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2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1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2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1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2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1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3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1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3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1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3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1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3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1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3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1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4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1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14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114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4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1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4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5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5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5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5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5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5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5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5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6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6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6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6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6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6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7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17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7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17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7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1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7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1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8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1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8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1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8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1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8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1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8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1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9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1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9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1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19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1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19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1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19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0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2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0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2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05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12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0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2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20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2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1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12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21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2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1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2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1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2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2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2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2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2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2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2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2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2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2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2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3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2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3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2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23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2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3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3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23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3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2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4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2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4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24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2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4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2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4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5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2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5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2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55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12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5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2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25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2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26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2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6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12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26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2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6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2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7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2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7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2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7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2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7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2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7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2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8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2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8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2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8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2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28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2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28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2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9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2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9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2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9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2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96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12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29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2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30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30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0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3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0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3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0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0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1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3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31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1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1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1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2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2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3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2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2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32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32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33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33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3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3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3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33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33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4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3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4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34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4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4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5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35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5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5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5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6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6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3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6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6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36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36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36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37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3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7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7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7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7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38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8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3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8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8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8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3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39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9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9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9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3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39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3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0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4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0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0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40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40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40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40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4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1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1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41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41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1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4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1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42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2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2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2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42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3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3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3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3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3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4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4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4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44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44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44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44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4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4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5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5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5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45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45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6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4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6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6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6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6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7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7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47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7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4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7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4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8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4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8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4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8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4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8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4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8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4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49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9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4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49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9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4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49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4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0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0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0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0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0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5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1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1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1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1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1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5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2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2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2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2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2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5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53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5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3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3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3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3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4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4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54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5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4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4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5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5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5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5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5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5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55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56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56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56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5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6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6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6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5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7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7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7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57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5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7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8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5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8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8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5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86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15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8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5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59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5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5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9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15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59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5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9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5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59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6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0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6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0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6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0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6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0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6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0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6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61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1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61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6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1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1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6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2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2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6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25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16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2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62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63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6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3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6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3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6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3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6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3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4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6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64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6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4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6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4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4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6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5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5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6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5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5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65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65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65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66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66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66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6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6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6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66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66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6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7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6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7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6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67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6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7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6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7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8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6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68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6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8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6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8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8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6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9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9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6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9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6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69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69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69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70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70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7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0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7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0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0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7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0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7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71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71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7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1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17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1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1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7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2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2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7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2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2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7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72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7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3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7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73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7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73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7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73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7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73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7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74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7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74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7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74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7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4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7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74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7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5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17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5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5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7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5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5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7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6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7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62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7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6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7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6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6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7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7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7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72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7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7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7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7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7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7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8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7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82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7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78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7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8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7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8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9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9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9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7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79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7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79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7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0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0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8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0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0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8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0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8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1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8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1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81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81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81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81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18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1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8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2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2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18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2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2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8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2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8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83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8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3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8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3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3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8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3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8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40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18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4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8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84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8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4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18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84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8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5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8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5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8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5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8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5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8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5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8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6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8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6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8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6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8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6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8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86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8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7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8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7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8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7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8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7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8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79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18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8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8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88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8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8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88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8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8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18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89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8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9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8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9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8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9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8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89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8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0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9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0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9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0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9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0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0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91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9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1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1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1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1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9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20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19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2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92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9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92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9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2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19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93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9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3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9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3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9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3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9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3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9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4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9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4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9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4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9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4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4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95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9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5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5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5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5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19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61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19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6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96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9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96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196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9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7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9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7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9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7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9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7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9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7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9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8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9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8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19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8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9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8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19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198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9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199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19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9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19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1995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19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199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99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199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00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00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0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0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0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00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006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200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00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0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1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0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1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01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0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1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0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1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0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1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0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02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0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2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0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2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02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0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2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0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3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0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3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0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03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0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3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0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3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03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0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4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0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4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0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4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0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04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0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4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0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5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05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0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5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0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5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0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5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0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06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06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0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6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0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6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0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06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0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6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0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7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0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07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0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7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0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7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0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07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0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8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0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8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0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08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08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0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8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0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9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0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9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0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9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0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09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0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09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0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0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10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1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0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1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0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1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0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1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0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1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11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11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1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1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11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1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1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1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1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1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2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1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2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1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25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21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12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1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2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13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1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3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1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3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1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3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1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3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1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4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21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14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1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4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14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1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4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1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4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1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5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1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5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1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55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21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15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15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1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6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16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16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16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1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6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1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16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16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1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7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1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7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1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7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1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17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1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7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21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8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/>
    </style:style>
    <style:style style:name="T21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18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1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8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1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8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1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8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1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9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1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9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1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19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1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19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1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19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1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0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2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20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20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204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220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20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2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0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2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1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2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1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2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1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2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1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2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21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2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2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2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2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2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2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22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22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2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2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2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3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2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3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2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3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2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3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2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23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2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4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2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4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2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24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24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2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4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2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4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2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5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2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5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2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25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2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5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2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5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2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6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2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26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2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6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2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6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2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26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2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7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2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7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2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7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2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7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2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7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2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28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2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28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2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8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2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8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2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28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2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9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2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9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2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29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29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29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29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29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3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0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3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0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3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0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3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0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3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30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31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3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1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3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1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3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1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3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1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3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2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3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32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3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2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3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2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3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2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3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3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3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3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3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3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3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3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3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33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3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4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3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4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3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4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3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4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3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4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3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35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3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5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3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5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3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5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3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5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3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60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23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6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3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36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3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6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3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6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23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7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/>
    </style:style>
    <style:style style:name="T23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37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3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7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23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37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3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7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3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8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3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8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3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8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3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8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3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38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3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39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3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9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3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9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3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9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3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398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23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0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4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40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4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0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240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4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0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4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1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4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1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4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1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4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1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4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1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4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2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4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2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4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2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24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42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4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2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4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3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4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3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43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43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43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43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4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3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4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4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4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44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4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4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4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4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4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44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44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4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5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24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5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4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5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24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5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245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245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4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6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4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6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4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6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4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6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4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6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4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47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4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47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4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7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4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47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4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7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4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8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4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8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4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8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4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8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4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8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4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9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4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9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4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9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4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9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4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49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0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5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0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5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0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5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0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5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0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5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1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1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5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1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5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1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5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1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5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2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5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2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2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5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2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5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2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5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3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5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3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5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3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3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5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3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5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4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5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4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5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4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5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4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54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5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5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5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5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5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5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5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5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5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56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5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6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5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6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5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6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568" style:parent-style-name="Основнойшрифтабзаца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56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5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7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5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7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5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7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5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7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5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7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258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5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8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5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8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5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8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5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8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5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9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5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59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5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59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5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9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5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59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5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0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6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0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6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60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6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0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6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0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6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1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6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1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6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1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6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61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61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6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1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6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2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6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2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6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2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6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2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6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2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6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3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6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3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6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35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26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63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6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3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6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4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6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4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6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4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6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4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6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64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6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5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6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5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6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65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65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65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6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5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6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6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6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63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26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66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6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6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6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6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6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67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67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6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7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6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7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6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67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6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8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6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8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6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68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6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8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6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8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6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69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6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9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6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9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6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69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6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69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6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0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7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70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7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0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7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0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7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70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2709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2710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2711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271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71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71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71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271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71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71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7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2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7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2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7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2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7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2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72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7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2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7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3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73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7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3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7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73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737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2738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273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274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7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74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/>
    </style:style>
    <style:style style:name="T27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74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/>
    </style:style>
    <style:style style:name="T27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274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747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274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7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75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7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5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7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75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75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7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5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7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5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7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6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76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76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76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76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7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6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7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6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7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77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7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7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7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7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7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7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7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77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78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78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78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78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7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8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7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8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7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8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7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9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79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7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9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7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9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79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7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79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8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80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802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2803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280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8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80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8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80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8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81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811" style:parent-style-name="Основнойшрифтабзаца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81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P281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8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81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8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81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818" style:parent-style-name="Основнойшрифтабзаца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81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P282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8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82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8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82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825" style:parent-style-name="Основнойшрифтабзаца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82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P282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8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82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8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83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832" style:parent-style-name="Основнойшрифтабзаца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83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P283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8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83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28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83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839" style:parent-style-name="Основнойшрифтабзаца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/>
    </style:style>
    <style:style style:name="T284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P284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8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84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8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4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8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84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8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4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8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5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8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85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8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5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8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5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8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5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8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6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8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6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8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6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8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6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868" style:parent-style-name="Основнойшрифтабзаца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fo:language="en" fo:country="US"/>
    </style:style>
    <style:style style:name="T286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8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87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87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8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7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28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7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8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87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8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8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8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8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8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8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88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88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88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288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28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9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8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9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8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89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8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9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8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89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8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90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9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0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9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0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9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0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9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90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90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910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2911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2912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2913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2914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2915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2916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2917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2918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2919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2920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292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9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2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9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2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9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2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9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2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9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93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93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933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2934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2935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2936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2937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293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9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4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9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4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9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94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945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2946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294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9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94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9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5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9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95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95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955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2956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2957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295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9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6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9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6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9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6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29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6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9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6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9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97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97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9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7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9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7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9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7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97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97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29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8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29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8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9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8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9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8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9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98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99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99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299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99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29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299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29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299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998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299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00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0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0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0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0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00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0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0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0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0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0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1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0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01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0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1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0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1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01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0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2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0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2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0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2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0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02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0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2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0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3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03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0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3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0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3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0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3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0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03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04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0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4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0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4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0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4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0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4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0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5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0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05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0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5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05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0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5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0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5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0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6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0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6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0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06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06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0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6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06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0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7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0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7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0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7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0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7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0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07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0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8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08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0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8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0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8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0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8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0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09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0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09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09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094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095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309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0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09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30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10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31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10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310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104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310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1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10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1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0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1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1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1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11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1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1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1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1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1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1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1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12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1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2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12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1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2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1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2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1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3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1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3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1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13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13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1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3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1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3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1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4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1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4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1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14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1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4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1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4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1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15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1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5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1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5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1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5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15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315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16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316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31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6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1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6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1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16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1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6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1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7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1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17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1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7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31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17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31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17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31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18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318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183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318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1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18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1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8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1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9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1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19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1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19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19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196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197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319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1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20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2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0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20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205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206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3207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208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3209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210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3211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321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2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1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2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1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21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21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220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221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3222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223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3224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225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3226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227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3228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322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2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3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2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3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3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2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3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2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3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24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2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4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4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2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4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4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24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2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5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5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2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5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2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5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2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25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2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6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6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2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6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6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2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6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2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71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32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27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27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2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7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2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7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8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2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28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28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28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285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286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3287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288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3289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290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3291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329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2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9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2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29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2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29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299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300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3301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302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3303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304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3305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330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3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0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3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1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31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31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314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315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3316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317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3318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319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T3320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332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322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P332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3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2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3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2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2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33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33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3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3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3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3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3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34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3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4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3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4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4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34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34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3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5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3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5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5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35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3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5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3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6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6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36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3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6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3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6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7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37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3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7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3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7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7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38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38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3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8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8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3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8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9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3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9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9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3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9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3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39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3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0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0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4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0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0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4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0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41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41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412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413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341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4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41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4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1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42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4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2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4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2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42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42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428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429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343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4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43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4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3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3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4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3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4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4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44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4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4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44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4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4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4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4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5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4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5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45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4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5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4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5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6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4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6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4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6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46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4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6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47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4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7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7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4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7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4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7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48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48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4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8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48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4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8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8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4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9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4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9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4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49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4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9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49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4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49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0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5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0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5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0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50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5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0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51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5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1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1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5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1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5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1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52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5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2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52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5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2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2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5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2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5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3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53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53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535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/>
    </style:style>
    <style:style style:name="T3536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/>
    </style:style>
    <style:style style:name="P353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5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53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5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4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4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5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4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4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4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55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5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5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5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5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5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5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5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6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6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56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56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5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6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7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5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57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5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7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5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57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5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57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3579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3580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3581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358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58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58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58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P358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58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58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58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59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359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59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59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59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359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59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59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59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359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60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60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60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360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60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60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60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360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60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60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61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361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61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61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61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361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61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61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61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61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362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62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62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62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362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62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62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62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362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62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63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63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363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63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63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63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363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63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63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63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364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64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64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36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4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6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4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6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64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64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65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6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5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6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5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6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5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6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5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6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6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6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62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36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66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66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6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6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6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6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6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7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6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7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6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7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6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77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36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67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68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68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6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8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6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68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6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87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36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68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6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91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36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69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6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95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36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69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6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699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37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70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7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03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37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70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7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07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37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70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7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11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37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71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7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15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37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71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7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19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37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72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7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23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37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72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7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27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37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72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7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31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37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73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7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35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/>
    </style:style>
    <style:style style:name="T37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73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73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73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74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7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4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7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4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74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74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7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4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74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7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5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7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5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7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75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7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7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758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/>
    </style:style>
    <style:style style:name="T37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76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37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76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7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764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/>
    </style:style>
    <style:style style:name="T37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76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37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76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7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770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/>
    </style:style>
    <style:style style:name="T37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77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37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77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7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776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/>
    </style:style>
    <style:style style:name="T37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77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37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78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7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782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/>
    </style:style>
    <style:style style:name="T37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78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37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78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7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788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/>
    </style:style>
    <style:style style:name="T37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79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37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79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7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794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/>
    </style:style>
    <style:style style:name="T37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79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37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79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7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800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/>
    </style:style>
    <style:style style:name="T38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80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38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80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8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806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/>
    </style:style>
    <style:style style:name="T38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80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38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81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8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812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/>
    </style:style>
    <style:style style:name="T38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81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38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81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8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818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/>
    </style:style>
    <style:style style:name="T38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82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38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82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8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824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/>
    </style:style>
    <style:style style:name="T38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82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38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82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8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830" style:parent-style-name="Основнойшрифтабзаца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/>
    </style:style>
    <style:style style:name="T38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83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T38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383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83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83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83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8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3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8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4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8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4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8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84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84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84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8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4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8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85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8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5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85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8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5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8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85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8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6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86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8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6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8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86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8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6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86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8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7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8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87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87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87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87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8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7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8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7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8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8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8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8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8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88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88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8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8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8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9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8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9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8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89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89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89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89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8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89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9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0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9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0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9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0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9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0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9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0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9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91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91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91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9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1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9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1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9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1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9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2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9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92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92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92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9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2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9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2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93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9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3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9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3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9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3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9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3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9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94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94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94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9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4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9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94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94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94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9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5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9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95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95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P395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9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5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9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5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9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96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9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6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9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6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9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96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9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6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9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7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9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7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9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97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97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9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7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9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7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9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8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39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8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39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98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9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8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39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8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39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99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399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99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P399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9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399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39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399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9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0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0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0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0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0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0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0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0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01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0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1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0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1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0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1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1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0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2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2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0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2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02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0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2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/>
    </style:style>
    <style:style style:name="T40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403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/>
    </style:style>
    <style:style style:name="T40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P403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4033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034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4035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403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03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03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03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P404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04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04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0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4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0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4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0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4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05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0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5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0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5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05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0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5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0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6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0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6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0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6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6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0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06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06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07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07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0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7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0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7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0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7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0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7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08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0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8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0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8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8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0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8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0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9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0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9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0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9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0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9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0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099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41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10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1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0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1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0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0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10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1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1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1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1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11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11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11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1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1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1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2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1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2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12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1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2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1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2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13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1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3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1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3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1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3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3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1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4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1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4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1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4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1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4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4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41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15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151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15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15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15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1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5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1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5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1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6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1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6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6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1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6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6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1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7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41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17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1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7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1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7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1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7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8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1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82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41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8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18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18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188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18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1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9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1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9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1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9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1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19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1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19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2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0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2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0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2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0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07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42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20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21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21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21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2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1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2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16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21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2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1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2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2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2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2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2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22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2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2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2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3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2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3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23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23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2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3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2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4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24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24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24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24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2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4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2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24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2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51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2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5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5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2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5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2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5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2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26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2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6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26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2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6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6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2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7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2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7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27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27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2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7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2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7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28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2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8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8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2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8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8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9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2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9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42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9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2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9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2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29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0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3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0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43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0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3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0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0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1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3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1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43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1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3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1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1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2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3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2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43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2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3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2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2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3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3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33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43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3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3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3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43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3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3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4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4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4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3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47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/>
    </style:style>
    <style:style style:name="T43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34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3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5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3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5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5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3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35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35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35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36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3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6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3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36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365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3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6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3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6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3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7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7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37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3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7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7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8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38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3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8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3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8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8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39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3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9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3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9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3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39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3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39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39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40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4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0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4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0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4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0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4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0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40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4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1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4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1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4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1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4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17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4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1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4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2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4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42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4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2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4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2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4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2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4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43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4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3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4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3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/>
    </style:style>
    <style:style style:name="T44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3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/>
    </style:style>
    <style:style style:name="T44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43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44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fo:hyphenate="true"/>
    </style:style>
    <style:style style:name="P444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442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4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4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4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4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4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44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4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50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/>
    </style:style>
    <style:style style:name="T44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5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4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45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4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5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4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5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4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6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44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6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4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6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4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6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4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6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44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7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4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7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4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7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4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7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4477" style:parent-style-name="Основнойшрифтабзаца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fo:language="en" fo:country="US"/>
    </style:style>
    <style:style style:name="T447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44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48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4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8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4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8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4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48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4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8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4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9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4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9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44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9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4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9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4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49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4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0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4501" style:parent-style-name="Основнойшрифтабзаца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fo:language="en" fo:country="US"/>
    </style:style>
    <style:style style:name="T450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45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50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5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0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5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0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5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1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5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1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5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1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4515" style:parent-style-name="Основнойшрифтабзаца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fo:language="en" fo:country="US"/>
    </style:style>
    <style:style style:name="T451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/>
    </style:style>
    <style:style style:name="T45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51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5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2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/>
    </style:style>
    <style:style style:name="T45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2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/>
    </style:style>
    <style:style style:name="T45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T452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/>
    </style:style>
    <style:style style:name="T45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/>
    </style:style>
    <style:style style:name="P452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hyphenate="true"/>
    </style:style>
    <style:style style:name="P4527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528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529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530" style:parent-style-name="Textbody" style:family="paragraph">
      <style:paragraph-properties fo:text-align="justify"/>
    </style:style>
    <style:style style:name="T45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5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5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5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5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5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5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45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5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540" style:parent-style-name="Textbody" style:family="paragraph">
      <style:paragraph-properties fo:text-align="justify"/>
    </style:style>
  </office:automatic-styles>
  <office:body>
    <office:text text:use-soft-page-breaks="true">
      <text:p text:style-name="P1">Московский авиационный институт (национальный исследовательский университет)</text:p>
      <text:p text:style-name="P5"/>
      <text:p text:style-name="P6">Институт информационных технологий и прикладной математики</text:p>
      <text:p text:style-name="P7">«Кафедра вычислительной математики и программирования»</text:p>
      <text:p text:style-name="P8"/>
      <text:p text:style-name="P9"/>
      <text:p text:style-name="P10"/>
      <text:p text:style-name="P11"/>
      <text:p text:style-name="P12"/>
      <text:p text:style-name="P13"/>
      <text:p text:style-name="P14">Курсовая<text:s/>работа по предмету</text:p>
      <text:p text:style-name="P15"><text:span text:style-name="T16">"Операционные системы"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><text:span text:style-name="T24">Студент: Лебедько П. В.</text:span></text:p>
      <text:p text:style-name="P25">Преподаватель: Миронов Е.С.</text:p>
      <text:p text:style-name="P26">Группа: М8О-207Б-22</text:p>
      <text:p text:style-name="P27"><text:span text:style-name="T28">Дата:<text:s/></text:span><text:span text:style-name="T29">22.12</text:span><text:span text:style-name="T30">.2023</text:span></text:p>
      <text:p text:style-name="P31">Оценка:</text:p>
      <text:p text:style-name="P32">Подпись:</text:p>
      <text:p text:style-name="P33"/>
      <text:soft-page-break/>
      <text:p text:style-name="P34">Оглавление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5"><text:a xlink:href="#__RefHeading__738_2004454639" office:target-frame-name="_top" xlink:show="replace">Цель работы<text:tab/>3</text:a></text:p>
          <text:p text:style-name="P36"><text:a xlink:href="#__RefHeading__740_2004454639" office:target-frame-name="_top" xlink:show="replace">Постановка задачи<text:tab/>3</text:a></text:p>
          <text:p text:style-name="P37"><text:a xlink:href="#__RefHeading__742_2004454639" office:target-frame-name="_top" xlink:show="replace">Общие сведения о программе<text:tab/>4</text:a></text:p>
          <text:p text:style-name="P38"><text:a xlink:href="#__RefHeading__744_2004454639" office:target-frame-name="_top" xlink:show="replace">Общий алгоритм решения<text:tab/>5</text:a></text:p>
          <text:p text:style-name="P39"><text:a xlink:href="#__RefHeading__746_2004454639" office:target-frame-name="_top" xlink:show="replace">Реализация<text:tab/>5</text:a></text:p>
          <text:p text:style-name="P40"><text:a xlink:href="#__RefHeading__748_2004454639" office:target-frame-name="_top" xlink:show="replace">Пример работы<text:tab/>7</text:a></text:p>
          <text:p text:style-name="P41"><text:a xlink:href="#__RefHeading__750_2004454639" office:target-frame-name="_top" xlink:show="replace">Вывод<text:tab/>7</text:a></text:p>
        </text:index-body>
      </text:table-of-content>
      <text:p text:style-name="Contents1"/>
      <text:h text:style-name="P42" text:outline-level="1"><text:bookmark-start text:name="Bookmark"/><text:bookmark-start text:name="__RefHeading__738_2004454639"/><text:bookmark-end text:name="Bookmark"/><text:soft-page-break/>Цель работы<text:bookmark-end text:name="__RefHeading__738_2004454639"/></text:h>
      <text:list text:style-name="WWNum1">
        <text:list-item>
          <text:p text:style-name="P43">Приобретение практических навыков в использовании знаний, полученных в течении<text:s/>курса</text:p>
        </text:list-item>
        <text:list-item>
          <text:p text:style-name="P44">Проведение исследования в выбранной предметной области</text:p>
        </text:list-item>
      </text:list>
      <text:h text:style-name="P45" text:outline-level="1"><text:bookmark-start text:name="Bookmark1"/><text:bookmark-start text:name="__RefHeading__740_2004454639"/><text:bookmark-end text:name="Bookmark1"/>Постановка задачи<text:bookmark-end text:name="__RefHeading__740_2004454639"/></text:h>
      <text:p text:style-name="P46">Необходимо спроектировать и реализовать программный прототип в соответствии с выбранным<text:s/>вариантом. Произвести анализ и сделать вывод на основании данных, полученных при работе<text:s/>программного прототипа.</text:p>
      <text:p text:style-name="P47">Клиент-серверная система для передачи мгновенных сообщений. Базовый функционал должен<text:s/>быть следующим:<text:line-break/>• Клиент может присоединиться к серверу, введя логин<text:line-break/>• Клиент может отправить сообщение другому клиенту по его логину<text:line-break/>• Клиент в реальном времени принимает сообщения от других клиентов</text:p>
      <text:p text:style-name="P48"><text:span text:style-name="T49">Вариант<text:s/></text:span><text:span text:style-name="T50">24</text:span><text:span text:style-name="T51">.</text:span></text:p>
      <text:p text:style-name="P52">Необходимо предусмотреть возможность создания «групповых чатов». Связь между<text:line-break/>сервером и клиентом должна быть реализована при помощи memory map.</text:p>
      <text:p text:style-name="P53"/>
      <text:h text:style-name="P54" text:outline-level="1"><text:bookmark-start text:name="Bookmark2"/><text:bookmark-start text:name="__RefHeading__742_2004454639"/><text:bookmark-end text:name="Bookmark2"/>Общие сведения о программе<text:bookmark-end text:name="__RefHeading__742_2004454639"/></text:h>
      <text:p text:style-name="P55"><text:span text:style-name="T56">Программа представлена двумя файлами<text:s/></text:span><text:span text:style-name="T57">–</text:span><text:span text:style-name="T58"><text:s/></text:span><text:span text:style-name="T59">server</text:span><text:span text:style-name="T60">.</text:span><text:span text:style-name="T61">c</text:span><text:span text:style-name="T62">pp</text:span><text:span text:style-name="T63">,</text:span><text:span text:style-name="T64"><text:s/></text:span><text:span text:style-name="T65">client</text:span><text:span text:style-name="T66">.</text:span><text:span text:style-name="T67">c</text:span><text:span text:style-name="T68">pp</text:span><text:span text:style-name="T69"><text:s/></text:span><text:span text:style-name="T70">и<text:s/></text:span><text:span text:style-name="T71">lib</text:span><text:span text:style-name="T72">.</text:span><text:span text:style-name="T73">cpp</text:span><text:span text:style-name="T74">,<text:s/></text:span><text:span text:style-name="T75">в которой описаны некоторые функции и классы, необходимые для работы и сервера и клиента</text:span><text:span text:style-name="T76">.</text:span></text:p>
      <text:h text:style-name="P77" text:outline-level="1"><text:bookmark-start text:name="Bookmark3"/><text:bookmark-start text:name="__RefHeading__744_2004454639"/><text:bookmark-end text:name="Bookmark3"/>Общий алгоритм решения<text:bookmark-end text:name="__RefHeading__744_2004454639"/></text:h>
      <text:p text:style-name="P78"><text:span text:style-name="T79">На стороне сервера будем ждать, пока запустится какой-нибудь из клиентов. Затем читаем его логин, отправляем ему данные для общения (</text:span><text:span text:style-name="T80">mmap</text:span><text:span text:style-name="T81"><text:s/></text:span><text:span text:style-name="T82">и семафор) и создаем поток для этого клиента, в котором будем ждать от него сообщений и обрабатывать их. На стороне клиента просто вводим логин, отправляем его серверу, читаем данные для общения и запускаем два потока для отправки сообщений (взаимодействие с пользователем через консоль) и получения сообщений.</text:span></text:p>
      <text:h text:style-name="P83" text:outline-level="1"><text:bookmark-start text:name="Bookmark4"/><text:bookmark-start text:name="__RefHeading__746_2004454639"/><text:bookmark-end text:name="Bookmark4"/>Реализация<text:bookmark-end text:name="__RefHeading__746_2004454639"/></text:h>
      <text:p text:style-name="P84">server.cpp</text:p>
      <text:p text:style-name="P85">-----------------------------------------------------------</text:p>
      <text:soft-page-break/>
      <text:p text:style-name="P86"><text:span text:style-name="T87">#include</text:span><text:span text:style-name="T88"><text:s/></text:span><text:span text:style-name="T89">"server.hpp"</text:span></text:p>
      <text:p text:style-name="P90"/>
      <text:p text:style-name="P91"><text:span text:style-name="T92">map</text:span><text:span text:style-name="T93">&lt;</text:span><text:span text:style-name="T94">string</text:span><text:span text:style-name="T95">,<text:s/></text:span><text:span text:style-name="T96">Client</text:span><text:span text:style-name="T97">&gt;</text:span><text:span text:style-name="T98"><text:s/></text:span><text:span text:style-name="T99">clients</text:span><text:span text:style-name="T100">;</text:span></text:p>
      <text:p text:style-name="P101"><text:span text:style-name="T102">map</text:span><text:span text:style-name="T103">&lt;</text:span><text:span text:style-name="T104">string</text:span><text:span text:style-name="T105">,<text:s/></text:span><text:span text:style-name="T106">vector</text:span><text:span text:style-name="T107">&lt;</text:span><text:span text:style-name="T108">string</text:span><text:span text:style-name="T109">&gt;&gt;</text:span><text:span text:style-name="T110"><text:s/></text:span><text:span text:style-name="T111">groups</text:span><text:span text:style-name="T112">;</text:span></text:p>
      <text:p text:style-name="P113"/>
      <text:p text:style-name="P114"><text:span text:style-name="T115">void</text:span><text:span text:style-name="T116"><text:s/></text:span><text:span text:style-name="T117">send_message</text:span><text:span text:style-name="T118">(</text:span><text:span text:style-name="T119">string</text:span><text:span text:style-name="T120"><text:s/></text:span><text:span text:style-name="T121">login_sender</text:span><text:span text:style-name="T122">,<text:s/></text:span><text:span text:style-name="T123">string</text:span><text:span text:style-name="T124"><text:s/></text:span><text:span text:style-name="T125">login_receiver</text:span><text:span text:style-name="T126">,<text:s/></text:span><text:span text:style-name="T127">char*</text:span><text:span text:style-name="T128"><text:s/></text:span><text:span text:style-name="T129">message</text:span><text:span text:style-name="T130">,<text:s/></text:span><text:span text:style-name="T131">bool</text:span><text:span text:style-name="T132"><text:s/></text:span><text:span text:style-name="T133">inGroup</text:span><text:span text:style-name="T134"><text:s/></text:span><text:span text:style-name="T135">=</text:span><text:span text:style-name="T136"><text:s/></text:span><text:span text:style-name="T137">false</text:span><text:span text:style-name="T138">,<text:s/></text:span><text:span text:style-name="T139">string</text:span><text:span text:style-name="T140"><text:s/></text:span><text:span text:style-name="T141">group_name</text:span><text:span text:style-name="T142"><text:s/></text:span><text:span text:style-name="T143">=</text:span><text:span text:style-name="T144"><text:s/></text:span><text:span text:style-name="T145">""</text:span><text:span text:style-name="T146">) {</text:span></text:p>
      <text:p text:style-name="P147"><text:span text:style-name="T148">   <text:s/></text:span><text:span text:style-name="T149">cout</text:span><text:span text:style-name="T150"><text:s/></text:span><text:span text:style-name="T151">&lt;&lt;</text:span><text:span text:style-name="T152"><text:s/></text:span><text:span text:style-name="T153">"Вызвана функция отправки сообщения"</text:span><text:span text:style-name="T154"><text:s/></text:span><text:span text:style-name="T155">&lt;&lt;</text:span><text:span text:style-name="T156"><text:s/></text:span><text:span text:style-name="T157">endl</text:span><text:span text:style-name="T158">;</text:span></text:p>
      <text:p text:style-name="P159"/>
      <text:p text:style-name="P160"><text:span text:style-name="T161">   <text:s/></text:span><text:span text:style-name="T162">cout</text:span><text:span text:style-name="T163"><text:s/></text:span><text:span text:style-name="T164">&lt;&lt;</text:span><text:span text:style-name="T165"><text:s/></text:span><text:span text:style-name="T166">"Формирую сообщение..."</text:span><text:span text:style-name="T167"><text:s/></text:span><text:span text:style-name="T168">&lt;&lt;</text:span><text:span text:style-name="T169"><text:s/></text:span><text:span text:style-name="T170">endl</text:span><text:span text:style-name="T171">;</text:span></text:p>
      <text:p text:style-name="P172"><text:span text:style-name="T173">   <text:s/></text:span><text:span text:style-name="T174">Message</text:span><text:span text:style-name="T175"><text:s/></text:span><text:span text:style-name="T176">msg</text:span><text:span text:style-name="T177">;</text:span></text:p>
      <text:p text:style-name="P178"><text:span text:style-name="T179">   <text:s/></text:span><text:span text:style-name="T180">if</text:span><text:span text:style-name="T181"><text:s/>(</text:span><text:span text:style-name="T182">inGroup</text:span><text:span text:style-name="T183">)</text:span></text:p>
      <text:p text:style-name="P184"><text:span text:style-name="T185">       <text:s/></text:span><text:span text:style-name="T186">msg</text:span><text:span text:style-name="T187"><text:s/></text:span><text:span text:style-name="T188">=</text:span><text:span text:style-name="T189"><text:s/></text:span><text:span text:style-name="T190">Message</text:span><text:span text:style-name="T191">(</text:span><text:span text:style-name="T192">login_sender</text:span><text:span text:style-name="T193">,<text:s/></text:span><text:span text:style-name="T194">message</text:span><text:span text:style-name="T195">,<text:s/></text:span><text:span text:style-name="T196">group_name</text:span><text:span text:style-name="T197">);</text:span></text:p>
      <text:p text:style-name="P198"><text:span text:style-name="T199">   <text:s/></text:span><text:span text:style-name="T200">else</text:span></text:p>
      <text:p text:style-name="P201"><text:span text:style-name="T202">       <text:s/></text:span><text:span text:style-name="T203">msg</text:span><text:span text:style-name="T204"><text:s/></text:span><text:span text:style-name="T205">=</text:span><text:span text:style-name="T206"><text:s/></text:span><text:span text:style-name="T207">Message</text:span><text:span text:style-name="T208">(</text:span><text:span text:style-name="T209">login_sender</text:span><text:span text:style-name="T210">,<text:s/></text:span><text:span text:style-name="T211">message</text:span><text:span text:style-name="T212">);</text:span></text:p>
      <text:p text:style-name="P213"><text:span text:style-name="T214">   <text:s/></text:span><text:span text:style-name="T215">cout</text:span><text:span text:style-name="T216"><text:s/></text:span><text:span text:style-name="T217">&lt;&lt;</text:span><text:span text:style-name="T218"><text:s/></text:span><text:span text:style-name="T219">"</text:span><text:span text:style-name="T220">Вот</text:span><text:span text:style-name="T221"><text:s/></text:span><text:span text:style-name="T222">такое</text:span><text:span text:style-name="T223">:</text:span><text:span text:style-name="T224">\n</text:span><text:span text:style-name="T225">"</text:span><text:span text:style-name="T226"><text:s/></text:span><text:span text:style-name="T227">&lt;&lt;</text:span><text:span text:style-name="T228"><text:s/></text:span><text:span text:style-name="T229">msg</text:span><text:span text:style-name="T230">.</text:span><text:span text:style-name="T231">to_string</text:span><text:span text:style-name="T232">()<text:s/></text:span><text:span text:style-name="T233">&lt;&lt;</text:span><text:span text:style-name="T234"><text:s/></text:span><text:span text:style-name="T235">endl</text:span><text:span text:style-name="T236">;</text:span></text:p>
      <text:p text:style-name="P237"/>
      <text:p text:style-name="P238"><text:span text:style-name="T239">   <text:s/></text:span><text:span text:style-name="T240">cout</text:span><text:span text:style-name="T241"><text:s/></text:span><text:span text:style-name="T242">&lt;&lt;</text:span><text:span text:style-name="T243"><text:s/></text:span><text:span text:style-name="T244">"Записываю сообщение в общую память нужного клиента"</text:span><text:span text:style-name="T245"><text:s/></text:span><text:span text:style-name="T246">&lt;&lt;</text:span><text:span text:style-name="T247"><text:s/></text:span><text:span text:style-name="T248">endl</text:span><text:span text:style-name="T249">;</text:span></text:p>
      <text:p text:style-name="P250"><text:span text:style-name="T251">   <text:s/></text:span><text:span text:style-name="T252">strcpy</text:span><text:span text:style-name="T253">(</text:span><text:span text:style-name="T254">clients</text:span><text:span text:style-name="T255">[</text:span><text:span text:style-name="T256">login_receiver</text:span><text:span text:style-name="T257">]</text:span><text:span text:style-name="T258">.</text:span><text:span text:style-name="T259">mmapped_file_pointer</text:span><text:span text:style-name="T260">,<text:s/></text:span><text:span text:style-name="T261">msg</text:span><text:span text:style-name="T262">.</text:span><text:span text:style-name="T263">to_string</text:span><text:span text:style-name="T264">().</text:span><text:span text:style-name="T265">c_str</text:span><text:span text:style-name="T266">());</text:span></text:p>
      <text:p text:style-name="P267"/>
      <text:p text:style-name="P268"><text:span text:style-name="T269">   <text:s/></text:span><text:span text:style-name="T270">cout</text:span><text:span text:style-name="T271"><text:s/></text:span><text:span text:style-name="T272">&lt;&lt;</text:span><text:span text:style-name="T273"><text:s/></text:span><text:span text:style-name="T274">"Толкаю клиентский семафор"</text:span><text:span text:style-name="T275"><text:s/></text:span><text:span text:style-name="T276">&lt;&lt;</text:span><text:span text:style-name="T277"><text:s/></text:span><text:span text:style-name="T278">endl</text:span><text:span text:style-name="T279">;</text:span></text:p>
      <text:p text:style-name="P280"><text:span text:style-name="T281">   <text:s/></text:span><text:span text:style-name="T282">sem_post</text:span><text:span text:style-name="T283">(</text:span><text:span text:style-name="T284">clients</text:span><text:span text:style-name="T285">[</text:span><text:span text:style-name="T286">login_receiver</text:span><text:span text:style-name="T287">]</text:span><text:span text:style-name="T288">.</text:span><text:span text:style-name="T289">semaphore_client</text:span><text:span text:style-name="T290">,<text:s/></text:span><text:span text:style-name="T291">1000ms</text:span><text:span text:style-name="T292">);</text:span></text:p>
      <text:p text:style-name="P293"/>
      <text:p text:style-name="P294"><text:span text:style-name="T295">   <text:s/></text:span><text:span text:style-name="T296">cout</text:span><text:span text:style-name="T297"><text:s/></text:span><text:span text:style-name="T298">&lt;&lt;</text:span><text:span text:style-name="T299"><text:s/></text:span><text:span text:style-name="T300">"</text:span><text:span text:style-name="T301">Завершаюсь</text:span><text:span text:style-name="T302">"</text:span><text:span text:style-name="T303"><text:s/></text:span><text:span text:style-name="T304">&lt;&lt;</text:span><text:span text:style-name="T305"><text:s/></text:span><text:span text:style-name="T306">endl</text:span><text:span text:style-name="T307">;</text:span></text:p>
      <text:p text:style-name="P308">}</text:p>
      <text:p text:style-name="P309"/>
      <text:p text:style-name="P310"><text:span text:style-name="T311">void</text:span><text:span text:style-name="T312"><text:s/></text:span><text:span text:style-name="T313">send_message_group</text:span><text:span text:style-name="T314">(</text:span><text:span text:style-name="T315">string</text:span><text:span text:style-name="T316"><text:s/></text:span><text:span text:style-name="T317">login_sender</text:span><text:span text:style-name="T318">,<text:s/></text:span><text:span text:style-name="T319">string</text:span><text:span text:style-name="T320"><text:s/></text:span><text:span text:style-name="T321">group_name</text:span><text:span text:style-name="T322">,<text:s/></text:span><text:span text:style-name="T323">char*</text:span><text:span text:style-name="T324"><text:s/></text:span><text:span text:style-name="T325">message</text:span><text:span text:style-name="T326">) {</text:span></text:p>
      <text:p text:style-name="P327"><text:span text:style-name="T328">   <text:s/></text:span><text:span text:style-name="T329">cout</text:span><text:span text:style-name="T330"><text:s/></text:span><text:span text:style-name="T331">&lt;&lt;</text:span><text:span text:style-name="T332"><text:s/></text:span><text:span text:style-name="T333">"Вызвана функция отправки сообщения группе"</text:span><text:span text:style-name="T334"><text:s/></text:span><text:span text:style-name="T335">&lt;&lt;</text:span><text:span text:style-name="T336"><text:s/></text:span><text:span text:style-name="T337">endl</text:span><text:span text:style-name="T338">;</text:span></text:p>
      <text:p text:style-name="P339"/>
      <text:p text:style-name="P340"><text:span text:style-name="T341">   <text:s/></text:span><text:span text:style-name="T342">for</text:span><text:span text:style-name="T343"><text:s/>(</text:span><text:span text:style-name="T344">string</text:span><text:span text:style-name="T345"><text:s/></text:span><text:span text:style-name="T346">login_receiver</text:span><text:span text:style-name="T347"><text:s/>:<text:s/></text:span><text:span text:style-name="T348">groups</text:span><text:span text:style-name="T349">[</text:span><text:span text:style-name="T350">group_name</text:span><text:span text:style-name="T351">]</text:span><text:span text:style-name="T352">) {</text:span></text:p>
      <text:p text:style-name="P353"><text:span text:style-name="T354">       <text:s/></text:span><text:span text:style-name="T355">if</text:span><text:span text:style-name="T356"><text:s/>(</text:span><text:span text:style-name="T357">login_sender</text:span><text:span text:style-name="T358"><text:s/></text:span><text:span text:style-name="T359">==</text:span><text:span text:style-name="T360"><text:s/></text:span><text:span text:style-name="T361">login_receiver</text:span><text:span text:style-name="T362">) {</text:span></text:p>
      <text:p text:style-name="P363"><text:span text:style-name="T364">           <text:s/></text:span><text:span text:style-name="T365">cout</text:span><text:span text:style-name="T366"><text:s/></text:span><text:span text:style-name="T367">&lt;&lt;</text:span><text:span text:style-name="T368"><text:s/></text:span><text:span text:style-name="T369">"Сам себе не отправляю"</text:span><text:span text:style-name="T370"><text:s/></text:span><text:span text:style-name="T371">&lt;&lt;</text:span><text:span text:style-name="T372"><text:s/></text:span><text:span text:style-name="T373">endl</text:span><text:span text:style-name="T374">;</text:span></text:p>
      <text:p text:style-name="P375"><text:span text:style-name="T376">           <text:s/></text:span><text:span text:style-name="T377">continue</text:span><text:span text:style-name="T378">;</text:span></text:p>
      <text:p text:style-name="P379">        }</text:p>
      <text:p text:style-name="P380"/>
      <text:p text:style-name="P381"><text:span text:style-name="T382">       <text:s/></text:span><text:span text:style-name="T383">cout</text:span><text:span text:style-name="T384"><text:s/></text:span><text:span text:style-name="T385">&lt;&lt;</text:span><text:span text:style-name="T386"><text:s/></text:span><text:span text:style-name="T387">"</text:span><text:span text:style-name="T388">Отправляю</text:span><text:span text:style-name="T389"><text:s/></text:span><text:span text:style-name="T390">пользователю</text:span><text:span text:style-name="T391"><text:s/>"</text:span><text:span text:style-name="T392"><text:s/></text:span><text:span text:style-name="T393">&lt;&lt;</text:span><text:span text:style-name="T394"><text:s/></text:span><text:span text:style-name="T395">login_receiver</text:span><text:span text:style-name="T396"><text:s/></text:span><text:span text:style-name="T397">&lt;&lt;</text:span><text:span text:style-name="T398"><text:s/></text:span><text:span text:style-name="T399">endl</text:span><text:span text:style-name="T400">;</text:span></text:p>
      <text:p text:style-name="P401"><text:span text:style-name="T402">       <text:s/></text:span><text:span text:style-name="T403">send_message</text:span><text:span text:style-name="T404">(</text:span><text:span text:style-name="T405">login_sender</text:span><text:span text:style-name="T406">,<text:s/></text:span><text:span text:style-name="T407">login_receiver</text:span><text:span text:style-name="T408">,<text:s/></text:span><text:span text:style-name="T409">message</text:span><text:span text:style-name="T410">,<text:s/></text:span><text:span text:style-name="T411">true</text:span><text:span text:style-name="T412">,<text:s/></text:span><text:span text:style-name="T413">group_name</text:span><text:span text:style-name="T414">);</text:span></text:p>
      <text:p text:style-name="P415">    }</text:p>
      <text:p text:style-name="P416">}</text:p>
      <text:p text:style-name="P417"/>
      <text:p text:style-name="P418"><text:span text:style-name="T419">void</text:span><text:span text:style-name="T420"><text:s/></text:span><text:span text:style-name="T421">user_thread</text:span><text:span text:style-name="T422">(</text:span><text:span text:style-name="T423">string</text:span><text:span text:style-name="T424"><text:s/></text:span><text:span text:style-name="T425">data</text:span><text:span text:style-name="T426">) {</text:span></text:p>
      <text:p text:style-name="P427"><text:span text:style-name="T428">   <text:s/></text:span><text:span text:style-name="T429">stringstream</text:span><text:span text:style-name="T430"><text:s/></text:span><text:span text:style-name="T431">ss</text:span><text:span text:style-name="T432">(</text:span><text:span text:style-name="T433">data</text:span><text:span text:style-name="T434">);</text:span></text:p>
      <text:p text:style-name="P435"/>
      <text:p text:style-name="P436"><text:span text:style-name="T437">   <text:s/></text:span><text:span text:style-name="T438">char</text:span><text:span text:style-name="T439"><text:s/></text:span><text:span text:style-name="T440">mmapped_file_nameSend</text:span><text:span text:style-name="T441">[</text:span><text:span text:style-name="T442">MAX_LENGTH_</text:span><text:span text:style-name="T443">];</text:span></text:p>
      <text:p text:style-name="P444"><text:span text:style-name="T445">   <text:s/></text:span><text:span text:style-name="T446">char</text:span><text:span text:style-name="T447"><text:s/></text:span><text:span text:style-name="T448">mmapped_file_nameRecv</text:span><text:span text:style-name="T449">[</text:span><text:span text:style-name="T450">MAX_LENGTH_</text:span><text:span text:style-name="T451">];</text:span></text:p>
      <text:p text:style-name="P452"/>
      <text:p text:style-name="P453"><text:span text:style-name="T454">   <text:s/></text:span><text:span text:style-name="T455">char</text:span><text:span text:style-name="T456"><text:s/></text:span><text:span text:style-name="T457">semaphore_server_nameSend</text:span><text:span text:style-name="T458">[</text:span><text:span text:style-name="T459">MAX_LENGTH_</text:span><text:span text:style-name="T460">];</text:span></text:p>
      <text:p text:style-name="P461"><text:span text:style-name="T462">   <text:s/></text:span><text:span text:style-name="T463">char</text:span><text:span text:style-name="T464"><text:s/></text:span><text:span text:style-name="T465">semaphore_server_nameRecv</text:span><text:span text:style-name="T466">[</text:span><text:span text:style-name="T467">MAX_LENGTH_</text:span><text:span text:style-name="T468">];</text:span></text:p>
      <text:p text:style-name="P469"><text:span text:style-name="T470">   <text:s/></text:span><text:span text:style-name="T471">char</text:span><text:span text:style-name="T472"><text:s/></text:span><text:span text:style-name="T473">semaphore_client_nameSend</text:span><text:span text:style-name="T474">[</text:span><text:span text:style-name="T475">MAX_LENGTH_</text:span><text:span text:style-name="T476">];</text:span></text:p>
      <text:p text:style-name="P477"><text:span text:style-name="T478">   <text:s/></text:span><text:span text:style-name="T479">char</text:span><text:span text:style-name="T480"><text:s/></text:span><text:span text:style-name="T481">semaphore_client_nameRecv</text:span><text:span text:style-name="T482">[</text:span><text:span text:style-name="T483">MAX_LENGTH_</text:span><text:span text:style-name="T484">];</text:span></text:p>
      <text:p text:style-name="P485"/>
      <text:p text:style-name="P486"><text:span text:style-name="T487">   <text:s/></text:span><text:span text:style-name="T488">string</text:span><text:span text:style-name="T489"><text:s/></text:span><text:span text:style-name="T490">login</text:span><text:span text:style-name="T491">;</text:span></text:p>
      <text:p text:style-name="P492"/>
      <text:p text:style-name="P493"><text:span text:style-name="T494">   <text:s/></text:span><text:span text:style-name="T495">ss</text:span><text:span text:style-name="T496"><text:s/></text:span><text:span text:style-name="T497">&gt;&gt;</text:span><text:span text:style-name="T498"><text:s/></text:span><text:span text:style-name="T499">mmapped_file_nameSend</text:span><text:span text:style-name="T500"><text:s/></text:span><text:span text:style-name="T501">&gt;&gt;</text:span><text:span text:style-name="T502"><text:s/></text:span><text:span text:style-name="T503">mmapped_file_nameRecv</text:span><text:span text:style-name="T504"><text:s/></text:span><text:span text:style-name="T505">&gt;&gt;</text:span><text:span text:style-name="T506"><text:s/></text:span><text:span text:style-name="T507">semaphore_server_nameSend</text:span><text:span text:style-name="T508"><text:s/></text:span><text:span text:style-name="T509">&gt;&gt;</text:span><text:span text:style-name="T510"><text:s/></text:span><text:span text:style-name="T511">semaphore_server_nameRecv</text:span><text:span text:style-name="T512"><text:s/></text:span><text:span text:style-name="T513">&gt;&gt;</text:span><text:span text:style-name="T514"><text:s/></text:span><text:span text:style-name="T515">semaphore_client_nameSend</text:span><text:span text:style-name="T516"><text:s/></text:span><text:span text:style-name="T517">&gt;&gt;</text:span><text:span text:style-name="T518"><text:s/></text:span><text:span text:style-name="T519">semaphore_client_nameRecv</text:span><text:span text:style-name="T520"><text:s/></text:span><text:span text:style-name="T521">&gt;&gt;</text:span><text:span text:style-name="T522"><text:s/></text:span><text:span text:style-name="T523">login</text:span><text:span text:style-name="T524">;</text:span></text:p>
      <text:p text:style-name="P525"/>
      <text:p text:style-name="P526"><text:span text:style-name="T527">   <text:s/></text:span><text:span text:style-name="T528">int</text:span><text:span text:style-name="T529"><text:s/></text:span><text:span text:style-name="T530">mmapped_file_descriptorSend</text:span><text:span text:style-name="T531"><text:s/></text:span><text:span text:style-name="T532">=</text:span><text:span text:style-name="T533"><text:s/></text:span><text:span text:style-name="T534">open_mmapped_file</text:span><text:span text:style-name="T535">(</text:span><text:span text:style-name="T536">mmapped_file_nameSend</text:span><text:span text:style-name="T537">);</text:span></text:p>
      <text:p text:style-name="P538"><text:span text:style-name="T539">   <text:s/></text:span><text:span text:style-name="T540">char</text:span><text:span text:style-name="T541">*</text:span><text:span text:style-name="T542"><text:s/></text:span><text:span text:style-name="T543">mmapped_file_pointerSend</text:span><text:span text:style-name="T544"><text:s/></text:span><text:span text:style-name="T545">=</text:span><text:span text:style-name="T546"><text:s/></text:span><text:span text:style-name="T547">open_mmap</text:span><text:span text:style-name="T548">(</text:span><text:span text:style-name="T549">mmapped_file_descriptorSend</text:span><text:span text:style-name="T550">);</text:span></text:p>
      <text:p text:style-name="P551"><text:span text:style-name="T552">   <text:s/></text:span><text:span text:style-name="T553">int</text:span><text:span text:style-name="T554"><text:s/></text:span><text:span text:style-name="T555">mmapped_file_descriptorRecv</text:span><text:span text:style-name="T556"><text:s/></text:span><text:span text:style-name="T557">=</text:span><text:span text:style-name="T558"><text:s/></text:span><text:span text:style-name="T559">open_mmapped_file</text:span><text:span text:style-name="T560">(</text:span><text:span text:style-name="T561">mmapped_file_nameRecv</text:span><text:span text:style-name="T562">);</text:span></text:p>
      <text:p text:style-name="P563"><text:span text:style-name="T564">   <text:s/></text:span><text:span text:style-name="T565">char</text:span><text:span text:style-name="T566">*</text:span><text:span text:style-name="T567"><text:s/></text:span><text:span text:style-name="T568">mmapped_file_pointerRecv</text:span><text:span text:style-name="T569"><text:s/></text:span><text:span text:style-name="T570">=</text:span><text:span text:style-name="T571"><text:s/></text:span><text:span text:style-name="T572">open_mmap</text:span><text:span text:style-name="T573">(</text:span><text:span text:style-name="T574">mmapped_file_descriptorRecv</text:span><text:span text:style-name="T575">);</text:span></text:p>
      <text:p text:style-name="P576"/>
      <text:p text:style-name="P577"><text:span text:style-name="T578">   <text:s/></text:span><text:span text:style-name="T579">sem_t</text:span><text:span text:style-name="T580">*</text:span><text:span text:style-name="T581"><text:s/></text:span><text:span text:style-name="T582">semaphore_serverSend</text:span><text:span text:style-name="T583"><text:s/></text:span><text:span text:style-name="T584">=</text:span><text:span text:style-name="T585"><text:s/></text:span><text:span text:style-name="T586">create_semaphore</text:span><text:span text:style-name="T587">(</text:span><text:span text:style-name="T588">semaphore_server_nameSend</text:span><text:span text:style-name="T589">,<text:s/></text:span><text:span text:style-name="T590">0</text:span><text:span text:style-name="T591">);</text:span></text:p>
      <text:p text:style-name="P592"><text:span text:style-name="T593">   <text:s/></text:span><text:span text:style-name="T594">sem_t</text:span><text:span text:style-name="T595">*</text:span><text:span text:style-name="T596"><text:s/></text:span><text:span text:style-name="T597">semaphore_serverRecv</text:span><text:span text:style-name="T598"><text:s/></text:span><text:span text:style-name="T599">=</text:span><text:span text:style-name="T600"><text:s/></text:span><text:span text:style-name="T601">create_semaphore</text:span><text:span text:style-name="T602">(</text:span><text:span text:style-name="T603">semaphore_server_nameRecv</text:span><text:span text:style-name="T604">,<text:s/></text:span><text:span text:style-name="T605">0</text:span><text:span text:style-name="T606">);</text:span></text:p>
      <text:p text:style-name="P607"><text:span text:style-name="T608">   <text:s/></text:span><text:span text:style-name="T609">sem_t</text:span><text:span text:style-name="T610">*</text:span><text:span text:style-name="T611"><text:s/></text:span><text:span text:style-name="T612">semaphore_clientSend</text:span><text:span text:style-name="T613"><text:s/></text:span><text:span text:style-name="T614">=</text:span><text:span text:style-name="T615"><text:s/></text:span><text:span text:style-name="T616">create_semaphore</text:span><text:span text:style-name="T617">(</text:span><text:span text:style-name="T618">semaphore_client_nameSend</text:span><text:span text:style-name="T619">,<text:s/></text:span><text:span text:style-name="T620">0</text:span><text:span text:style-name="T621">);</text:span></text:p>
      <text:p text:style-name="P622"><text:span text:style-name="T623">   <text:s/></text:span><text:span text:style-name="T624">sem_t</text:span><text:span text:style-name="T625">*</text:span><text:span text:style-name="T626"><text:s/></text:span><text:span text:style-name="T627">semaphore_clientRecv</text:span><text:span text:style-name="T628"><text:s/></text:span><text:span text:style-name="T629">=</text:span><text:span text:style-name="T630"><text:s/></text:span><text:span text:style-name="T631">create_semaphore</text:span><text:span text:style-name="T632">(</text:span><text:span text:style-name="T633">semaphore_client_nameRecv</text:span><text:span text:style-name="T634">,<text:s/></text:span><text:span text:style-name="T635">0</text:span><text:span text:style-name="T636">);</text:span></text:p>
      <text:p text:style-name="P637"/>
      <text:p text:style-name="P638"><text:span text:style-name="T639">   <text:s/></text:span><text:span text:style-name="T640">cout</text:span><text:span text:style-name="T641"><text:s/></text:span><text:span text:style-name="T642">&lt;&lt;</text:span><text:span text:style-name="T643"><text:s/></text:span><text:span text:style-name="T644">login</text:span><text:span text:style-name="T645"><text:s/></text:span><text:span text:style-name="T646">&lt;&lt;</text:span><text:span text:style-name="T647"><text:s/></text:span><text:span text:style-name="T648">" "</text:span><text:span text:style-name="T649"><text:s/></text:span><text:span text:style-name="T650">&lt;&lt;</text:span><text:span text:style-name="T651"><text:s/></text:span><text:span text:style-name="T652">"Создали клиента в базе"</text:span><text:span text:style-name="T653"><text:s/></text:span><text:span text:style-name="T654">&lt;&lt;</text:span><text:span text:style-name="T655"><text:s/></text:span><text:span text:style-name="T656">endl</text:span><text:span text:style-name="T657">;</text:span></text:p>
      <text:p text:style-name="P658"><text:span text:style-name="T659">   <text:s/></text:span><text:span text:style-name="T660">Client</text:span><text:span text:style-name="T661"><text:s/></text:span><text:span text:style-name="T662">client</text:span><text:span text:style-name="T663">{</text:span><text:span text:style-name="T664">mmapped_file_pointerRecv</text:span><text:span text:style-name="T665">,<text:s/></text:span><text:span text:style-name="T666">semaphore_serverRecv</text:span><text:span text:style-name="T667">,<text:s/></text:span><text:span text:style-name="T668">semaphore_clientRecv</text:span><text:span text:style-name="T669">};</text:span></text:p>
      <text:p text:style-name="P670"><text:span text:style-name="T671">   <text:s/></text:span><text:span text:style-name="T672">clients</text:span><text:span text:style-name="T673">[</text:span><text:span text:style-name="T674">login</text:span><text:span text:style-name="T675">]</text:span><text:span text:style-name="T676"><text:s/></text:span><text:span text:style-name="T677">=</text:span><text:span text:style-name="T678"><text:s/></text:span><text:span text:style-name="T679">client</text:span><text:span text:style-name="T680">;</text:span></text:p>
      <text:p text:style-name="P681"/>
      <text:p text:style-name="P682"><text:span text:style-name="T683">   <text:s/></text:span><text:span text:style-name="T684">while</text:span><text:span text:style-name="T685"><text:s/>(</text:span><text:span text:style-name="T686">true</text:span><text:span text:style-name="T687">) {</text:span></text:p>
      <text:p text:style-name="P688"><text:span text:style-name="T689">       <text:s/></text:span><text:span text:style-name="T690">cout</text:span><text:span text:style-name="T691"><text:s/></text:span><text:span text:style-name="T692">&lt;&lt;</text:span><text:span text:style-name="T693"><text:s/></text:span><text:span text:style-name="T694">login</text:span><text:span text:style-name="T695"><text:s/></text:span><text:span text:style-name="T696">&lt;&lt;</text:span><text:span text:style-name="T697"><text:s/></text:span><text:span text:style-name="T698">" "</text:span><text:span text:style-name="T699"><text:s/></text:span><text:span text:style-name="T700">&lt;&lt;</text:span><text:span text:style-name="T701"><text:s/></text:span><text:span text:style-name="T702">"Жду команды от клиента"</text:span><text:span text:style-name="T703"><text:s/></text:span><text:span text:style-name="T704">&lt;&lt;</text:span><text:span text:style-name="T705"><text:s/></text:span><text:span text:style-name="T706">endl</text:span><text:span text:style-name="T707">;</text:span></text:p>
      <text:p text:style-name="P708"><text:span text:style-name="T709">       <text:s/></text:span><text:span text:style-name="T710">sem_wait</text:span><text:span text:style-name="T711">(</text:span><text:span text:style-name="T712">semaphore_serverSend</text:span><text:span text:style-name="T713">);</text:span></text:p>
      <text:p text:style-name="P714"/>
      <text:p text:style-name="P715"><text:span text:style-name="T716">       <text:s/></text:span><text:span text:style-name="T717">cout</text:span><text:span text:style-name="T718"><text:s/></text:span><text:span text:style-name="T719">&lt;&lt;</text:span><text:span text:style-name="T720"><text:s/></text:span><text:span text:style-name="T721">login</text:span><text:span text:style-name="T722"><text:s/></text:span><text:span text:style-name="T723">&lt;&lt;</text:span><text:span text:style-name="T724"><text:s/></text:span><text:span text:style-name="T725">" "</text:span><text:span text:style-name="T726"><text:s/></text:span><text:span text:style-name="T727">&lt;&lt;</text:span><text:span text:style-name="T728"><text:s/></text:span><text:span text:style-name="T729">"</text:span><text:span text:style-name="T730">Получил</text:span><text:span text:style-name="T731"><text:s/></text:span><text:span text:style-name="T732">команду</text:span><text:span text:style-name="T733">:"</text:span><text:span text:style-name="T734"><text:s/></text:span><text:span text:style-name="T735">&lt;&lt;</text:span><text:span text:style-name="T736"><text:s/></text:span><text:span text:style-name="T737">endl</text:span><text:span text:style-name="T738">;</text:span></text:p>
      <text:p text:style-name="P739"><text:span text:style-name="T740">       <text:s/></text:span><text:span text:style-name="T741">cout</text:span><text:span text:style-name="T742"><text:s/></text:span><text:span text:style-name="T743">&lt;&lt;</text:span><text:span text:style-name="T744"><text:s/></text:span><text:span text:style-name="T745">mmapped_file_pointerSend</text:span><text:span text:style-name="T746"><text:s/></text:span><text:span text:style-name="T747">&lt;&lt;</text:span><text:span text:style-name="T748"><text:s/></text:span><text:span text:style-name="T749">endl</text:span><text:span text:style-name="T750">;</text:span></text:p>
      <text:p text:style-name="P751">       <text:s/></text:p>
      <text:p text:style-name="P752"><text:span text:style-name="T753">       <text:s/></text:span><text:span text:style-name="T754">cout</text:span><text:span text:style-name="T755"><text:s/></text:span><text:span text:style-name="T756">&lt;&lt;</text:span><text:span text:style-name="T757"><text:s/></text:span><text:span text:style-name="T758">login</text:span><text:span text:style-name="T759"><text:s/></text:span><text:span text:style-name="T760">&lt;&lt;</text:span><text:span text:style-name="T761"><text:s/></text:span><text:span text:style-name="T762">" "</text:span><text:span text:style-name="T763"><text:s/></text:span><text:span text:style-name="T764">&lt;&lt;</text:span><text:span text:style-name="T765"><text:s/></text:span><text:span text:style-name="T766">"</text:span><text:span text:style-name="T767">Парсинг</text:span><text:span text:style-name="T768">..."</text:span><text:span text:style-name="T769"><text:s/></text:span><text:span text:style-name="T770">&lt;&lt;</text:span><text:span text:style-name="T771"><text:s/></text:span><text:span text:style-name="T772">endl</text:span><text:span text:style-name="T773">;</text:span></text:p>
      <text:p text:style-name="P774"><text:span text:style-name="T775">       <text:s/></text:span><text:span text:style-name="T776">stringstream</text:span><text:span text:style-name="T777"><text:s/></text:span><text:span text:style-name="T778">ss</text:span><text:span text:style-name="T779">(</text:span><text:span text:style-name="T780">mmapped_file_pointerSend</text:span><text:span text:style-name="T781">);</text:span></text:p>
      <text:p text:style-name="P782"><text:span text:style-name="T783">       <text:s/></text:span><text:span text:style-name="T784">mmapped_file_pointerSend</text:span><text:span text:style-name="T785">[</text:span><text:span text:style-name="T786">0</text:span><text:span text:style-name="T787">]<text:s/></text:span><text:span text:style-name="T788">=</text:span><text:span text:style-name="T789"><text:s/></text:span><text:span text:style-name="T790">0</text:span><text:span text:style-name="T791">;</text:span></text:p>
      <text:p text:style-name="P792"><text:span text:style-name="T793">       <text:s/></text:span><text:span text:style-name="T794">string</text:span><text:span text:style-name="T795"><text:s/></text:span><text:span text:style-name="T796">command</text:span><text:span text:style-name="T797">;</text:span></text:p>
      <text:p text:style-name="P798"><text:span text:style-name="T799">       <text:s/></text:span><text:span text:style-name="T800">ss</text:span><text:span text:style-name="T801"><text:s/></text:span><text:span text:style-name="T802">&gt;&gt;</text:span><text:span text:style-name="T803"><text:s/></text:span><text:span text:style-name="T804">command</text:span><text:span text:style-name="T805">;</text:span></text:p>
      <text:p text:style-name="P806"><text:span text:style-name="T807">       <text:s/></text:span><text:span text:style-name="T808">cout</text:span><text:span text:style-name="T809"><text:s/></text:span><text:span text:style-name="T810">&lt;&lt;</text:span><text:span text:style-name="T811"><text:s/></text:span><text:span text:style-name="T812">login</text:span><text:span text:style-name="T813"><text:s/></text:span><text:span text:style-name="T814">&lt;&lt;</text:span><text:span text:style-name="T815"><text:s/></text:span><text:span text:style-name="T816">" "</text:span><text:span text:style-name="T817"><text:s/></text:span><text:span text:style-name="T818">&lt;&lt;</text:span><text:span text:style-name="T819"><text:s/></text:span><text:span text:style-name="T820">"</text:span><text:span text:style-name="T821">Получена</text:span><text:span text:style-name="T822"><text:s/></text:span><text:span text:style-name="T823">команда</text:span><text:span text:style-name="T824"><text:s/>"</text:span><text:span text:style-name="T825"><text:s/></text:span><text:span text:style-name="T826">&lt;&lt;</text:span><text:span text:style-name="T827"><text:s/></text:span><text:span text:style-name="T828">command</text:span><text:span text:style-name="T829"><text:s/></text:span><text:span text:style-name="T830">&lt;&lt;</text:span><text:span text:style-name="T831"><text:s/></text:span><text:span text:style-name="T832">endl</text:span><text:span text:style-name="T833">;</text:span></text:p>
      <text:p text:style-name="P834"/>
      <text:p text:style-name="P835"><text:span text:style-name="T836">       <text:s/></text:span><text:span text:style-name="T837">if</text:span><text:span text:style-name="T838"><text:s/>(</text:span><text:span text:style-name="T839">command</text:span><text:span text:style-name="T840"><text:s/></text:span><text:span text:style-name="T841">==</text:span><text:span text:style-name="T842"><text:s/></text:span><text:span text:style-name="T843">"create"</text:span><text:span text:style-name="T844">) {</text:span></text:p>
      <text:p text:style-name="P845"><text:span text:style-name="T846">           <text:s/></text:span><text:span text:style-name="T847">cout</text:span><text:span text:style-name="T848"><text:s/></text:span><text:span text:style-name="T849">&lt;&lt;</text:span><text:span text:style-name="T850"><text:s/></text:span><text:span text:style-name="T851">login</text:span><text:span text:style-name="T852"><text:s/></text:span><text:span text:style-name="T853">&lt;&lt;</text:span><text:span text:style-name="T854"><text:s/></text:span><text:span text:style-name="T855">" "</text:span><text:span text:style-name="T856"><text:s/></text:span><text:span text:style-name="T857">&lt;&lt;</text:span><text:span text:style-name="T858"><text:s/></text:span><text:span text:style-name="T859">"</text:span><text:span text:style-name="T860">Хотим</text:span><text:span text:style-name="T861"><text:s/></text:span><text:span text:style-name="T862">создать</text:span><text:span text:style-name="T863"><text:s/></text:span><text:span text:style-name="T864">группу</text:span><text:span text:style-name="T865">"</text:span><text:span text:style-name="T866"><text:s/></text:span><text:span text:style-name="T867">&lt;&lt;</text:span><text:span text:style-name="T868"><text:s/></text:span><text:span text:style-name="T869">endl</text:span><text:span text:style-name="T870">;</text:span></text:p>
      <text:p text:style-name="P871"/>
      <text:p text:style-name="P872"><text:span text:style-name="T873">           <text:s/></text:span><text:span text:style-name="T874">string</text:span><text:span text:style-name="T875"><text:s/></text:span><text:span text:style-name="T876">group_name</text:span><text:span text:style-name="T877">;</text:span></text:p>
      <text:p text:style-name="P878"><text:span text:style-name="T879">           <text:s/></text:span><text:span text:style-name="T880">ss</text:span><text:span text:style-name="T881"><text:s/></text:span><text:span text:style-name="T882">&gt;&gt;</text:span><text:span text:style-name="T883"><text:s/></text:span><text:span text:style-name="T884">group_name</text:span><text:span text:style-name="T885">;</text:span></text:p>
      <text:p text:style-name="P886"><text:span text:style-name="T887">           <text:s/></text:span><text:span text:style-name="T888">cout</text:span><text:span text:style-name="T889"><text:s/></text:span><text:span text:style-name="T890">&lt;&lt;</text:span><text:span text:style-name="T891"><text:s/></text:span><text:span text:style-name="T892">login</text:span><text:span text:style-name="T893"><text:s/></text:span><text:span text:style-name="T894">&lt;&lt;</text:span><text:span text:style-name="T895"><text:s/></text:span><text:span text:style-name="T896">" "</text:span><text:span text:style-name="T897"><text:s/></text:span><text:span text:style-name="T898">&lt;&lt;</text:span><text:span text:style-name="T899"><text:s/></text:span><text:span text:style-name="T900">"</text:span><text:span text:style-name="T901">С</text:span><text:span text:style-name="T902"><text:s/></text:span><text:span text:style-name="T903">таким</text:span><text:span text:style-name="T904"><text:s/></text:span><text:span text:style-name="T905">именем</text:span><text:span text:style-name="T906">: "</text:span><text:span text:style-name="T907"><text:s/></text:span><text:span text:style-name="T908">&lt;&lt;</text:span><text:span text:style-name="T909"><text:s/></text:span><text:span text:style-name="T910">group_name</text:span><text:span text:style-name="T911"><text:s/></text:span><text:span text:style-name="T912">&lt;&lt;</text:span><text:span text:style-name="T913"><text:s/></text:span><text:span text:style-name="T914">endl</text:span><text:span text:style-name="T915">;</text:span></text:p>
      <text:p text:style-name="P916"/>
      <text:p text:style-name="P917"><text:span text:style-name="T918">           <text:s/></text:span><text:span text:style-name="T919">if</text:span><text:span text:style-name="T920"><text:s/>(</text:span><text:span text:style-name="T921">groups</text:span><text:span text:style-name="T922">.</text:span><text:span text:style-name="T923">find</text:span><text:span text:style-name="T924">(</text:span><text:span text:style-name="T925">group_name</text:span><text:span text:style-name="T926">)<text:s/></text:span><text:span text:style-name="T927">!=</text:span><text:span text:style-name="T928"><text:s/></text:span><text:span text:style-name="T929">groups</text:span><text:span text:style-name="T930">.</text:span><text:span text:style-name="T931">end</text:span><text:span text:style-name="T932">()) {</text:span></text:p>
      <text:p text:style-name="P933"><text:span text:style-name="T934">               <text:s/></text:span><text:span text:style-name="T935">cout</text:span><text:span text:style-name="T936"><text:s/></text:span><text:span text:style-name="T937">&lt;&lt;</text:span><text:span text:style-name="T938"><text:s/></text:span><text:span text:style-name="T939">login</text:span><text:span text:style-name="T940"><text:s/></text:span><text:span text:style-name="T941">&lt;&lt;</text:span><text:span text:style-name="T942"><text:s/></text:span><text:span text:style-name="T943">" "</text:span><text:span text:style-name="T944"><text:s/></text:span><text:span text:style-name="T945">&lt;&lt;</text:span><text:span text:style-name="T946"><text:s/></text:span><text:span text:style-name="T947">"Такая группа уже существует!"</text:span><text:span text:style-name="T948"><text:s/></text:span><text:span text:style-name="T949">&lt;&lt;</text:span><text:span text:style-name="T950"><text:s/></text:span><text:span text:style-name="T951">endl</text:span><text:span text:style-name="T952">;</text:span></text:p>
      <text:p text:style-name="P953"><text:span text:style-name="T954">               <text:s/></text:span><text:span text:style-name="T955">strcpy</text:span><text:span text:style-name="T956">(</text:span><text:span text:style-name="T957">mmapped_file_pointerSend</text:span><text:span text:style-name="T958">,<text:s/></text:span><text:span text:style-name="T959">itos</text:span><text:span text:style-name="T960">(</text:span><text:span text:style-name="T961">SERVER_RESPONSE</text:span><text:span text:style-name="T962">::</text:span><text:span text:style-name="T963">CREATE_GROUP_EXISTS</text:span><text:span text:style-name="T964">).</text:span><text:span text:style-name="T965">c_str</text:span><text:span text:style-name="T966">());</text:span></text:p>
      <text:p text:style-name="P967"><text:span text:style-name="T968">            }<text:s/></text:span><text:span text:style-name="T969">else</text:span><text:span text:style-name="T970"><text:s/>{</text:span></text:p>
      <text:p text:style-name="P971"><text:span text:style-name="T972">               <text:s/></text:span><text:span text:style-name="T973">cout</text:span><text:span text:style-name="T974"><text:s/></text:span><text:span text:style-name="T975">&lt;&lt;</text:span><text:span text:style-name="T976"><text:s/></text:span><text:span text:style-name="T977">login</text:span><text:span text:style-name="T978"><text:s/></text:span><text:span text:style-name="T979">&lt;&lt;</text:span><text:span text:style-name="T980"><text:s/></text:span><text:span text:style-name="T981">" "</text:span><text:span text:style-name="T982"><text:s/></text:span><text:span text:style-name="T983">&lt;&lt;</text:span><text:span text:style-name="T984"><text:s/></text:span><text:span text:style-name="T985">"</text:span><text:span text:style-name="T986">Создаю</text:span><text:span text:style-name="T987"><text:s/></text:span><text:span text:style-name="T988">группу</text:span><text:span text:style-name="T989">"</text:span><text:span text:style-name="T990"><text:s/></text:span><text:span text:style-name="T991">&lt;&lt;</text:span><text:span text:style-name="T992"><text:s/></text:span><text:span text:style-name="T993">endl</text:span><text:span text:style-name="T994">;</text:span></text:p>
      <text:p text:style-name="P995"><text:span text:style-name="T996">               <text:s/></text:span><text:span text:style-name="T997">groups</text:span><text:span text:style-name="T998">[</text:span><text:span text:style-name="T999">group_name</text:span><text:span text:style-name="T1000">]</text:span><text:span text:style-name="T1001">.</text:span><text:span text:style-name="T1002">push_back</text:span><text:span text:style-name="T1003">(</text:span><text:span text:style-name="T1004">login</text:span><text:span text:style-name="T1005">);</text:span></text:p>
      <text:soft-page-break/>
      <text:p text:style-name="P1006"><text:span text:style-name="T1007">               <text:s/></text:span><text:span text:style-name="T1008">strcpy</text:span><text:span text:style-name="T1009">(</text:span><text:span text:style-name="T1010">mmapped_file_pointerSend</text:span><text:span text:style-name="T1011">,<text:s/></text:span><text:span text:style-name="T1012">itos</text:span><text:span text:style-name="T1013">(</text:span><text:span text:style-name="T1014">SERVER_RESPONSE</text:span><text:span text:style-name="T1015">::</text:span><text:span text:style-name="T1016">CREATE_GROUP_DONE</text:span><text:span text:style-name="T1017">).</text:span><text:span text:style-name="T1018">c_str</text:span><text:span text:style-name="T1019">());</text:span></text:p>
      <text:p text:style-name="P1020">            }</text:p>
      <text:p text:style-name="P1021"><text:span text:style-name="T1022">        }<text:s/></text:span><text:span text:style-name="T1023">else</text:span><text:span text:style-name="T1024"><text:s/></text:span><text:span text:style-name="T1025">if</text:span><text:span text:style-name="T1026"><text:s/>(</text:span><text:span text:style-name="T1027">command</text:span><text:span text:style-name="T1028"><text:s/></text:span><text:span text:style-name="T1029">==</text:span><text:span text:style-name="T1030"><text:s/></text:span><text:span text:style-name="T1031">"join"</text:span><text:span text:style-name="T1032">) {</text:span></text:p>
      <text:p text:style-name="P1033"><text:span text:style-name="T1034">           <text:s/></text:span><text:span text:style-name="T1035">cout</text:span><text:span text:style-name="T1036"><text:s/></text:span><text:span text:style-name="T1037">&lt;&lt;</text:span><text:span text:style-name="T1038"><text:s/></text:span><text:span text:style-name="T1039">login</text:span><text:span text:style-name="T1040"><text:s/></text:span><text:span text:style-name="T1041">&lt;&lt;</text:span><text:span text:style-name="T1042"><text:s/></text:span><text:span text:style-name="T1043">" "</text:span><text:span text:style-name="T1044"><text:s/></text:span><text:span text:style-name="T1045">&lt;&lt;</text:span><text:span text:style-name="T1046"><text:s/></text:span><text:span text:style-name="T1047">"</text:span><text:span text:style-name="T1048">Хотим</text:span><text:span text:style-name="T1049"><text:s/></text:span><text:span text:style-name="T1050">зайти</text:span><text:span text:style-name="T1051"><text:s/></text:span><text:span text:style-name="T1052">в</text:span><text:span text:style-name="T1053"><text:s/></text:span><text:span text:style-name="T1054">группу</text:span><text:span text:style-name="T1055">"</text:span><text:span text:style-name="T1056"><text:s/></text:span><text:span text:style-name="T1057">&lt;&lt;</text:span><text:span text:style-name="T1058"><text:s/></text:span><text:span text:style-name="T1059">endl</text:span><text:span text:style-name="T1060">;</text:span></text:p>
      <text:p text:style-name="P1061"/>
      <text:p text:style-name="P1062"><text:span text:style-name="T1063">           <text:s/></text:span><text:span text:style-name="T1064">string</text:span><text:span text:style-name="T1065"><text:s/></text:span><text:span text:style-name="T1066">group_name</text:span><text:span text:style-name="T1067">;</text:span></text:p>
      <text:p text:style-name="P1068"><text:span text:style-name="T1069">           <text:s/></text:span><text:span text:style-name="T1070">ss</text:span><text:span text:style-name="T1071"><text:s/></text:span><text:span text:style-name="T1072">&gt;&gt;</text:span><text:span text:style-name="T1073"><text:s/></text:span><text:span text:style-name="T1074">group_name</text:span><text:span text:style-name="T1075">;</text:span></text:p>
      <text:p text:style-name="P1076"><text:span text:style-name="T1077">           <text:s/></text:span><text:span text:style-name="T1078">cout</text:span><text:span text:style-name="T1079"><text:s/></text:span><text:span text:style-name="T1080">&lt;&lt;</text:span><text:span text:style-name="T1081"><text:s/></text:span><text:span text:style-name="T1082">login</text:span><text:span text:style-name="T1083"><text:s/></text:span><text:span text:style-name="T1084">&lt;&lt;</text:span><text:span text:style-name="T1085"><text:s/></text:span><text:span text:style-name="T1086">" "</text:span><text:span text:style-name="T1087"><text:s/></text:span><text:span text:style-name="T1088">&lt;&lt;</text:span><text:span text:style-name="T1089"><text:s/></text:span><text:span text:style-name="T1090">"</text:span><text:span text:style-name="T1091">С</text:span><text:span text:style-name="T1092"><text:s/></text:span><text:span text:style-name="T1093">таким</text:span><text:span text:style-name="T1094"><text:s/></text:span><text:span text:style-name="T1095">именем</text:span><text:span text:style-name="T1096">: "</text:span><text:span text:style-name="T1097"><text:s/></text:span><text:span text:style-name="T1098">&lt;&lt;</text:span><text:span text:style-name="T1099"><text:s/></text:span><text:span text:style-name="T1100">group_name</text:span><text:span text:style-name="T1101"><text:s/></text:span><text:span text:style-name="T1102">&lt;&lt;</text:span><text:span text:style-name="T1103"><text:s/></text:span><text:span text:style-name="T1104">endl</text:span><text:span text:style-name="T1105">;</text:span></text:p>
      <text:p text:style-name="P1106"/>
      <text:p text:style-name="P1107"><text:span text:style-name="T1108">           <text:s/></text:span><text:span text:style-name="T1109">if</text:span><text:span text:style-name="T1110"><text:s/>(</text:span><text:span text:style-name="T1111">groups</text:span><text:span text:style-name="T1112">.</text:span><text:span text:style-name="T1113">find</text:span><text:span text:style-name="T1114">(</text:span><text:span text:style-name="T1115">group_name</text:span><text:span text:style-name="T1116">)<text:s/></text:span><text:span text:style-name="T1117">!=</text:span><text:span text:style-name="T1118"><text:s/></text:span><text:span text:style-name="T1119">groups</text:span><text:span text:style-name="T1120">.</text:span><text:span text:style-name="T1121">end</text:span><text:span text:style-name="T1122">()) {</text:span></text:p>
      <text:p text:style-name="P1123"><text:span text:style-name="T1124">               <text:s/></text:span><text:span text:style-name="T1125">cout</text:span><text:span text:style-name="T1126"><text:s/></text:span><text:span text:style-name="T1127">&lt;&lt;</text:span><text:span text:style-name="T1128"><text:s/></text:span><text:span text:style-name="T1129">login</text:span><text:span text:style-name="T1130"><text:s/></text:span><text:span text:style-name="T1131">&lt;&lt;</text:span><text:span text:style-name="T1132"><text:s/></text:span><text:span text:style-name="T1133">" "</text:span><text:span text:style-name="T1134"><text:s/></text:span><text:span text:style-name="T1135">&lt;&lt;</text:span><text:span text:style-name="T1136"><text:s/></text:span><text:span text:style-name="T1137">"Группа существует"</text:span><text:span text:style-name="T1138"><text:s/></text:span><text:span text:style-name="T1139">&lt;&lt;</text:span><text:span text:style-name="T1140"><text:s/></text:span><text:span text:style-name="T1141">endl</text:span><text:span text:style-name="T1142">;</text:span></text:p>
      <text:p text:style-name="P1143"/>
      <text:p text:style-name="P1144"><text:span text:style-name="T1145">               <text:s/></text:span><text:span text:style-name="T1146">if</text:span><text:span text:style-name="T1147"><text:s/>(<text:s/></text:span><text:span text:style-name="T1148">find</text:span><text:span text:style-name="T1149">(</text:span><text:span text:style-name="T1150">groups</text:span><text:span text:style-name="T1151">[</text:span><text:span text:style-name="T1152">group_name</text:span><text:span text:style-name="T1153">]</text:span><text:span text:style-name="T1154">.</text:span><text:span text:style-name="T1155">begin</text:span><text:span text:style-name="T1156">(),<text:s/></text:span><text:span text:style-name="T1157">groups</text:span><text:span text:style-name="T1158">[</text:span><text:span text:style-name="T1159">group_name</text:span><text:span text:style-name="T1160">]</text:span><text:span text:style-name="T1161">.</text:span><text:span text:style-name="T1162">end</text:span><text:span text:style-name="T1163">(),<text:s/></text:span><text:span text:style-name="T1164">login</text:span><text:span text:style-name="T1165">)<text:s/></text:span><text:span text:style-name="T1166">!=</text:span><text:span text:style-name="T1167"><text:s/></text:span><text:span text:style-name="T1168">groups</text:span><text:span text:style-name="T1169">[</text:span><text:span text:style-name="T1170">group_name</text:span><text:span text:style-name="T1171">]</text:span><text:span text:style-name="T1172">.</text:span><text:span text:style-name="T1173">end</text:span><text:span text:style-name="T1174">() ) {</text:span></text:p>
      <text:p text:style-name="P1175"><text:span text:style-name="T1176">                   <text:s/></text:span><text:span text:style-name="T1177">cout</text:span><text:span text:style-name="T1178"><text:s/></text:span><text:span text:style-name="T1179">&lt;&lt;</text:span><text:span text:style-name="T1180"><text:s/></text:span><text:span text:style-name="T1181">login</text:span><text:span text:style-name="T1182"><text:s/></text:span><text:span text:style-name="T1183">&lt;&lt;</text:span><text:span text:style-name="T1184"><text:s/></text:span><text:span text:style-name="T1185">" "</text:span><text:span text:style-name="T1186"><text:s/></text:span><text:span text:style-name="T1187">&lt;&lt;</text:span><text:span text:style-name="T1188"><text:s/></text:span><text:span text:style-name="T1189">"Пользователь уже есть в этой группе"</text:span><text:span text:style-name="T1190"><text:s/></text:span><text:span text:style-name="T1191">&lt;&lt;</text:span><text:span text:style-name="T1192"><text:s/></text:span><text:span text:style-name="T1193">endl</text:span><text:span text:style-name="T1194">;</text:span></text:p>
      <text:p text:style-name="P1195"><text:span text:style-name="T1196">                   <text:s/></text:span><text:span text:style-name="T1197">strcpy</text:span><text:span text:style-name="T1198">(</text:span><text:span text:style-name="T1199">mmapped_file_pointerSend</text:span><text:span text:style-name="T1200">,<text:s/></text:span><text:span text:style-name="T1201">itos</text:span><text:span text:style-name="T1202">(</text:span><text:span text:style-name="T1203">SERVER_RESPONSE</text:span><text:span text:style-name="T1204">::</text:span><text:span text:style-name="T1205">JOIN_GROUP_JOINED</text:span><text:span text:style-name="T1206">).</text:span><text:span text:style-name="T1207">c_str</text:span><text:span text:style-name="T1208">());</text:span></text:p>
      <text:p text:style-name="P1209"><text:span text:style-name="T1210">               <text:s/></text:span><text:span text:style-name="T1211">}<text:s/></text:span><text:span text:style-name="T1212">else</text:span><text:span text:style-name="T1213"><text:s/>{</text:span></text:p>
      <text:p text:style-name="P1214"><text:span text:style-name="T1215">                   <text:s/></text:span><text:span text:style-name="T1216">cout</text:span><text:span text:style-name="T1217"><text:s/></text:span><text:span text:style-name="T1218">&lt;&lt;</text:span><text:span text:style-name="T1219"><text:s/></text:span><text:span text:style-name="T1220">login</text:span><text:span text:style-name="T1221"><text:s/></text:span><text:span text:style-name="T1222">&lt;&lt;</text:span><text:span text:style-name="T1223"><text:s/></text:span><text:span text:style-name="T1224">" "</text:span><text:span text:style-name="T1225"><text:s/></text:span><text:span text:style-name="T1226">&lt;&lt;</text:span><text:span text:style-name="T1227"><text:s/></text:span><text:span text:style-name="T1228">"Пользователя нет, добавляю"</text:span><text:span text:style-name="T1229"><text:s/></text:span><text:span text:style-name="T1230">&lt;&lt;</text:span><text:span text:style-name="T1231"><text:s/></text:span><text:span text:style-name="T1232">endl</text:span><text:span text:style-name="T1233">;</text:span></text:p>
      <text:p text:style-name="P1234"><text:span text:style-name="T1235">                   <text:s/></text:span><text:span text:style-name="T1236">groups</text:span><text:span text:style-name="T1237">[</text:span><text:span text:style-name="T1238">group_name</text:span><text:span text:style-name="T1239">]</text:span><text:span text:style-name="T1240">.</text:span><text:span text:style-name="T1241">push_back</text:span><text:span text:style-name="T1242">(</text:span><text:span text:style-name="T1243">login</text:span><text:span text:style-name="T1244">);</text:span></text:p>
      <text:p text:style-name="P1245"><text:span text:style-name="T1246">                   <text:s/></text:span><text:span text:style-name="T1247">strcpy</text:span><text:span text:style-name="T1248">(</text:span><text:span text:style-name="T1249">mmapped_file_pointerSend</text:span><text:span text:style-name="T1250">,<text:s/></text:span><text:span text:style-name="T1251">itos</text:span><text:span text:style-name="T1252">(</text:span><text:span text:style-name="T1253">SERVER_RESPONSE</text:span><text:span text:style-name="T1254">::</text:span><text:span text:style-name="T1255">JOIN_GROUP_DONE</text:span><text:span text:style-name="T1256">).</text:span><text:span text:style-name="T1257">c_str</text:span><text:span text:style-name="T1258">());</text:span></text:p>
      <text:p text:style-name="P1259"><text:span text:style-name="T1260">               <text:s/></text:span><text:span text:style-name="T1261">}</text:span></text:p>
      <text:p text:style-name="P1262"><text:span text:style-name="T1263">            }<text:s/></text:span><text:span text:style-name="T1264">else</text:span><text:span text:style-name="T1265"><text:s/>{</text:span></text:p>
      <text:p text:style-name="P1266"><text:span text:style-name="T1267">               <text:s/></text:span><text:span text:style-name="T1268">cout</text:span><text:span text:style-name="T1269"><text:s/></text:span><text:span text:style-name="T1270">&lt;&lt;</text:span><text:span text:style-name="T1271"><text:s/></text:span><text:span text:style-name="T1272">login</text:span><text:span text:style-name="T1273"><text:s/></text:span><text:span text:style-name="T1274">&lt;&lt;</text:span><text:span text:style-name="T1275"><text:s/></text:span><text:span text:style-name="T1276">" "</text:span><text:span text:style-name="T1277"><text:s/></text:span><text:span text:style-name="T1278">&lt;&lt;</text:span><text:span text:style-name="T1279"><text:s/></text:span><text:span text:style-name="T1280">"Такой группы не существует"</text:span><text:span text:style-name="T1281"><text:s/></text:span><text:span text:style-name="T1282">&lt;&lt;</text:span><text:span text:style-name="T1283"><text:s/></text:span><text:span text:style-name="T1284">endl</text:span><text:span text:style-name="T1285">;</text:span></text:p>
      <text:p text:style-name="P1286"><text:span text:style-name="T1287">               <text:s/></text:span><text:span text:style-name="T1288">strcpy</text:span><text:span text:style-name="T1289">(</text:span><text:span text:style-name="T1290">mmapped_file_pointerSend</text:span><text:span text:style-name="T1291">,<text:s/></text:span><text:span text:style-name="T1292">itos</text:span><text:span text:style-name="T1293">(</text:span><text:span text:style-name="T1294">SERVER_RESPONSE</text:span><text:span text:style-name="T1295">::</text:span><text:span text:style-name="T1296">JOIN_GROUP_NOT_EXISTS</text:span><text:span text:style-name="T1297">).</text:span><text:span text:style-name="T1298">c_str</text:span><text:span text:style-name="T1299">());</text:span></text:p>
      <text:p text:style-name="P1300">            }</text:p>
      <text:p text:style-name="P1301"><text:span text:style-name="T1302">        }<text:s/></text:span><text:span text:style-name="T1303">else</text:span><text:span text:style-name="T1304"><text:s/></text:span><text:span text:style-name="T1305">if</text:span><text:span text:style-name="T1306"><text:s/>(</text:span><text:span text:style-name="T1307">command</text:span><text:span text:style-name="T1308"><text:s/></text:span><text:span text:style-name="T1309">==</text:span><text:span text:style-name="T1310"><text:s/></text:span><text:span text:style-name="T1311">"send"</text:span><text:span text:style-name="T1312">) {</text:span></text:p>
      <text:p text:style-name="P1313"><text:span text:style-name="T1314">           <text:s/></text:span><text:span text:style-name="T1315">cout</text:span><text:span text:style-name="T1316"><text:s/></text:span><text:span text:style-name="T1317">&lt;&lt;</text:span><text:span text:style-name="T1318"><text:s/></text:span><text:span text:style-name="T1319">login</text:span><text:span text:style-name="T1320"><text:s/></text:span><text:span text:style-name="T1321">&lt;&lt;</text:span><text:span text:style-name="T1322"><text:s/></text:span><text:span text:style-name="T1323">" "</text:span><text:span text:style-name="T1324"><text:s/></text:span><text:span text:style-name="T1325">&lt;&lt;</text:span><text:span text:style-name="T1326"><text:s/></text:span><text:span text:style-name="T1327">"</text:span><text:span text:style-name="T1328">Хотим</text:span><text:span text:style-name="T1329"><text:s/></text:span><text:span text:style-name="T1330">отправить</text:span><text:span text:style-name="T1331">"</text:span><text:span text:style-name="T1332"><text:s/></text:span><text:span text:style-name="T1333">&lt;&lt;</text:span><text:span text:style-name="T1334"><text:s/></text:span><text:span text:style-name="T1335">endl</text:span><text:span text:style-name="T1336">;</text:span></text:p>
      <text:p text:style-name="P1337"/>
      <text:p text:style-name="P1338"><text:span text:style-name="T1339">           <text:s/></text:span><text:span text:style-name="T1340">string</text:span><text:span text:style-name="T1341"><text:s/></text:span><text:span text:style-name="T1342">subcommand</text:span><text:span text:style-name="T1343">;</text:span></text:p>
      <text:p text:style-name="P1344"><text:span text:style-name="T1345">           <text:s/></text:span><text:span text:style-name="T1346">ss</text:span><text:span text:style-name="T1347"><text:s/></text:span><text:span text:style-name="T1348">&gt;&gt;</text:span><text:span text:style-name="T1349"><text:s/></text:span><text:span text:style-name="T1350">subcommand</text:span><text:span text:style-name="T1351">;</text:span></text:p>
      <text:p text:style-name="P1352"><text:span text:style-name="T1353">           <text:s/></text:span><text:span text:style-name="T1354">cout</text:span><text:span text:style-name="T1355"><text:s/></text:span><text:span text:style-name="T1356">&lt;&lt;</text:span><text:span text:style-name="T1357"><text:s/></text:span><text:span text:style-name="T1358">login</text:span><text:span text:style-name="T1359"><text:s/></text:span><text:span text:style-name="T1360">&lt;&lt;</text:span><text:span text:style-name="T1361"><text:s/></text:span><text:span text:style-name="T1362">" "</text:span><text:span text:style-name="T1363"><text:s/></text:span><text:span text:style-name="T1364">&lt;&lt;</text:span><text:span text:style-name="T1365"><text:s/></text:span><text:span text:style-name="T1366">"</text:span><text:span text:style-name="T1367">Получена</text:span><text:span text:style-name="T1368"><text:s/></text:span><text:span text:style-name="T1369">подкоманда</text:span><text:span text:style-name="T1370"><text:s/>"</text:span><text:span text:style-name="T1371"><text:s/></text:span><text:span text:style-name="T1372">&lt;&lt;</text:span><text:span text:style-name="T1373"><text:s/></text:span><text:span text:style-name="T1374">subcommand</text:span><text:span text:style-name="T1375"><text:s/></text:span><text:span text:style-name="T1376">&lt;&lt;</text:span><text:span text:style-name="T1377"><text:s/></text:span><text:span text:style-name="T1378">endl</text:span><text:span text:style-name="T1379">;</text:span></text:p>
      <text:p text:style-name="P1380"><text:span text:style-name="T1381">           <text:s/></text:span><text:span text:style-name="T1382">if</text:span><text:span text:style-name="T1383"><text:s/>(</text:span><text:span text:style-name="T1384">subcommand</text:span><text:span text:style-name="T1385"><text:s/></text:span><text:span text:style-name="T1386">==</text:span><text:span text:style-name="T1387"><text:s/></text:span><text:span text:style-name="T1388">"user"</text:span><text:span text:style-name="T1389">) {</text:span></text:p>
      <text:p text:style-name="P1390"><text:span text:style-name="T1391">               <text:s/></text:span><text:span text:style-name="T1392">cout</text:span><text:span text:style-name="T1393"><text:s/></text:span><text:span text:style-name="T1394">&lt;&lt;</text:span><text:span text:style-name="T1395"><text:s/></text:span><text:span text:style-name="T1396">login</text:span><text:span text:style-name="T1397"><text:s/></text:span><text:span text:style-name="T1398">&lt;&lt;</text:span><text:span text:style-name="T1399"><text:s/></text:span><text:span text:style-name="T1400">" "</text:span><text:span text:style-name="T1401"><text:s/></text:span><text:span text:style-name="T1402">&lt;&lt;</text:span><text:span text:style-name="T1403"><text:s/></text:span><text:span text:style-name="T1404">"</text:span><text:span text:style-name="T1405">Отправляем</text:span><text:span text:style-name="T1406"><text:s/></text:span><text:span text:style-name="T1407">пользователю</text:span><text:span text:style-name="T1408">"</text:span><text:span text:style-name="T1409"><text:s/></text:span><text:span text:style-name="T1410">&lt;&lt;</text:span><text:span text:style-name="T1411"><text:s/></text:span><text:span text:style-name="T1412">endl</text:span><text:span text:style-name="T1413">;</text:span></text:p>
      <text:p text:style-name="P1414"/>
      <text:p text:style-name="P1415"><text:span text:style-name="T1416">               <text:s/></text:span><text:span text:style-name="T1417">string</text:span><text:span text:style-name="T1418"><text:s/></text:span><text:span text:style-name="T1419">login_user</text:span><text:span text:style-name="T1420">;</text:span></text:p>
      <text:p text:style-name="P1421"><text:span text:style-name="T1422">               <text:s/></text:span><text:span text:style-name="T1423">ss</text:span><text:span text:style-name="T1424"><text:s/></text:span><text:span text:style-name="T1425">&gt;&gt;</text:span><text:span text:style-name="T1426"><text:s/></text:span><text:span text:style-name="T1427">login_user</text:span><text:span text:style-name="T1428">;</text:span></text:p>
      <text:p text:style-name="P1429"><text:span text:style-name="T1430">               <text:s/></text:span><text:span text:style-name="T1431">cout</text:span><text:span text:style-name="T1432"><text:s/></text:span><text:span text:style-name="T1433">&lt;&lt;</text:span><text:span text:style-name="T1434"><text:s/></text:span><text:span text:style-name="T1435">login</text:span><text:span text:style-name="T1436"><text:s/></text:span><text:span text:style-name="T1437">&lt;&lt;</text:span><text:span text:style-name="T1438"><text:s/></text:span><text:span text:style-name="T1439">" "</text:span><text:span text:style-name="T1440"><text:s/></text:span><text:span text:style-name="T1441">&lt;&lt;</text:span><text:span text:style-name="T1442"><text:s/></text:span><text:span text:style-name="T1443">"</text:span><text:span text:style-name="T1444">Требуемый</text:span><text:span text:style-name="T1445"><text:s/></text:span><text:span text:style-name="T1446">логин</text:span><text:span text:style-name="T1447">: "</text:span><text:span text:style-name="T1448"><text:s/></text:span><text:span text:style-name="T1449">&lt;&lt;</text:span><text:span text:style-name="T1450"><text:s/></text:span><text:span text:style-name="T1451">login_user</text:span><text:span text:style-name="T1452"><text:s/></text:span><text:span text:style-name="T1453">&lt;&lt;</text:span><text:span text:style-name="T1454"><text:s/></text:span><text:span text:style-name="T1455">endl</text:span><text:span text:style-name="T1456">;</text:span></text:p>
      <text:p text:style-name="P1457"/>
      <text:p text:style-name="P1458"><text:span text:style-name="T1459">               <text:s/></text:span><text:span text:style-name="T1460">if</text:span><text:span text:style-name="T1461"><text:s/>(</text:span><text:span text:style-name="T1462">clients</text:span><text:span text:style-name="T1463">.</text:span><text:span text:style-name="T1464">find</text:span><text:span text:style-name="T1465">(</text:span><text:span text:style-name="T1466">login_user</text:span><text:span text:style-name="T1467">)<text:s/></text:span><text:span text:style-name="T1468">!=</text:span><text:span text:style-name="T1469"><text:s/></text:span><text:span text:style-name="T1470">clients</text:span><text:span text:style-name="T1471">.</text:span><text:span text:style-name="T1472">end</text:span><text:span text:style-name="T1473">()) {</text:span></text:p>
      <text:p text:style-name="P1474"><text:span text:style-name="T1475">                   <text:s/></text:span><text:span text:style-name="T1476">cout</text:span><text:span text:style-name="T1477"><text:s/></text:span><text:span text:style-name="T1478">&lt;&lt;</text:span><text:span text:style-name="T1479"><text:s/></text:span><text:span text:style-name="T1480">login</text:span><text:span text:style-name="T1481"><text:s/></text:span><text:span text:style-name="T1482">&lt;&lt;</text:span><text:span text:style-name="T1483"><text:s/></text:span><text:span text:style-name="T1484">" "</text:span><text:span text:style-name="T1485"><text:s/></text:span><text:span text:style-name="T1486">&lt;&lt;</text:span><text:span text:style-name="T1487"><text:s/></text:span><text:span text:style-name="T1488">"Такой пользователь существует, отправляю..."</text:span><text:span text:style-name="T1489"><text:s/></text:span><text:span text:style-name="T1490">&lt;&lt;</text:span><text:span text:style-name="T1491"><text:s/></text:span><text:span text:style-name="T1492">endl</text:span><text:span text:style-name="T1493">;</text:span></text:p>
      <text:p text:style-name="P1494"><text:span text:style-name="T1495">                   <text:s/></text:span><text:span text:style-name="T1496">int</text:span><text:span text:style-name="T1497"><text:s/></text:span><text:span text:style-name="T1498">shift</text:span><text:span text:style-name="T1499"><text:s/></text:span><text:span text:style-name="T1500">=</text:span><text:span text:style-name="T1501"><text:s/></text:span><text:span text:style-name="T1502">command</text:span><text:span text:style-name="T1503">.</text:span><text:span text:style-name="T1504">size</text:span><text:span text:style-name="T1505">()<text:s/></text:span><text:span text:style-name="T1506">+</text:span><text:span text:style-name="T1507"><text:s/></text:span><text:span text:style-name="T1508">1</text:span><text:span text:style-name="T1509"><text:s/></text:span><text:span text:style-name="T1510">+</text:span><text:span text:style-name="T1511"><text:s/></text:span><text:span text:style-name="T1512">subcommand</text:span><text:span text:style-name="T1513">.</text:span><text:span text:style-name="T1514">size</text:span><text:span text:style-name="T1515">()<text:s/></text:span><text:span text:style-name="T1516">+</text:span><text:span text:style-name="T1517"><text:s/></text:span><text:span text:style-name="T1518">1</text:span><text:span text:style-name="T1519"><text:s/></text:span><text:span text:style-name="T1520">+</text:span><text:span text:style-name="T1521"><text:s/></text:span><text:span text:style-name="T1522">login_user</text:span><text:span text:style-name="T1523">.</text:span><text:span text:style-name="T1524">size</text:span><text:span text:style-name="T1525">()<text:s/></text:span><text:span text:style-name="T1526">+</text:span><text:span text:style-name="T1527"><text:s/></text:span><text:span text:style-name="T1528">1</text:span><text:span text:style-name="T1529">;</text:span></text:p>
      <text:p text:style-name="P1530"><text:span text:style-name="T1531">                   <text:s/></text:span><text:span text:style-name="T1532">send_message</text:span><text:span text:style-name="T1533">(</text:span><text:span text:style-name="T1534">login</text:span><text:span text:style-name="T1535">,<text:s/></text:span><text:span text:style-name="T1536">login_user</text:span><text:span text:style-name="T1537">,<text:s/></text:span><text:span text:style-name="T1538">mmapped_file_pointerSend</text:span><text:span text:style-name="T1539"><text:s/></text:span><text:span text:style-name="T1540">+</text:span><text:span text:style-name="T1541"><text:s/></text:span><text:span text:style-name="T1542">shift</text:span><text:span text:style-name="T1543">);</text:span></text:p>
      <text:soft-page-break/>
      <text:p text:style-name="P1544"><text:span text:style-name="T1545">                   <text:s/></text:span><text:span text:style-name="T1546">cout</text:span><text:span text:style-name="T1547"><text:s/></text:span><text:span text:style-name="T1548">&lt;&lt;</text:span><text:span text:style-name="T1549"><text:s/></text:span><text:span text:style-name="T1550">login</text:span><text:span text:style-name="T1551"><text:s/></text:span><text:span text:style-name="T1552">&lt;&lt;</text:span><text:span text:style-name="T1553"><text:s/></text:span><text:span text:style-name="T1554">" "</text:span><text:span text:style-name="T1555"><text:s/></text:span><text:span text:style-name="T1556">&lt;&lt;</text:span><text:span text:style-name="T1557"><text:s/></text:span><text:span text:style-name="T1558">"</text:span><text:span text:style-name="T1559">Вот</text:span><text:span text:style-name="T1560"><text:s/></text:span><text:span text:style-name="T1561">что</text:span><text:span text:style-name="T1562">: "</text:span><text:span text:style-name="T1563"><text:s/></text:span><text:span text:style-name="T1564">&lt;&lt;</text:span><text:span text:style-name="T1565"><text:s/></text:span><text:span text:style-name="T1566">mmapped_file_pointerSend</text:span><text:span text:style-name="T1567"><text:s/></text:span><text:span text:style-name="T1568">+</text:span><text:span text:style-name="T1569"><text:s/></text:span><text:span text:style-name="T1570">shift</text:span><text:span text:style-name="T1571"><text:s/></text:span><text:span text:style-name="T1572">&lt;&lt;</text:span><text:span text:style-name="T1573"><text:s/></text:span><text:span text:style-name="T1574">endl</text:span><text:span text:style-name="T1575">;</text:span></text:p>
      <text:p text:style-name="P1576"><text:span text:style-name="T1577">                   <text:s/></text:span><text:span text:style-name="T1578">strcpy</text:span><text:span text:style-name="T1579">(</text:span><text:span text:style-name="T1580">mmapped_file_pointerSend</text:span><text:span text:style-name="T1581">,<text:s/></text:span><text:span text:style-name="T1582">itos</text:span><text:span text:style-name="T1583">(</text:span><text:span text:style-name="T1584">SERVER_RESPONSE</text:span><text:span text:style-name="T1585">::</text:span><text:span text:style-name="T1586">SEND_USER_DONE</text:span><text:span text:style-name="T1587">).</text:span><text:span text:style-name="T1588">c_str</text:span><text:span text:style-name="T1589">());</text:span></text:p>
      <text:p text:style-name="P1590"><text:span text:style-name="T1591">               <text:s/></text:span><text:span text:style-name="T1592">}<text:s/></text:span><text:span text:style-name="T1593">else</text:span><text:span text:style-name="T1594"><text:s/>{</text:span></text:p>
      <text:p text:style-name="P1595"><text:span text:style-name="T1596">                   <text:s/></text:span><text:span text:style-name="T1597">cout</text:span><text:span text:style-name="T1598"><text:s/></text:span><text:span text:style-name="T1599">&lt;&lt;</text:span><text:span text:style-name="T1600"><text:s/></text:span><text:span text:style-name="T1601">login</text:span><text:span text:style-name="T1602"><text:s/></text:span><text:span text:style-name="T1603">&lt;&lt;</text:span><text:span text:style-name="T1604"><text:s/></text:span><text:span text:style-name="T1605">" "</text:span><text:span text:style-name="T1606"><text:s/></text:span><text:span text:style-name="T1607">&lt;&lt;</text:span><text:span text:style-name="T1608"><text:s/></text:span><text:span text:style-name="T1609">"Такого пользователя не существует!"</text:span><text:span text:style-name="T1610"><text:s/></text:span><text:span text:style-name="T1611">&lt;&lt;</text:span><text:span text:style-name="T1612"><text:s/></text:span><text:span text:style-name="T1613">endl</text:span><text:span text:style-name="T1614">;</text:span></text:p>
      <text:p text:style-name="P1615"><text:span text:style-name="T1616">                   <text:s/></text:span><text:span text:style-name="T1617">strcpy</text:span><text:span text:style-name="T1618">(</text:span><text:span text:style-name="T1619">mmapped_file_pointerSend</text:span><text:span text:style-name="T1620">,<text:s/></text:span><text:span text:style-name="T1621">itos</text:span><text:span text:style-name="T1622">(</text:span><text:span text:style-name="T1623">SERVER_RESPONSE</text:span><text:span text:style-name="T1624">::</text:span><text:span text:style-name="T1625">SEND_USER_NOT_EXISTS</text:span><text:span text:style-name="T1626">).</text:span><text:span text:style-name="T1627">c_str</text:span><text:span text:style-name="T1628">());</text:span></text:p>
      <text:p text:style-name="P1629">                }</text:p>
      <text:p text:style-name="P1630"><text:span text:style-name="T1631">            }<text:s/></text:span><text:span text:style-name="T1632">else</text:span><text:span text:style-name="T1633"><text:s/></text:span><text:span text:style-name="T1634">if</text:span><text:span text:style-name="T1635"><text:s/>(</text:span><text:span text:style-name="T1636">subcommand</text:span><text:span text:style-name="T1637"><text:s/></text:span><text:span text:style-name="T1638">==</text:span><text:span text:style-name="T1639"><text:s/></text:span><text:span text:style-name="T1640">"group"</text:span><text:span text:style-name="T1641">) {</text:span></text:p>
      <text:p text:style-name="P1642"><text:span text:style-name="T1643">               <text:s/></text:span><text:span text:style-name="T1644">cout</text:span><text:span text:style-name="T1645"><text:s/></text:span><text:span text:style-name="T1646">&lt;&lt;</text:span><text:span text:style-name="T1647"><text:s/></text:span><text:span text:style-name="T1648">login</text:span><text:span text:style-name="T1649"><text:s/></text:span><text:span text:style-name="T1650">&lt;&lt;</text:span><text:span text:style-name="T1651"><text:s/></text:span><text:span text:style-name="T1652">" "</text:span><text:span text:style-name="T1653"><text:s/></text:span><text:span text:style-name="T1654">&lt;&lt;</text:span><text:span text:style-name="T1655"><text:s/></text:span><text:span text:style-name="T1656">"</text:span><text:span text:style-name="T1657">Отправляем</text:span><text:span text:style-name="T1658"><text:s/></text:span><text:span text:style-name="T1659">в</text:span><text:span text:style-name="T1660"><text:s/></text:span><text:span text:style-name="T1661">группу</text:span><text:span text:style-name="T1662">"</text:span><text:span text:style-name="T1663"><text:s/></text:span><text:span text:style-name="T1664">&lt;&lt;</text:span><text:span text:style-name="T1665"><text:s/></text:span><text:span text:style-name="T1666">endl</text:span><text:span text:style-name="T1667">;</text:span></text:p>
      <text:p text:style-name="P1668"/>
      <text:p text:style-name="P1669"><text:span text:style-name="T1670">               <text:s/></text:span><text:span text:style-name="T1671">string</text:span><text:span text:style-name="T1672"><text:s/></text:span><text:span text:style-name="T1673">group_name</text:span><text:span text:style-name="T1674">;</text:span></text:p>
      <text:p text:style-name="P1675"><text:span text:style-name="T1676">               <text:s/></text:span><text:span text:style-name="T1677">ss</text:span><text:span text:style-name="T1678"><text:s/></text:span><text:span text:style-name="T1679">&gt;&gt;</text:span><text:span text:style-name="T1680"><text:s/></text:span><text:span text:style-name="T1681">group_name</text:span><text:span text:style-name="T1682">;</text:span></text:p>
      <text:p text:style-name="P1683"><text:span text:style-name="T1684">               <text:s/></text:span><text:span text:style-name="T1685">cout</text:span><text:span text:style-name="T1686"><text:s/></text:span><text:span text:style-name="T1687">&lt;&lt;</text:span><text:span text:style-name="T1688"><text:s/></text:span><text:span text:style-name="T1689">login</text:span><text:span text:style-name="T1690"><text:s/></text:span><text:span text:style-name="T1691">&lt;&lt;</text:span><text:span text:style-name="T1692"><text:s/></text:span><text:span text:style-name="T1693">" "</text:span><text:span text:style-name="T1694"><text:s/></text:span><text:span text:style-name="T1695">&lt;&lt;</text:span><text:span text:style-name="T1696"><text:s/></text:span><text:span text:style-name="T1697">"</text:span><text:span text:style-name="T1698">Требуемая</text:span><text:span text:style-name="T1699"><text:s/></text:span><text:span text:style-name="T1700">группа</text:span><text:span text:style-name="T1701">: "</text:span><text:span text:style-name="T1702"><text:s/></text:span><text:span text:style-name="T1703">&lt;&lt;</text:span><text:span text:style-name="T1704"><text:s/></text:span><text:span text:style-name="T1705">group_name</text:span><text:span text:style-name="T1706"><text:s/></text:span><text:span text:style-name="T1707">&lt;&lt;</text:span><text:span text:style-name="T1708"><text:s/></text:span><text:span text:style-name="T1709">endl</text:span><text:span text:style-name="T1710">;</text:span></text:p>
      <text:p text:style-name="P1711"/>
      <text:p text:style-name="P1712"><text:span text:style-name="T1713">               <text:s/></text:span><text:span text:style-name="T1714">if</text:span><text:span text:style-name="T1715"><text:s/>(</text:span><text:span text:style-name="T1716">groups</text:span><text:span text:style-name="T1717">.</text:span><text:span text:style-name="T1718">find</text:span><text:span text:style-name="T1719">(</text:span><text:span text:style-name="T1720">group_name</text:span><text:span text:style-name="T1721">)<text:s/></text:span><text:span text:style-name="T1722">!=</text:span><text:span text:style-name="T1723"><text:s/></text:span><text:span text:style-name="T1724">groups</text:span><text:span text:style-name="T1725">.</text:span><text:span text:style-name="T1726">end</text:span><text:span text:style-name="T1727">()) {</text:span></text:p>
      <text:p text:style-name="P1728"><text:span text:style-name="T1729">                   <text:s/></text:span><text:span text:style-name="T1730">cout</text:span><text:span text:style-name="T1731"><text:s/></text:span><text:span text:style-name="T1732">&lt;&lt;</text:span><text:span text:style-name="T1733"><text:s/></text:span><text:span text:style-name="T1734">login</text:span><text:span text:style-name="T1735"><text:s/></text:span><text:span text:style-name="T1736">&lt;&lt;</text:span><text:span text:style-name="T1737"><text:s/></text:span><text:span text:style-name="T1738">" "</text:span><text:span text:style-name="T1739"><text:s/></text:span><text:span text:style-name="T1740">&lt;&lt;</text:span><text:span text:style-name="T1741"><text:s/></text:span><text:span text:style-name="T1742">"Группа существует, отправляю..."</text:span><text:span text:style-name="T1743"><text:s/></text:span><text:span text:style-name="T1744">&lt;&lt;</text:span><text:span text:style-name="T1745"><text:s/></text:span><text:span text:style-name="T1746">endl</text:span><text:span text:style-name="T1747">;</text:span></text:p>
      <text:p text:style-name="P1748"><text:span text:style-name="T1749">                   <text:s/></text:span><text:span text:style-name="T1750">int</text:span><text:span text:style-name="T1751"><text:s/></text:span><text:span text:style-name="T1752">shift</text:span><text:span text:style-name="T1753"><text:s/></text:span><text:span text:style-name="T1754">=</text:span><text:span text:style-name="T1755"><text:s/></text:span><text:span text:style-name="T1756">command</text:span><text:span text:style-name="T1757">.</text:span><text:span text:style-name="T1758">size</text:span><text:span text:style-name="T1759">()<text:s/></text:span><text:span text:style-name="T1760">+</text:span><text:span text:style-name="T1761"><text:s/></text:span><text:span text:style-name="T1762">1</text:span><text:span text:style-name="T1763"><text:s/></text:span><text:span text:style-name="T1764">+</text:span><text:span text:style-name="T1765"><text:s/></text:span><text:span text:style-name="T1766">subcommand</text:span><text:span text:style-name="T1767">.</text:span><text:span text:style-name="T1768">size</text:span><text:span text:style-name="T1769">()<text:s/></text:span><text:span text:style-name="T1770">+</text:span><text:span text:style-name="T1771"><text:s/></text:span><text:span text:style-name="T1772">1</text:span><text:span text:style-name="T1773"><text:s/></text:span><text:span text:style-name="T1774">+</text:span><text:span text:style-name="T1775"><text:s/></text:span><text:span text:style-name="T1776">group_name</text:span><text:span text:style-name="T1777">.</text:span><text:span text:style-name="T1778">size</text:span><text:span text:style-name="T1779">()<text:s/></text:span><text:span text:style-name="T1780">+</text:span><text:span text:style-name="T1781"><text:s/></text:span><text:span text:style-name="T1782">1</text:span><text:span text:style-name="T1783">;</text:span></text:p>
      <text:p text:style-name="P1784"><text:span text:style-name="T1785">                   <text:s/></text:span><text:span text:style-name="T1786">send_message_group</text:span><text:span text:style-name="T1787">(</text:span><text:span text:style-name="T1788">login</text:span><text:span text:style-name="T1789">,<text:s/></text:span><text:span text:style-name="T1790">group_name</text:span><text:span text:style-name="T1791">,<text:s/></text:span><text:span text:style-name="T1792">mmapped_file_pointerSend</text:span><text:span text:style-name="T1793"><text:s/></text:span><text:span text:style-name="T1794">+</text:span><text:span text:style-name="T1795"><text:s/></text:span><text:span text:style-name="T1796">shift</text:span><text:span text:style-name="T1797">);</text:span></text:p>
      <text:p text:style-name="P1798"><text:span text:style-name="T1799">                   <text:s/></text:span><text:span text:style-name="T1800">cout</text:span><text:span text:style-name="T1801"><text:s/></text:span><text:span text:style-name="T1802">&lt;&lt;</text:span><text:span text:style-name="T1803"><text:s/></text:span><text:span text:style-name="T1804">login</text:span><text:span text:style-name="T1805"><text:s/></text:span><text:span text:style-name="T1806">&lt;&lt;</text:span><text:span text:style-name="T1807"><text:s/></text:span><text:span text:style-name="T1808">" "</text:span><text:span text:style-name="T1809"><text:s/></text:span><text:span text:style-name="T1810">&lt;&lt;</text:span><text:span text:style-name="T1811"><text:s/></text:span><text:span text:style-name="T1812">"</text:span><text:span text:style-name="T1813">Вот</text:span><text:span text:style-name="T1814"><text:s/></text:span><text:span text:style-name="T1815">что</text:span><text:span text:style-name="T1816">: "</text:span><text:span text:style-name="T1817"><text:s/></text:span><text:span text:style-name="T1818">&lt;&lt;</text:span><text:span text:style-name="T1819"><text:s/></text:span><text:span text:style-name="T1820">mmapped_file_pointerSend</text:span><text:span text:style-name="T1821"><text:s/></text:span><text:span text:style-name="T1822">+</text:span><text:span text:style-name="T1823"><text:s/></text:span><text:span text:style-name="T1824">shift</text:span><text:span text:style-name="T1825"><text:s/></text:span><text:span text:style-name="T1826">&lt;&lt;</text:span><text:span text:style-name="T1827"><text:s/></text:span><text:span text:style-name="T1828">endl</text:span><text:span text:style-name="T1829">;</text:span></text:p>
      <text:p text:style-name="P1830"><text:span text:style-name="T1831">                   <text:s/></text:span><text:span text:style-name="T1832">strcpy</text:span><text:span text:style-name="T1833">(</text:span><text:span text:style-name="T1834">mmapped_file_pointerSend</text:span><text:span text:style-name="T1835">,<text:s/></text:span><text:span text:style-name="T1836">itos</text:span><text:span text:style-name="T1837">(</text:span><text:span text:style-name="T1838">SERVER_RESPONSE</text:span><text:span text:style-name="T1839">::</text:span><text:span text:style-name="T1840">SEND_GROUP_DONE</text:span><text:span text:style-name="T1841">).</text:span><text:span text:style-name="T1842">c_str</text:span><text:span text:style-name="T1843">());</text:span></text:p>
      <text:p text:style-name="P1844"><text:span text:style-name="T1845">               <text:s/></text:span><text:span text:style-name="T1846">}<text:s/></text:span><text:span text:style-name="T1847">else</text:span><text:span text:style-name="T1848"><text:s/>{</text:span></text:p>
      <text:p text:style-name="P1849"><text:span text:style-name="T1850">                   <text:s/></text:span><text:span text:style-name="T1851">cout</text:span><text:span text:style-name="T1852"><text:s/></text:span><text:span text:style-name="T1853">&lt;&lt;</text:span><text:span text:style-name="T1854"><text:s/></text:span><text:span text:style-name="T1855">login</text:span><text:span text:style-name="T1856"><text:s/></text:span><text:span text:style-name="T1857">&lt;&lt;</text:span><text:span text:style-name="T1858"><text:s/></text:span><text:span text:style-name="T1859">" "</text:span><text:span text:style-name="T1860"><text:s/></text:span><text:span text:style-name="T1861">&lt;&lt;</text:span><text:span text:style-name="T1862"><text:s/></text:span><text:span text:style-name="T1863">"Такой группы не существует"</text:span><text:span text:style-name="T1864"><text:s/></text:span><text:span text:style-name="T1865">&lt;&lt;</text:span><text:span text:style-name="T1866"><text:s/></text:span><text:span text:style-name="T1867">endl</text:span><text:span text:style-name="T1868">;</text:span></text:p>
      <text:p text:style-name="P1869"><text:span text:style-name="T1870">                   <text:s/></text:span><text:span text:style-name="T1871">strcpy</text:span><text:span text:style-name="T1872">(</text:span><text:span text:style-name="T1873">mmapped_file_pointerSend</text:span><text:span text:style-name="T1874">,<text:s/></text:span><text:span text:style-name="T1875">itos</text:span><text:span text:style-name="T1876">(</text:span><text:span text:style-name="T1877">SERVER_RESPONSE</text:span><text:span text:style-name="T1878">::</text:span><text:span text:style-name="T1879">SEND_GROUP_NOT_EXISTS</text:span><text:span text:style-name="T1880">).</text:span><text:span text:style-name="T1881">c_str</text:span><text:span text:style-name="T1882">());</text:span></text:p>
      <text:p text:style-name="P1883"><text:span text:style-name="T1884">               <text:s/></text:span><text:span text:style-name="T1885">}</text:span></text:p>
      <text:p text:style-name="P1886"><text:span text:style-name="T1887">            }<text:s/></text:span><text:span text:style-name="T1888">else</text:span><text:span text:style-name="T1889"><text:s/>{</text:span></text:p>
      <text:p text:style-name="P1890"><text:span text:style-name="T1891">               <text:s/></text:span><text:span text:style-name="T1892">cout</text:span><text:span text:style-name="T1893"><text:s/></text:span><text:span text:style-name="T1894">&lt;&lt;</text:span><text:span text:style-name="T1895"><text:s/></text:span><text:span text:style-name="T1896">login</text:span><text:span text:style-name="T1897"><text:s/></text:span><text:span text:style-name="T1898">&lt;&lt;</text:span><text:span text:style-name="T1899"><text:s/></text:span><text:span text:style-name="T1900">" "</text:span><text:span text:style-name="T1901"><text:s/></text:span><text:span text:style-name="T1902">&lt;&lt;</text:span><text:span text:style-name="T1903"><text:s/></text:span><text:span text:style-name="T1904">"Неизвестная подкоманда!"</text:span><text:span text:style-name="T1905"><text:s/></text:span><text:span text:style-name="T1906">&lt;&lt;</text:span><text:span text:style-name="T1907"><text:s/></text:span><text:span text:style-name="T1908">endl</text:span><text:span text:style-name="T1909">;</text:span></text:p>
      <text:p text:style-name="P1910"><text:span text:style-name="T1911">               <text:s/></text:span><text:span text:style-name="T1912">strcpy</text:span><text:span text:style-name="T1913">(</text:span><text:span text:style-name="T1914">mmapped_file_pointerSend</text:span><text:span text:style-name="T1915">,<text:s/></text:span><text:span text:style-name="T1916">itos</text:span><text:span text:style-name="T1917">(</text:span><text:span text:style-name="T1918">SERVER_RESPONSE</text:span><text:span text:style-name="T1919">::</text:span><text:span text:style-name="T1920">SEND_UNKNOWN_SUBCOMMAND</text:span><text:span text:style-name="T1921">).</text:span><text:span text:style-name="T1922">c_str</text:span><text:span text:style-name="T1923">());</text:span></text:p>
      <text:p text:style-name="P1924"><text:span text:style-name="T1925">           <text:s/></text:span><text:span text:style-name="T1926">}</text:span></text:p>
      <text:p text:style-name="P1927"><text:span text:style-name="T1928">        }<text:s/></text:span><text:span text:style-name="T1929">else</text:span><text:span text:style-name="T1930"><text:s/>{</text:span></text:p>
      <text:p text:style-name="P1931"><text:span text:style-name="T1932">           <text:s/></text:span><text:span text:style-name="T1933">cout</text:span><text:span text:style-name="T1934"><text:s/></text:span><text:span text:style-name="T1935">&lt;&lt;</text:span><text:span text:style-name="T1936"><text:s/></text:span><text:span text:style-name="T1937">login</text:span><text:span text:style-name="T1938"><text:s/></text:span><text:span text:style-name="T1939">&lt;&lt;</text:span><text:span text:style-name="T1940"><text:s/></text:span><text:span text:style-name="T1941">" "</text:span><text:span text:style-name="T1942"><text:s/></text:span><text:span text:style-name="T1943">&lt;&lt;</text:span><text:span text:style-name="T1944"><text:s/></text:span><text:span text:style-name="T1945">"Неизвестная команда!"</text:span><text:span text:style-name="T1946"><text:s/></text:span><text:span text:style-name="T1947">&lt;&lt;</text:span><text:span text:style-name="T1948"><text:s/></text:span><text:span text:style-name="T1949">endl</text:span><text:span text:style-name="T1950">;</text:span></text:p>
      <text:p text:style-name="P1951"><text:span text:style-name="T1952">           <text:s/></text:span><text:span text:style-name="T1953">strcpy</text:span><text:span text:style-name="T1954">(</text:span><text:span text:style-name="T1955">mmapped_file_pointerSend</text:span><text:span text:style-name="T1956">,<text:s/></text:span><text:span text:style-name="T1957">itos</text:span><text:span text:style-name="T1958">(</text:span><text:span text:style-name="T1959">SERVER_RESPONSE</text:span><text:span text:style-name="T1960">::</text:span><text:span text:style-name="T1961">SEND_UNKNOWN_COMMAND</text:span><text:span text:style-name="T1962">).</text:span><text:span text:style-name="T1963">c_str</text:span><text:span text:style-name="T1964">());</text:span></text:p>
      <text:p text:style-name="P1965"><text:span text:style-name="T1966">       <text:s/></text:span><text:span text:style-name="T1967">}</text:span></text:p>
      <text:p text:style-name="P1968"/>
      <text:p text:style-name="P1969"><text:span text:style-name="T1970">       <text:s/></text:span><text:span text:style-name="T1971">cout</text:span><text:span text:style-name="T1972"><text:s/></text:span><text:span text:style-name="T1973">&lt;&lt;</text:span><text:span text:style-name="T1974"><text:s/></text:span><text:span text:style-name="T1975">login</text:span><text:span text:style-name="T1976"><text:s/></text:span><text:span text:style-name="T1977">&lt;&lt;</text:span><text:span text:style-name="T1978"><text:s/></text:span><text:span text:style-name="T1979">" "</text:span><text:span text:style-name="T1980"><text:s/></text:span><text:span text:style-name="T1981">&lt;&lt;</text:span><text:span text:style-name="T1982"><text:s/></text:span><text:span text:style-name="T1983">"Разблокирую клиента"</text:span><text:span text:style-name="T1984"><text:s/></text:span><text:span text:style-name="T1985">&lt;&lt;</text:span><text:span text:style-name="T1986"><text:s/></text:span><text:span text:style-name="T1987">endl</text:span><text:span text:style-name="T1988">;</text:span></text:p>
      <text:p text:style-name="P1989"><text:span text:style-name="T1990">       <text:s/></text:span><text:span text:style-name="T1991">sem_post</text:span><text:span text:style-name="T1992">(</text:span><text:span text:style-name="T1993">semaphore_clientSend</text:span><text:span text:style-name="T1994">,<text:s/></text:span><text:span text:style-name="T1995">1000ms</text:span><text:span text:style-name="T1996">);</text:span></text:p>
      <text:p text:style-name="P1997">    }</text:p>
      <text:p text:style-name="P1998">}</text:p>
      <text:p text:style-name="P1999"/>
      <text:p text:style-name="P2000"><text:span text:style-name="T2001">int</text:span><text:span text:style-name="T2002"><text:s/></text:span><text:span text:style-name="T2003">main</text:span><text:span text:style-name="T2004">() {</text:span></text:p>
      <text:p text:style-name="P2005"><text:span text:style-name="T2006">    // cout &lt;&lt; PARSE_RESPONSE[SERVER_RESPONSE(0)] &lt;&lt; endl;</text:span></text:p>
      <text:p text:style-name="P2007"/>
      <text:p text:style-name="P2008"><text:span text:style-name="T2009">   <text:s/></text:span><text:span text:style-name="T2010">const</text:span><text:span text:style-name="T2011"><text:s/></text:span><text:span text:style-name="T2012">char</text:span><text:span text:style-name="T2013">*</text:span><text:span text:style-name="T2014"><text:s/></text:span><text:span text:style-name="T2015">mmapped_file_name</text:span><text:span text:style-name="T2016"><text:s/></text:span><text:span text:style-name="T2017">=</text:span><text:span text:style-name="T2018"><text:s/></text:span><text:span text:style-name="T2019">"mmapped_file"</text:span><text:span text:style-name="T2020">;</text:span></text:p>
      <text:p text:style-name="P2021"><text:span text:style-name="T2022">   <text:s/></text:span><text:span text:style-name="T2023">const</text:span><text:span text:style-name="T2024"><text:s/></text:span><text:span text:style-name="T2025">char</text:span><text:span text:style-name="T2026">*</text:span><text:span text:style-name="T2027"><text:s/></text:span><text:span text:style-name="T2028">semaphore_name_server</text:span><text:span text:style-name="T2029"><text:s/></text:span><text:span text:style-name="T2030">=</text:span><text:span text:style-name="T2031"><text:s/></text:span><text:span text:style-name="T2032">"/semaphoreServer"</text:span><text:span text:style-name="T2033">;</text:span></text:p>
      <text:p text:style-name="P2034"><text:span text:style-name="T2035">   <text:s/></text:span><text:span text:style-name="T2036">const</text:span><text:span text:style-name="T2037"><text:s/></text:span><text:span text:style-name="T2038">char</text:span><text:span text:style-name="T2039">*</text:span><text:span text:style-name="T2040"><text:s/></text:span><text:span text:style-name="T2041">semaphore_name_client</text:span><text:span text:style-name="T2042"><text:s/></text:span><text:span text:style-name="T2043">=</text:span><text:span text:style-name="T2044"><text:s/></text:span><text:span text:style-name="T2045">"/semaphoreClient"</text:span><text:span text:style-name="T2046">;</text:span></text:p>
      <text:p text:style-name="P2047"><text:span text:style-name="T2048">   <text:s/></text:span><text:span text:style-name="T2049">const</text:span><text:span text:style-name="T2050"><text:s/></text:span><text:span text:style-name="T2051">char</text:span><text:span text:style-name="T2052">*</text:span><text:span text:style-name="T2053"><text:s/></text:span><text:span text:style-name="T2054">semaphore_name_temp</text:span><text:span text:style-name="T2055"><text:s/></text:span><text:span text:style-name="T2056">=</text:span><text:span text:style-name="T2057"><text:s/></text:span><text:span text:style-name="T2058">"/semaphoreTemp"</text:span><text:span text:style-name="T2059">;</text:span></text:p>
      <text:p text:style-name="P2060"/>
      <text:p text:style-name="P2061"><text:span text:style-name="T2062">   <text:s/></text:span><text:span text:style-name="T2063">shm_unlink</text:span><text:span text:style-name="T2064">(</text:span><text:span text:style-name="T2065">mmapped_file_name</text:span><text:span text:style-name="T2066">);</text:span></text:p>
      <text:p text:style-name="P2067"><text:span text:style-name="T2068">   <text:s/></text:span><text:span text:style-name="T2069">sem_unlink</text:span><text:span text:style-name="T2070">(</text:span><text:span text:style-name="T2071">semaphore_name_server</text:span><text:span text:style-name="T2072">);</text:span></text:p>
      <text:p text:style-name="P2073"><text:span text:style-name="T2074">   <text:s/></text:span><text:span text:style-name="T2075">sem_unlink</text:span><text:span text:style-name="T2076">(</text:span><text:span text:style-name="T2077">semaphore_name_client</text:span><text:span text:style-name="T2078">);</text:span></text:p>
      <text:p text:style-name="P2079"><text:span text:style-name="T2080">   <text:s/></text:span><text:span text:style-name="T2081">sem_unlink</text:span><text:span text:style-name="T2082">(</text:span><text:span text:style-name="T2083">semaphore_name_temp</text:span><text:span text:style-name="T2084">);</text:span></text:p>
      <text:p text:style-name="P2085"/>
      <text:p text:style-name="P2086"><text:span text:style-name="T2087">   <text:s/></text:span><text:span text:style-name="T2088">int</text:span><text:span text:style-name="T2089"><text:s/></text:span><text:span text:style-name="T2090">mmapped_file_descriptor</text:span><text:span text:style-name="T2091"><text:s/></text:span><text:span text:style-name="T2092">=</text:span><text:span text:style-name="T2093"><text:s/></text:span><text:span text:style-name="T2094">open_mmapped_file</text:span><text:span text:style-name="T2095">(</text:span><text:span text:style-name="T2096">mmapped_file_name</text:span><text:span text:style-name="T2097">);</text:span></text:p>
      <text:p text:style-name="P2098"><text:span text:style-name="T2099">   <text:s/></text:span><text:span text:style-name="T2100">char</text:span><text:span text:style-name="T2101">*</text:span><text:span text:style-name="T2102"><text:s/></text:span><text:span text:style-name="T2103">mmapped_file_pointer</text:span><text:span text:style-name="T2104"><text:s/></text:span><text:span text:style-name="T2105">=</text:span><text:span text:style-name="T2106"><text:s/></text:span><text:span text:style-name="T2107">open_mmap</text:span><text:span text:style-name="T2108">(</text:span><text:span text:style-name="T2109">mmapped_file_descriptor</text:span><text:span text:style-name="T2110">);</text:span></text:p>
      <text:p text:style-name="P2111"/>
      <text:p text:style-name="P2112"><text:span text:style-name="T2113">   <text:s/></text:span><text:span text:style-name="T2114">sem_t</text:span><text:span text:style-name="T2115">*</text:span><text:span text:style-name="T2116"><text:s/></text:span><text:span text:style-name="T2117">semaphore_server</text:span><text:span text:style-name="T2118"><text:s/></text:span><text:span text:style-name="T2119">=</text:span><text:span text:style-name="T2120"><text:s/></text:span><text:span text:style-name="T2121">create_semaphore</text:span><text:span text:style-name="T2122">(</text:span><text:span text:style-name="T2123">semaphore_name_server</text:span><text:span text:style-name="T2124">,<text:s/></text:span><text:span text:style-name="T2125">0</text:span><text:span text:style-name="T2126">);</text:span></text:p>
      <text:p text:style-name="P2127"><text:span text:style-name="T2128">   <text:s/></text:span><text:span text:style-name="T2129">sem_t</text:span><text:span text:style-name="T2130">*</text:span><text:span text:style-name="T2131"><text:s/></text:span><text:span text:style-name="T2132">semaphore_client</text:span><text:span text:style-name="T2133"><text:s/></text:span><text:span text:style-name="T2134">=</text:span><text:span text:style-name="T2135"><text:s/></text:span><text:span text:style-name="T2136">create_semaphore</text:span><text:span text:style-name="T2137">(</text:span><text:span text:style-name="T2138">semaphore_name_client</text:span><text:span text:style-name="T2139">,<text:s/></text:span><text:span text:style-name="T2140">0</text:span><text:span text:style-name="T2141">);</text:span></text:p>
      <text:p text:style-name="P2142"><text:span text:style-name="T2143">   <text:s/></text:span><text:span text:style-name="T2144">sem_t</text:span><text:span text:style-name="T2145">*</text:span><text:span text:style-name="T2146"><text:s/></text:span><text:span text:style-name="T2147">semaphore_temp</text:span><text:span text:style-name="T2148"><text:s/></text:span><text:span text:style-name="T2149">=</text:span><text:span text:style-name="T2150"><text:s/></text:span><text:span text:style-name="T2151">create_semaphore</text:span><text:span text:style-name="T2152">(</text:span><text:span text:style-name="T2153">semaphore_name_temp</text:span><text:span text:style-name="T2154">,<text:s/></text:span><text:span text:style-name="T2155">0</text:span><text:span text:style-name="T2156">);</text:span></text:p>
      <text:p text:style-name="P2157"/>
      <text:p text:style-name="P2158"><text:span text:style-name="T2159">   <text:s/></text:span><text:span text:style-name="T2160">vector</text:span><text:span text:style-name="T2161">&lt;</text:span><text:span text:style-name="T2162">thread</text:span><text:span text:style-name="T2163">&gt;</text:span><text:span text:style-name="T2164"><text:s/></text:span><text:span text:style-name="T2165">user_threads</text:span><text:span text:style-name="T2166">;</text:span></text:p>
      <text:p text:style-name="P2167"/>
      <text:p text:style-name="P2168"><text:span text:style-name="T2169">   <text:s/></text:span><text:span text:style-name="T2170">char</text:span><text:span text:style-name="T2171"><text:s/></text:span><text:span text:style-name="T2172">string</text:span><text:span text:style-name="T2173">[</text:span><text:span text:style-name="T2174">MAX_LENGTH</text:span><text:span text:style-name="T2175">];</text:span></text:p>
      <text:p text:style-name="P2176"><text:span text:style-name="T2177">   <text:s/></text:span><text:span text:style-name="T2178">while</text:span><text:span text:style-name="T2179"><text:s/>(</text:span><text:span text:style-name="T2180">1</text:span><text:span text:style-name="T2181">) {</text:span></text:p>
      <text:p text:style-name="P2182"><text:span text:style-name="T2183">       <text:s/></text:span><text:span text:style-name="T2184">cout</text:span><text:span text:style-name="T2185"><text:s/></text:span><text:span text:style-name="T2186">&lt;&lt;</text:span><text:span text:style-name="T2187"><text:s/></text:span><text:span text:style-name="T2188">"Скопировал имя временного семафора в общую память"</text:span><text:span text:style-name="T2189"><text:s/></text:span><text:span text:style-name="T2190">&lt;&lt;</text:span><text:span text:style-name="T2191"><text:s/></text:span><text:span text:style-name="T2192">endl</text:span><text:span text:style-name="T2193">;</text:span></text:p>
      <text:p text:style-name="P2194"><text:span text:style-name="T2195">       <text:s/></text:span><text:span text:style-name="T2196">strcpy</text:span><text:span text:style-name="T2197">(</text:span><text:span text:style-name="T2198">mmapped_file_pointer</text:span><text:span text:style-name="T2199">,<text:s/></text:span><text:span text:style-name="T2200">semaphore_name_temp</text:span><text:span text:style-name="T2201">);</text:span></text:p>
      <text:p text:style-name="P2202"/>
      <text:p text:style-name="P2203"><text:span text:style-name="T2204">        // std::this_thread::sleep_for(5000ms);</text:span></text:p>
      <text:p text:style-name="P2205"/>
      <text:p text:style-name="P2206"><text:span text:style-name="T2207">       <text:s/></text:span><text:span text:style-name="T2208">cout</text:span><text:span text:style-name="T2209"><text:s/></text:span><text:span text:style-name="T2210">&lt;&lt;</text:span><text:span text:style-name="T2211"><text:s/></text:span><text:span text:style-name="T2212">"Толкаю рандомного клиента"</text:span><text:span text:style-name="T2213"><text:s/></text:span><text:span text:style-name="T2214">&lt;&lt;</text:span><text:span text:style-name="T2215"><text:s/></text:span><text:span text:style-name="T2216">endl</text:span><text:span text:style-name="T2217">;</text:span></text:p>
      <text:p text:style-name="P2218"><text:span text:style-name="T2219">       <text:s/></text:span><text:span text:style-name="T2220">sem_post</text:span><text:span text:style-name="T2221">(</text:span><text:span text:style-name="T2222">semaphore_client</text:span><text:span text:style-name="T2223">,<text:s/></text:span><text:span text:style-name="T2224">1000ms</text:span><text:span text:style-name="T2225">);</text:span></text:p>
      <text:p text:style-name="P2226"><text:span text:style-name="T2227">       <text:s/></text:span><text:span text:style-name="T2228">cout</text:span><text:span text:style-name="T2229"><text:s/></text:span><text:span text:style-name="T2230">&lt;&lt;</text:span><text:span text:style-name="T2231"><text:s/></text:span><text:span text:style-name="T2232">"Жду пока откликнуться"</text:span><text:span text:style-name="T2233"><text:s/></text:span><text:span text:style-name="T2234">&lt;&lt;</text:span><text:span text:style-name="T2235"><text:s/></text:span><text:span text:style-name="T2236">endl</text:span><text:span text:style-name="T2237">;</text:span></text:p>
      <text:p text:style-name="P2238"><text:span text:style-name="T2239">       <text:s/></text:span><text:span text:style-name="T2240">sem_wait</text:span><text:span text:style-name="T2241">(</text:span><text:span text:style-name="T2242">semaphore_server</text:span><text:span text:style-name="T2243">);</text:span></text:p>
      <text:p text:style-name="P2244"/>
      <text:p text:style-name="P2245"><text:span text:style-name="T2246">       <text:s/></text:span><text:span text:style-name="T2247">bool</text:span><text:span text:style-name="T2248"><text:s/></text:span><text:span text:style-name="T2249">ok</text:span><text:span text:style-name="T2250"><text:s/></text:span><text:span text:style-name="T2251">=</text:span><text:span text:style-name="T2252"><text:s/></text:span><text:span text:style-name="T2253">false</text:span><text:span text:style-name="T2254">;</text:span></text:p>
      <text:p text:style-name="P2255"><text:span text:style-name="T2256">       <text:s/></text:span><text:span text:style-name="T2257">char</text:span><text:span text:style-name="T2258"><text:s/></text:span><text:span text:style-name="T2259">login</text:span><text:span text:style-name="T2260">[</text:span><text:span text:style-name="T2261">MAX_LENGTH</text:span><text:span text:style-name="T2262">];</text:span></text:p>
      <text:p text:style-name="P2263"><text:span text:style-name="T2264">       <text:s/></text:span><text:span text:style-name="T2265">while</text:span><text:span text:style-name="T2266"><text:s/>(</text:span><text:span text:style-name="T2267">true</text:span><text:span text:style-name="T2268">) {</text:span></text:p>
      <text:p text:style-name="P2269"><text:span text:style-name="T2270">           <text:s/></text:span><text:span text:style-name="T2271">cout</text:span><text:span text:style-name="T2272"><text:s/></text:span><text:span text:style-name="T2273">&lt;&lt;</text:span><text:span text:style-name="T2274"><text:s/></text:span><text:span text:style-name="T2275">"Откликнулись, читаю логин"</text:span><text:span text:style-name="T2276"><text:s/></text:span><text:span text:style-name="T2277">&lt;&lt;</text:span><text:span text:style-name="T2278"><text:s/></text:span><text:span text:style-name="T2279">endl</text:span><text:span text:style-name="T2280">;</text:span></text:p>
      <text:p text:style-name="P2281"><text:span text:style-name="T2282">           <text:s/></text:span><text:span text:style-name="T2283">strcpy</text:span><text:span text:style-name="T2284">(</text:span><text:span text:style-name="T2285">login</text:span><text:span text:style-name="T2286">,<text:s/></text:span><text:span text:style-name="T2287">mmapped_file_pointer</text:span><text:span text:style-name="T2288">);</text:span></text:p>
      <text:p text:style-name="P2289"><text:span text:style-name="T2290">           <text:s/></text:span><text:span text:style-name="T2291">cout</text:span><text:span text:style-name="T2292"><text:s/></text:span><text:span text:style-name="T2293">&lt;&lt;</text:span><text:span text:style-name="T2294"><text:s/></text:span><text:span text:style-name="T2295">"</text:span><text:span text:style-name="T2296">Вот</text:span><text:span text:style-name="T2297"><text:s/></text:span><text:span text:style-name="T2298">логин</text:span><text:span text:style-name="T2299">: "</text:span><text:span text:style-name="T2300"><text:s/></text:span><text:span text:style-name="T2301">&lt;&lt;</text:span><text:span text:style-name="T2302"><text:s/></text:span><text:span text:style-name="T2303">login</text:span><text:span text:style-name="T2304"><text:s/></text:span><text:span text:style-name="T2305">&lt;&lt;</text:span><text:span text:style-name="T2306"><text:s/></text:span><text:span text:style-name="T2307">endl</text:span><text:span text:style-name="T2308">;</text:span></text:p>
      <text:p text:style-name="P2309"/>
      <text:p text:style-name="P2310"><text:span text:style-name="T2311">           <text:s/></text:span><text:span text:style-name="T2312">cout</text:span><text:span text:style-name="T2313"><text:s/></text:span><text:span text:style-name="T2314">&lt;&lt;</text:span><text:span text:style-name="T2315"><text:s/></text:span><text:span text:style-name="T2316">"Проверяю, не занят ли он"</text:span><text:span text:style-name="T2317"><text:s/></text:span><text:span text:style-name="T2318">&lt;&lt;</text:span><text:span text:style-name="T2319"><text:s/></text:span><text:span text:style-name="T2320">endl</text:span><text:span text:style-name="T2321">;</text:span></text:p>
      <text:p text:style-name="P2322"><text:span text:style-name="T2323">           <text:s/></text:span><text:span text:style-name="T2324">if</text:span><text:span text:style-name="T2325"><text:s/>(</text:span><text:span text:style-name="T2326">clients</text:span><text:span text:style-name="T2327">.</text:span><text:span text:style-name="T2328">find</text:span><text:span text:style-name="T2329">(</text:span><text:span text:style-name="T2330">login</text:span><text:span text:style-name="T2331">)<text:s/></text:span><text:span text:style-name="T2332">==</text:span><text:span text:style-name="T2333"><text:s/></text:span><text:span text:style-name="T2334">clients</text:span><text:span text:style-name="T2335">.</text:span><text:span text:style-name="T2336">end</text:span><text:span text:style-name="T2337">()) {</text:span></text:p>
      <text:p text:style-name="P2338"><text:span text:style-name="T2339">               <text:s/></text:span><text:span text:style-name="T2340">cout</text:span><text:span text:style-name="T2341"><text:s/></text:span><text:span text:style-name="T2342">&lt;&lt;</text:span><text:span text:style-name="T2343"><text:s/></text:span><text:span text:style-name="T2344">"Не занят, сообщаю об успехе"</text:span><text:span text:style-name="T2345"><text:s/></text:span><text:span text:style-name="T2346">&lt;&lt;</text:span><text:span text:style-name="T2347"><text:s/></text:span><text:span text:style-name="T2348">endl</text:span><text:span text:style-name="T2349">;</text:span></text:p>
      <text:p text:style-name="P2350"><text:span text:style-name="T2351">               <text:s/></text:span><text:span text:style-name="T2352">strcpy</text:span><text:span text:style-name="T2353">(</text:span><text:span text:style-name="T2354">mmapped_file_pointer</text:span><text:span text:style-name="T2355">,<text:s/></text:span><text:span text:style-name="T2356">itos</text:span><text:span text:style-name="T2357">(</text:span><text:span text:style-name="T2358">SERVER_RESPONSE</text:span><text:span text:style-name="T2359">::</text:span><text:span text:style-name="T2360">LOGIN_DONE</text:span><text:span text:style-name="T2361">).</text:span><text:span text:style-name="T2362">c_str</text:span><text:span text:style-name="T2363">());</text:span></text:p>
      <text:p text:style-name="P2364"><text:span text:style-name="T2365">               <text:s/></text:span><text:span text:style-name="T2366">ok</text:span><text:span text:style-name="T2367"><text:s/></text:span><text:span text:style-name="T2368">=</text:span><text:span text:style-name="T2369"><text:s/></text:span><text:span text:style-name="T2370">true</text:span><text:span text:style-name="T2371">;</text:span></text:p>
      <text:p text:style-name="P2372"><text:span text:style-name="T2373">            }<text:s/></text:span><text:span text:style-name="T2374">else</text:span><text:span text:style-name="T2375"><text:s/>{</text:span></text:p>
      <text:p text:style-name="P2376"><text:span text:style-name="T2377">               <text:s/></text:span><text:span text:style-name="T2378">cout</text:span><text:span text:style-name="T2379"><text:s/></text:span><text:span text:style-name="T2380">&lt;&lt;</text:span><text:span text:style-name="T2381"><text:s/></text:span><text:span text:style-name="T2382">"Занят, сообщаю об этом"</text:span><text:span text:style-name="T2383"><text:s/></text:span><text:span text:style-name="T2384">&lt;&lt;</text:span><text:span text:style-name="T2385"><text:s/></text:span><text:span text:style-name="T2386">endl</text:span><text:span text:style-name="T2387">;</text:span></text:p>
      <text:p text:style-name="P2388"><text:span text:style-name="T2389">               <text:s/></text:span><text:span text:style-name="T2390">strcpy</text:span><text:span text:style-name="T2391">(</text:span><text:span text:style-name="T2392">mmapped_file_pointer</text:span><text:span text:style-name="T2393">,<text:s/></text:span><text:span text:style-name="T2394">itos</text:span><text:span text:style-name="T2395">(</text:span><text:span text:style-name="T2396">SERVER_RESPONSE</text:span><text:span text:style-name="T2397">::</text:span><text:span text:style-name="T2398">LOGIN_EXISTS</text:span><text:span text:style-name="T2399">).</text:span><text:span text:style-name="T2400">c_str</text:span><text:span text:style-name="T2401">());</text:span></text:p>
      <text:p text:style-name="P2402"><text:span text:style-name="T2403">           <text:s/></text:span><text:span text:style-name="T2404">}</text:span></text:p>
      <text:p text:style-name="P2405"/>
      <text:soft-page-break/>
      <text:p text:style-name="P2406"><text:span text:style-name="T2407">           <text:s/></text:span><text:span text:style-name="T2408">cout</text:span><text:span text:style-name="T2409"><text:s/></text:span><text:span text:style-name="T2410">&lt;&lt;</text:span><text:span text:style-name="T2411"><text:s/></text:span><text:span text:style-name="T2412">"Толкаю временный семафор"</text:span><text:span text:style-name="T2413"><text:s/></text:span><text:span text:style-name="T2414">&lt;&lt;</text:span><text:span text:style-name="T2415"><text:s/></text:span><text:span text:style-name="T2416">endl</text:span><text:span text:style-name="T2417">;</text:span></text:p>
      <text:p text:style-name="P2418"><text:span text:style-name="T2419">           <text:s/></text:span><text:span text:style-name="T2420">sem_post</text:span><text:span text:style-name="T2421">(</text:span><text:span text:style-name="T2422">semaphore_temp</text:span><text:span text:style-name="T2423">,<text:s/></text:span><text:span text:style-name="T2424">1000ms</text:span><text:span text:style-name="T2425">);</text:span></text:p>
      <text:p text:style-name="P2426"><text:span text:style-name="T2427">           <text:s/></text:span><text:span text:style-name="T2428">cout</text:span><text:span text:style-name="T2429"><text:s/></text:span><text:span text:style-name="T2430">&lt;&lt;</text:span><text:span text:style-name="T2431"><text:s/></text:span><text:span text:style-name="T2432">"</text:span><text:span text:style-name="T2433">Жду</text:span><text:span text:style-name="T2434"><text:s/></text:span><text:span text:style-name="T2435">реакции</text:span><text:span text:style-name="T2436">"</text:span><text:span text:style-name="T2437"><text:s/></text:span><text:span text:style-name="T2438">&lt;&lt;</text:span><text:span text:style-name="T2439"><text:s/></text:span><text:span text:style-name="T2440">endl</text:span><text:span text:style-name="T2441">;</text:span></text:p>
      <text:p text:style-name="P2442"><text:span text:style-name="T2443">           <text:s/></text:span><text:span text:style-name="T2444">sem_wait</text:span><text:span text:style-name="T2445">(</text:span><text:span text:style-name="T2446">semaphore_server</text:span><text:span text:style-name="T2447">);</text:span></text:p>
      <text:p text:style-name="P2448"/>
      <text:p text:style-name="P2449"><text:span text:style-name="T2450">           <text:s/></text:span><text:span text:style-name="T2451">if</text:span><text:span text:style-name="T2452"><text:s/>(</text:span><text:span text:style-name="T2453">ok</text:span><text:span text:style-name="T2454">)<text:s/></text:span><text:span text:style-name="T2455">break</text:span><text:span text:style-name="T2456">;</text:span></text:p>
      <text:p text:style-name="P2457">        }</text:p>
      <text:p text:style-name="P2458"/>
      <text:p text:style-name="P2459"><text:span text:style-name="T2460">       <text:s/></text:span><text:span text:style-name="T2461">cout</text:span><text:span text:style-name="T2462"><text:s/></text:span><text:span text:style-name="T2463">&lt;&lt;</text:span><text:span text:style-name="T2464"><text:s/></text:span><text:span text:style-name="T2465">"Отправляю уникальные каналы для связи"</text:span><text:span text:style-name="T2466"><text:s/></text:span><text:span text:style-name="T2467">&lt;&lt;</text:span><text:span text:style-name="T2468"><text:s/></text:span><text:span text:style-name="T2469">endl</text:span><text:span text:style-name="T2470">;</text:span></text:p>
      <text:p text:style-name="P2471"><text:span text:style-name="T2472">       <text:s/></text:span><text:span text:style-name="T2473">stringstream</text:span><text:span text:style-name="T2474"><text:s/></text:span><text:span text:style-name="T2475">ss</text:span><text:span text:style-name="T2476">;</text:span></text:p>
      <text:p text:style-name="P2477"><text:span text:style-name="T2478">       <text:s/></text:span><text:span text:style-name="T2479">ss</text:span><text:span text:style-name="T2480"><text:s/></text:span><text:span text:style-name="T2481">&lt;&lt;</text:span><text:span text:style-name="T2482"><text:s/></text:span><text:span text:style-name="T2483">"mmapped_fileSend"</text:span><text:span text:style-name="T2484"><text:s/></text:span><text:span text:style-name="T2485">&lt;&lt;</text:span><text:span text:style-name="T2486"><text:s/></text:span><text:span text:style-name="T2487">login</text:span><text:span text:style-name="T2488"><text:s/></text:span><text:span text:style-name="T2489">&lt;&lt;</text:span><text:span text:style-name="T2490"><text:s/></text:span><text:span text:style-name="T2491">" "</text:span><text:span text:style-name="T2492"><text:s/></text:span><text:span text:style-name="T2493">&lt;&lt;</text:span><text:span text:style-name="T2494"><text:s/></text:span><text:span text:style-name="T2495">"mmapped_fileRecv"</text:span><text:span text:style-name="T2496"><text:s/></text:span><text:span text:style-name="T2497">&lt;&lt;</text:span><text:span text:style-name="T2498"><text:s/></text:span><text:span text:style-name="T2499">login</text:span><text:span text:style-name="T2500"><text:s/></text:span><text:span text:style-name="T2501">&lt;&lt;</text:span><text:span text:style-name="T2502"><text:s/></text:span><text:span text:style-name="T2503">" "</text:span><text:span text:style-name="T2504"><text:s/></text:span><text:span text:style-name="T2505">&lt;&lt;</text:span><text:span text:style-name="T2506"><text:s/></text:span><text:span text:style-name="T2507">"/semaphoreServerSend"</text:span><text:span text:style-name="T2508"><text:s/></text:span><text:span text:style-name="T2509">&lt;&lt;</text:span><text:span text:style-name="T2510"><text:s/></text:span><text:span text:style-name="T2511">login</text:span><text:span text:style-name="T2512"><text:s/></text:span><text:span text:style-name="T2513">&lt;&lt;</text:span><text:span text:style-name="T2514"><text:s/></text:span><text:span text:style-name="T2515">" "</text:span><text:span text:style-name="T2516"><text:s/></text:span><text:span text:style-name="T2517">&lt;&lt;</text:span><text:span text:style-name="T2518"><text:s/></text:span><text:span text:style-name="T2519">"/semaphoreServerRecv"</text:span><text:span text:style-name="T2520"><text:s/></text:span><text:span text:style-name="T2521">&lt;&lt;</text:span><text:span text:style-name="T2522"><text:s/></text:span><text:span text:style-name="T2523">login</text:span><text:span text:style-name="T2524"><text:s/></text:span><text:span text:style-name="T2525">&lt;&lt;</text:span><text:span text:style-name="T2526"><text:s/></text:span><text:span text:style-name="T2527">" "</text:span><text:span text:style-name="T2528"><text:s/></text:span><text:span text:style-name="T2529">&lt;&lt;</text:span><text:span text:style-name="T2530"><text:s/></text:span><text:span text:style-name="T2531">"/semaphoreClientSend"</text:span><text:span text:style-name="T2532"><text:s/></text:span><text:span text:style-name="T2533">&lt;&lt;</text:span><text:span text:style-name="T2534"><text:s/></text:span><text:span text:style-name="T2535">login</text:span><text:span text:style-name="T2536"><text:s/></text:span><text:span text:style-name="T2537">&lt;&lt;</text:span><text:span text:style-name="T2538"><text:s/></text:span><text:span text:style-name="T2539">" "</text:span><text:span text:style-name="T2540"><text:s/></text:span><text:span text:style-name="T2541">&lt;&lt;</text:span><text:span text:style-name="T2542"><text:s/></text:span><text:span text:style-name="T2543">"/semaphoreClientRecv"</text:span><text:span text:style-name="T2544"><text:s/></text:span><text:span text:style-name="T2545">&lt;&lt;</text:span><text:span text:style-name="T2546"><text:s/></text:span><text:span text:style-name="T2547">login</text:span><text:span text:style-name="T2548">;</text:span></text:p>
      <text:p text:style-name="P2549"><text:span text:style-name="T2550">       <text:s/></text:span><text:span text:style-name="T2551">strcpy</text:span><text:span text:style-name="T2552">(</text:span><text:span text:style-name="T2553">mmapped_file_pointer</text:span><text:span text:style-name="T2554">,<text:s/></text:span><text:span text:style-name="T2555">ss</text:span><text:span text:style-name="T2556">.</text:span><text:span text:style-name="T2557">str</text:span><text:span text:style-name="T2558">().</text:span><text:span text:style-name="T2559">c_str</text:span><text:span text:style-name="T2560">());</text:span></text:p>
      <text:p text:style-name="P2561"><text:span text:style-name="T2562">       <text:s/></text:span><text:span text:style-name="T2563">cout</text:span><text:span text:style-name="T2564"><text:s/></text:span><text:span text:style-name="T2565">&lt;&lt;</text:span><text:span text:style-name="T2566"><text:s/></text:span><text:span text:style-name="T2567">"Отправил такое сообщение:</text:span><text:span text:style-name="T2568">\n</text:span><text:span text:style-name="T2569">"</text:span><text:span text:style-name="T2570"><text:s/></text:span><text:span text:style-name="T2571">&lt;&lt;</text:span><text:span text:style-name="T2572"><text:s/></text:span><text:span text:style-name="T2573">mmapped_file_pointer</text:span><text:span text:style-name="T2574"><text:s/></text:span><text:span text:style-name="T2575">&lt;&lt;</text:span><text:span text:style-name="T2576"><text:s/></text:span><text:span text:style-name="T2577">endl</text:span><text:span text:style-name="T2578">;</text:span></text:p>
      <text:p text:style-name="P2579">       <text:s/></text:p>
      <text:p text:style-name="P2580"><text:span text:style-name="T2581">       <text:s/></text:span><text:span text:style-name="T2582">cout</text:span><text:span text:style-name="T2583"><text:s/></text:span><text:span text:style-name="T2584">&lt;&lt;</text:span><text:span text:style-name="T2585"><text:s/></text:span><text:span text:style-name="T2586">"Создаю поток для этого пользователя"</text:span><text:span text:style-name="T2587"><text:s/></text:span><text:span text:style-name="T2588">&lt;&lt;</text:span><text:span text:style-name="T2589"><text:s/></text:span><text:span text:style-name="T2590">endl</text:span><text:span text:style-name="T2591">;</text:span></text:p>
      <text:p text:style-name="P2592"><text:span text:style-name="T2593">       <text:s/></text:span><text:span text:style-name="T2594">ss</text:span><text:span text:style-name="T2595"><text:s/></text:span><text:span text:style-name="T2596">&lt;&lt;</text:span><text:span text:style-name="T2597"><text:s/></text:span><text:span text:style-name="T2598">" "</text:span><text:span text:style-name="T2599"><text:s/></text:span><text:span text:style-name="T2600">&lt;&lt;</text:span><text:span text:style-name="T2601"><text:s/></text:span><text:span text:style-name="T2602">login</text:span><text:span text:style-name="T2603">;</text:span></text:p>
      <text:p text:style-name="P2604"><text:span text:style-name="T2605">       <text:s/></text:span><text:span text:style-name="T2606">user_threads</text:span><text:span text:style-name="T2607">.</text:span><text:span text:style-name="T2608">emplace_back</text:span><text:span text:style-name="T2609">(</text:span><text:span text:style-name="T2610">user_thread</text:span><text:span text:style-name="T2611">,<text:s/></text:span><text:span text:style-name="T2612">ss</text:span><text:span text:style-name="T2613">.</text:span><text:span text:style-name="T2614">str</text:span><text:span text:style-name="T2615">());</text:span></text:p>
      <text:p text:style-name="P2616"/>
      <text:p text:style-name="P2617"><text:span text:style-name="T2618">       <text:s/></text:span><text:span text:style-name="T2619">cout</text:span><text:span text:style-name="T2620"><text:s/></text:span><text:span text:style-name="T2621">&lt;&lt;</text:span><text:span text:style-name="T2622"><text:s/></text:span><text:span text:style-name="T2623">"Толкаю временный семафор"</text:span><text:span text:style-name="T2624"><text:s/></text:span><text:span text:style-name="T2625">&lt;&lt;</text:span><text:span text:style-name="T2626"><text:s/></text:span><text:span text:style-name="T2627">endl</text:span><text:span text:style-name="T2628">;</text:span></text:p>
      <text:p text:style-name="P2629"><text:span text:style-name="T2630">       <text:s/></text:span><text:span text:style-name="T2631">sem_post</text:span><text:span text:style-name="T2632">(</text:span><text:span text:style-name="T2633">semaphore_temp</text:span><text:span text:style-name="T2634">,<text:s/></text:span><text:span text:style-name="T2635">1000ms</text:span><text:span text:style-name="T2636">);</text:span></text:p>
      <text:p text:style-name="P2637"><text:span text:style-name="T2638">       <text:s/></text:span><text:span text:style-name="T2639">cout</text:span><text:span text:style-name="T2640"><text:s/></text:span><text:span text:style-name="T2641">&lt;&lt;</text:span><text:span text:style-name="T2642"><text:s/></text:span><text:span text:style-name="T2643">"Жду, пока разберут данные, чтобы не перетереть их потом"</text:span><text:span text:style-name="T2644"><text:s/></text:span><text:span text:style-name="T2645">&lt;&lt;</text:span><text:span text:style-name="T2646"><text:s/></text:span><text:span text:style-name="T2647">endl</text:span><text:span text:style-name="T2648">;</text:span></text:p>
      <text:p text:style-name="P2649"><text:span text:style-name="T2650">       <text:s/></text:span><text:span text:style-name="T2651">sem_wait</text:span><text:span text:style-name="T2652">(</text:span><text:span text:style-name="T2653">semaphore_server</text:span><text:span text:style-name="T2654">);</text:span></text:p>
      <text:p text:style-name="P2655">    }</text:p>
      <text:p text:style-name="P2656"/>
      <text:p text:style-name="P2657"><text:span text:style-name="T2658">   <text:s/></text:span><text:span text:style-name="T2659">munmap</text:span><text:span text:style-name="T2660">(</text:span><text:span text:style-name="T2661">mmapped_file_pointer</text:span><text:span text:style-name="T2662">,<text:s/></text:span><text:span text:style-name="T2663">0</text:span><text:span text:style-name="T2664">);</text:span></text:p>
      <text:p text:style-name="P2665"><text:span text:style-name="T2666">   <text:s/></text:span><text:span text:style-name="T2667">shm_unlink</text:span><text:span text:style-name="T2668">(</text:span><text:span text:style-name="T2669">mmapped_file_name</text:span><text:span text:style-name="T2670">);</text:span></text:p>
      <text:p text:style-name="P2671"/>
      <text:p text:style-name="P2672"><text:span text:style-name="T2673">   <text:s/></text:span><text:span text:style-name="T2674">sem_close</text:span><text:span text:style-name="T2675">(</text:span><text:span text:style-name="T2676">semaphore_server</text:span><text:span text:style-name="T2677">);</text:span></text:p>
      <text:p text:style-name="P2678"><text:span text:style-name="T2679">   <text:s/></text:span><text:span text:style-name="T2680">sem_close</text:span><text:span text:style-name="T2681">(</text:span><text:span text:style-name="T2682">semaphore_client</text:span><text:span text:style-name="T2683">);</text:span></text:p>
      <text:p text:style-name="P2684"><text:span text:style-name="T2685">   <text:s/></text:span><text:span text:style-name="T2686">sem_close</text:span><text:span text:style-name="T2687">(</text:span><text:span text:style-name="T2688">semaphore_temp</text:span><text:span text:style-name="T2689">);</text:span></text:p>
      <text:p text:style-name="P2690"><text:span text:style-name="T2691">   <text:s/></text:span><text:span text:style-name="T2692">sem_unlink</text:span><text:span text:style-name="T2693">(</text:span><text:span text:style-name="T2694">semaphore_name_server</text:span><text:span text:style-name="T2695">);</text:span></text:p>
      <text:p text:style-name="P2696"><text:span text:style-name="T2697">   <text:s/></text:span><text:span text:style-name="T2698">sem_unlink</text:span><text:span text:style-name="T2699">(</text:span><text:span text:style-name="T2700">semaphore_name_client</text:span><text:span text:style-name="T2701">);</text:span></text:p>
      <text:p text:style-name="P2702"><text:span text:style-name="T2703">   <text:s/></text:span><text:span text:style-name="T2704">sem_unlink</text:span><text:span text:style-name="T2705">(</text:span><text:span text:style-name="T2706">semaphore_name_temp</text:span><text:span text:style-name="T2707">);</text:span></text:p>
      <text:p text:style-name="P2708">}</text:p>
      <text:p text:style-name="P2709">-----------------------------------------------------------</text:p>
      <text:p text:style-name="P2710">client.cpp</text:p>
      <text:p text:style-name="P2711">-----------------------------------------------------------</text:p>
      <text:p text:style-name="P2712"><text:span text:style-name="T2713">#include</text:span><text:span text:style-name="T2714"><text:s/></text:span><text:span text:style-name="T2715">"lib.hpp"</text:span></text:p>
      <text:p text:style-name="P2716"/>
      <text:p text:style-name="P2717"><text:span text:style-name="T2718">void</text:span><text:span text:style-name="T2719"><text:s/></text:span><text:span text:style-name="T2720">receiving</text:span><text:span text:style-name="T2721">(</text:span><text:span text:style-name="T2722">char*</text:span><text:span text:style-name="T2723"><text:s/></text:span><text:span text:style-name="T2724">mmapped_file_pointer</text:span><text:span text:style-name="T2725">,<text:s/></text:span><text:span text:style-name="T2726">sem_t</text:span><text:span text:style-name="T2727">*</text:span><text:span text:style-name="T2728"><text:s/></text:span><text:span text:style-name="T2729">semaphore_server</text:span><text:span text:style-name="T2730">,<text:s/></text:span><text:span text:style-name="T2731">sem_t</text:span><text:span text:style-name="T2732">*</text:span><text:span text:style-name="T2733"><text:s/></text:span><text:span text:style-name="T2734">semaphore_client</text:span><text:span text:style-name="T2735">) {</text:span></text:p>
      <text:p text:style-name="P2736"><text:span text:style-name="T2737">   <text:s/></text:span><text:span text:style-name="T2738">// cout &lt;&lt; "Я поток получений сообщений" &lt;&lt; endl;</text:span></text:p>
      <text:p text:style-name="P2739"/>
      <text:p text:style-name="P2740"><text:span text:style-name="T2741">   <text:s/></text:span><text:span text:style-name="T2742">while</text:span><text:span text:style-name="T2743"><text:s/>(</text:span><text:span text:style-name="T2744">true</text:span><text:span text:style-name="T2745">) {</text:span></text:p>
      <text:p text:style-name="P2746"><text:span text:style-name="T2747">        // cout &lt;&lt; "Жду уведомления о получении сообщения" &lt;&lt; endl;</text:span></text:p>
      <text:p text:style-name="P2748"><text:span text:style-name="T2749">       <text:s/></text:span><text:span text:style-name="T2750">sem_wait</text:span><text:span text:style-name="T2751">(</text:span><text:span text:style-name="T2752">semaphore_client</text:span><text:span text:style-name="T2753">);</text:span></text:p>
      <text:p text:style-name="P2754"/>
      <text:p text:style-name="P2755"><text:span text:style-name="T2756">       <text:s/></text:span><text:span text:style-name="T2757">cout</text:span><text:span text:style-name="T2758"><text:s/></text:span><text:span text:style-name="T2759">&lt;&lt;</text:span><text:span text:style-name="T2760"><text:s/></text:span><text:span text:style-name="T2761">"</text:span><text:span text:style-name="T2762">Сообщение</text:span><text:span text:style-name="T2763"><text:s/></text:span><text:span text:style-name="T2764">получено</text:span><text:span text:style-name="T2765">:"</text:span><text:span text:style-name="T2766"><text:s/></text:span><text:span text:style-name="T2767">&lt;&lt;</text:span><text:span text:style-name="T2768"><text:s/></text:span><text:span text:style-name="T2769">endl</text:span><text:span text:style-name="T2770">;</text:span></text:p>
      <text:soft-page-break/>
      <text:p text:style-name="P2771"><text:span text:style-name="T2772">       <text:s/></text:span><text:span text:style-name="T2773">cout</text:span><text:span text:style-name="T2774"><text:s/></text:span><text:span text:style-name="T2775">&lt;&lt;</text:span><text:span text:style-name="T2776"><text:s/></text:span><text:span text:style-name="T2777">mmapped_file_pointer</text:span><text:span text:style-name="T2778">;</text:span></text:p>
      <text:p text:style-name="P2779">    }</text:p>
      <text:p text:style-name="P2780">}</text:p>
      <text:p text:style-name="P2781"/>
      <text:p text:style-name="P2782"><text:span text:style-name="T2783">void</text:span><text:span text:style-name="T2784"><text:s/></text:span><text:span text:style-name="T2785">sending</text:span><text:span text:style-name="T2786">(</text:span><text:span text:style-name="T2787">char*</text:span><text:span text:style-name="T2788"><text:s/></text:span><text:span text:style-name="T2789">mmapped_file_pointer</text:span><text:span text:style-name="T2790">,<text:s/></text:span><text:span text:style-name="T2791">sem_t</text:span><text:span text:style-name="T2792">*</text:span><text:span text:style-name="T2793"><text:s/></text:span><text:span text:style-name="T2794">semaphore_server</text:span><text:span text:style-name="T2795">,<text:s/></text:span><text:span text:style-name="T2796">sem_t</text:span><text:span text:style-name="T2797">*</text:span><text:span text:style-name="T2798"><text:s/></text:span><text:span text:style-name="T2799">semaphore_client</text:span><text:span text:style-name="T2800">) {</text:span></text:p>
      <text:p text:style-name="P2801"><text:span text:style-name="T2802">   <text:s/></text:span><text:span text:style-name="T2803">// cout &lt;&lt; "Я поток отправки сообщений" &lt;&lt; endl;</text:span></text:p>
      <text:p text:style-name="P2804"><text:span text:style-name="T2805">   <text:s/></text:span><text:span text:style-name="T2806">cout</text:span><text:span text:style-name="T2807"><text:s/></text:span><text:span text:style-name="T2808">&lt;&lt;</text:span><text:span text:style-name="T2809"><text:s/></text:span><text:span text:style-name="T2810">"Список доступных команд:</text:span><text:span text:style-name="T2811">\n</text:span><text:span text:style-name="T2812">"</text:span></text:p>
      <text:p text:style-name="P2813"><text:span text:style-name="T2814">   <text:s/></text:span><text:span text:style-name="T2815">&lt;&lt;</text:span><text:span text:style-name="T2816"><text:s/></text:span><text:span text:style-name="T2817">"$ send user login message - отправить пользователю с логином login сообщение message</text:span><text:span text:style-name="T2818">\n</text:span><text:span text:style-name="T2819">"</text:span></text:p>
      <text:p text:style-name="P2820"><text:span text:style-name="T2821">   <text:s/></text:span><text:span text:style-name="T2822">&lt;&lt;</text:span><text:span text:style-name="T2823"><text:s/></text:span><text:span text:style-name="T2824">"$ create name - создать группу с именем name (после создания вы автоматически в нее вступите)</text:span><text:span text:style-name="T2825">\n</text:span><text:span text:style-name="T2826">"</text:span></text:p>
      <text:p text:style-name="P2827"><text:span text:style-name="T2828">   <text:s/></text:span><text:span text:style-name="T2829">&lt;&lt;</text:span><text:span text:style-name="T2830"><text:s/></text:span><text:span text:style-name="T2831">"$ join name - отправить пользователю с логином login сообщение message</text:span><text:span text:style-name="T2832">\n</text:span><text:span text:style-name="T2833">"</text:span></text:p>
      <text:p text:style-name="P2834"><text:span text:style-name="T2835">   <text:s/></text:span><text:span text:style-name="T2836">&lt;&lt;</text:span><text:span text:style-name="T2837"><text:s/></text:span><text:span text:style-name="T2838">"$ send group name message - отправить в группу с именем name сообщение message</text:span><text:span text:style-name="T2839">\n</text:span><text:span text:style-name="T2840">"</text:span></text:p>
      <text:p text:style-name="P2841"><text:span text:style-name="T2842">   <text:s/></text:span><text:span text:style-name="T2843">&lt;&lt;</text:span><text:span text:style-name="T2844"><text:s/></text:span><text:span text:style-name="T2845">endl</text:span><text:span text:style-name="T2846">;</text:span></text:p>
      <text:p text:style-name="P2847"><text:span text:style-name="T2848">   <text:s/></text:span><text:span text:style-name="T2849">cin</text:span><text:span text:style-name="T2850">.</text:span><text:span text:style-name="T2851">clear</text:span><text:span text:style-name="T2852">();</text:span></text:p>
      <text:p text:style-name="P2853"><text:span text:style-name="T2854">   <text:s/></text:span><text:span text:style-name="T2855">cin</text:span><text:span text:style-name="T2856">.</text:span><text:span text:style-name="T2857">ignore</text:span><text:span text:style-name="T2858">(</text:span><text:span text:style-name="T2859">numeric_limits</text:span><text:span text:style-name="T2860">&lt;</text:span><text:span text:style-name="T2861">std</text:span><text:span text:style-name="T2862">::</text:span><text:span text:style-name="T2863">streamsize</text:span><text:span text:style-name="T2864">&gt;::</text:span><text:span text:style-name="T2865">max</text:span><text:span text:style-name="T2866">(),<text:s/></text:span><text:span text:style-name="T2867">'</text:span><text:span text:style-name="T2868">\n</text:span><text:span text:style-name="T2869">'</text:span><text:span text:style-name="T2870">);</text:span></text:p>
      <text:p text:style-name="P2871"/>
      <text:p text:style-name="P2872"><text:span text:style-name="T2873">   <text:s/></text:span><text:span text:style-name="T2874">while</text:span><text:span text:style-name="T2875"><text:s/>(</text:span><text:span text:style-name="T2876">true</text:span><text:span text:style-name="T2877">) {</text:span></text:p>
      <text:p text:style-name="P2878"><text:span text:style-name="T2879">       <text:s/></text:span><text:span text:style-name="T2880">cout</text:span><text:span text:style-name="T2881"><text:s/></text:span><text:span text:style-name="T2882">&lt;&lt;</text:span><text:span text:style-name="T2883"><text:s/></text:span><text:span text:style-name="T2884">"</text:span><text:span text:style-name="T2885">Введите</text:span><text:span text:style-name="T2886"><text:s/></text:span><text:span text:style-name="T2887">команду</text:span><text:span text:style-name="T2888">:"</text:span><text:span text:style-name="T2889"><text:s/></text:span><text:span text:style-name="T2890">&lt;&lt;</text:span><text:span text:style-name="T2891"><text:s/></text:span><text:span text:style-name="T2892">endl</text:span><text:span text:style-name="T2893">;</text:span></text:p>
      <text:p text:style-name="P2894"><text:span text:style-name="T2895">       <text:s/></text:span><text:span text:style-name="T2896">string</text:span><text:span text:style-name="T2897"><text:s/></text:span><text:span text:style-name="T2898">request</text:span><text:span text:style-name="T2899">;</text:span></text:p>
      <text:p text:style-name="P2900"><text:span text:style-name="T2901">       <text:s/></text:span><text:span text:style-name="T2902">getline</text:span><text:span text:style-name="T2903">(</text:span><text:span text:style-name="T2904">cin</text:span><text:span text:style-name="T2905">,<text:s/></text:span><text:span text:style-name="T2906">request</text:span><text:span text:style-name="T2907">);</text:span></text:p>
      <text:p text:style-name="P2908"/>
      <text:p text:style-name="P2909"><text:span text:style-name="T2910">        // cout &lt;&lt; "</text:span><text:span text:style-name="T2911">Помещаю</text:span><text:span text:style-name="T2912"><text:s/></text:span><text:span text:style-name="T2913">команду</text:span><text:span text:style-name="T2914"><text:s/></text:span><text:span text:style-name="T2915">в</text:span><text:span text:style-name="T2916"><text:s/></text:span><text:span text:style-name="T2917">общую</text:span><text:span text:style-name="T2918"><text:s/></text:span><text:span text:style-name="T2919">память</text:span><text:span text:style-name="T2920">" &lt;&lt; endl;</text:span></text:p>
      <text:p text:style-name="P2921"><text:span text:style-name="T2922">       <text:s/></text:span><text:span text:style-name="T2923">strcpy</text:span><text:span text:style-name="T2924">(</text:span><text:span text:style-name="T2925">mmapped_file_pointer</text:span><text:span text:style-name="T2926">,<text:s/></text:span><text:span text:style-name="T2927">request</text:span><text:span text:style-name="T2928">.</text:span><text:span text:style-name="T2929">c_str</text:span><text:span text:style-name="T2930">());</text:span></text:p>
      <text:p text:style-name="P2931">       <text:s/></text:p>
      <text:p text:style-name="P2932"><text:span text:style-name="T2933">        // cout &lt;&lt; "</text:span><text:span text:style-name="T2934">Толкаю</text:span><text:span text:style-name="T2935"><text:s/></text:span><text:span text:style-name="T2936">сервер</text:span><text:span text:style-name="T2937">" &lt;&lt; endl;</text:span></text:p>
      <text:p text:style-name="P2938"><text:span text:style-name="T2939">       <text:s/></text:span><text:span text:style-name="T2940">sem_post</text:span><text:span text:style-name="T2941">(</text:span><text:span text:style-name="T2942">semaphore_server</text:span><text:span text:style-name="T2943">);</text:span></text:p>
      <text:p text:style-name="P2944"><text:span text:style-name="T2945">       <text:s/></text:span><text:span text:style-name="T2946">// cout &lt;&lt; "Жду обработки сообщения" &lt;&lt; endl;</text:span></text:p>
      <text:p text:style-name="P2947"><text:span text:style-name="T2948">       <text:s/></text:span><text:span text:style-name="T2949">sem_wait</text:span><text:span text:style-name="T2950">(</text:span><text:span text:style-name="T2951">semaphore_client</text:span><text:span text:style-name="T2952">);</text:span></text:p>
      <text:p text:style-name="P2953"/>
      <text:p text:style-name="P2954"><text:span text:style-name="T2955">        // cout &lt;&lt; "</text:span><text:span text:style-name="T2956">Дождался</text:span><text:span text:style-name="T2957">: " &lt;&lt; mmapped_file_pointer &lt;&lt; endl;</text:span></text:p>
      <text:p text:style-name="P2958"><text:span text:style-name="T2959">       <text:s/></text:span><text:span text:style-name="T2960">int</text:span><text:span text:style-name="T2961"><text:s/></text:span><text:span text:style-name="T2962">response</text:span><text:span text:style-name="T2963"><text:s/></text:span><text:span text:style-name="T2964">=</text:span><text:span text:style-name="T2965"><text:s/></text:span><text:span text:style-name="T2966">stoi</text:span><text:span text:style-name="T2967">(</text:span><text:span text:style-name="T2968">mmapped_file_pointer</text:span><text:span text:style-name="T2969">);</text:span></text:p>
      <text:p text:style-name="P2970"/>
      <text:p text:style-name="P2971"><text:span text:style-name="T2972">       <text:s/></text:span><text:span text:style-name="T2973">cout</text:span><text:span text:style-name="T2974"><text:s/></text:span><text:span text:style-name="T2975">&lt;&lt;</text:span><text:span text:style-name="T2976"><text:s/></text:span><text:span text:style-name="T2977">PARSE_RESPONSE</text:span><text:span text:style-name="T2978">[</text:span><text:span text:style-name="T2979">SERVER_RESPONSE</text:span><text:span text:style-name="T2980">(</text:span><text:span text:style-name="T2981">response</text:span><text:span text:style-name="T2982">)</text:span><text:span text:style-name="T2983">]</text:span><text:span text:style-name="T2984"><text:s/></text:span><text:span text:style-name="T2985">&lt;&lt;</text:span><text:span text:style-name="T2986"><text:s/></text:span><text:span text:style-name="T2987">endl</text:span><text:span text:style-name="T2988">;</text:span></text:p>
      <text:p text:style-name="P2989">    }</text:p>
      <text:p text:style-name="P2990">}</text:p>
      <text:p text:style-name="P2991"/>
      <text:p text:style-name="P2992"><text:span text:style-name="T2993">int</text:span><text:span text:style-name="T2994"><text:s/></text:span><text:span text:style-name="T2995">main</text:span><text:span text:style-name="T2996">() {</text:span></text:p>
      <text:p text:style-name="P2997"><text:span text:style-name="T2998">    // cout &lt;&lt; PARSE_RESPONSE[SERVER_RESPONSE(0)] &lt;&lt; endl;</text:span></text:p>
      <text:p text:style-name="P2999"/>
      <text:p text:style-name="P3000"><text:span text:style-name="T3001">   <text:s/></text:span><text:span text:style-name="T3002">const</text:span><text:span text:style-name="T3003"><text:s/></text:span><text:span text:style-name="T3004">char</text:span><text:span text:style-name="T3005">*</text:span><text:span text:style-name="T3006"><text:s/></text:span><text:span text:style-name="T3007">mmapped_file_name</text:span><text:span text:style-name="T3008"><text:s/></text:span><text:span text:style-name="T3009">=</text:span><text:span text:style-name="T3010"><text:s/></text:span><text:span text:style-name="T3011">"mmapped_file"</text:span><text:span text:style-name="T3012">;</text:span></text:p>
      <text:p text:style-name="P3013"><text:span text:style-name="T3014">   <text:s/></text:span><text:span text:style-name="T3015">const</text:span><text:span text:style-name="T3016"><text:s/></text:span><text:span text:style-name="T3017">char</text:span><text:span text:style-name="T3018">*</text:span><text:span text:style-name="T3019"><text:s/></text:span><text:span text:style-name="T3020">semaphore_name_server</text:span><text:span text:style-name="T3021"><text:s/></text:span><text:span text:style-name="T3022">=</text:span><text:span text:style-name="T3023"><text:s/></text:span><text:span text:style-name="T3024">"/semaphoreServer"</text:span><text:span text:style-name="T3025">;</text:span></text:p>
      <text:p text:style-name="P3026"><text:span text:style-name="T3027">   <text:s/></text:span><text:span text:style-name="T3028">const</text:span><text:span text:style-name="T3029"><text:s/></text:span><text:span text:style-name="T3030">char</text:span><text:span text:style-name="T3031">*</text:span><text:span text:style-name="T3032"><text:s/></text:span><text:span text:style-name="T3033">semaphore_name_client</text:span><text:span text:style-name="T3034"><text:s/></text:span><text:span text:style-name="T3035">=</text:span><text:span text:style-name="T3036"><text:s/></text:span><text:span text:style-name="T3037">"/semaphoreClient"</text:span><text:span text:style-name="T3038">;</text:span></text:p>
      <text:p text:style-name="P3039"/>
      <text:p text:style-name="P3040"><text:span text:style-name="T3041">   <text:s/></text:span><text:span text:style-name="T3042">int</text:span><text:span text:style-name="T3043"><text:s/></text:span><text:span text:style-name="T3044">mmapped_file_descriptor</text:span><text:span text:style-name="T3045"><text:s/></text:span><text:span text:style-name="T3046">=</text:span><text:span text:style-name="T3047"><text:s/></text:span><text:span text:style-name="T3048">open_mmapped_file</text:span><text:span text:style-name="T3049">(</text:span><text:span text:style-name="T3050">mmapped_file_name</text:span><text:span text:style-name="T3051">);</text:span></text:p>
      <text:p text:style-name="P3052"><text:span text:style-name="T3053">   <text:s/></text:span><text:span text:style-name="T3054">char</text:span><text:span text:style-name="T3055">*</text:span><text:span text:style-name="T3056"><text:s/></text:span><text:span text:style-name="T3057">mmapped_file_pointer</text:span><text:span text:style-name="T3058"><text:s/></text:span><text:span text:style-name="T3059">=</text:span><text:span text:style-name="T3060"><text:s/></text:span><text:span text:style-name="T3061">open_mmap</text:span><text:span text:style-name="T3062">(</text:span><text:span text:style-name="T3063">mmapped_file_descriptor</text:span><text:span text:style-name="T3064">);</text:span></text:p>
      <text:p text:style-name="P3065"/>
      <text:p text:style-name="P3066"><text:span text:style-name="T3067">   <text:s/></text:span><text:span text:style-name="T3068">sem_t</text:span><text:span text:style-name="T3069">*</text:span><text:span text:style-name="T3070"><text:s/></text:span><text:span text:style-name="T3071">semaphore_server</text:span><text:span text:style-name="T3072"><text:s/></text:span><text:span text:style-name="T3073">=</text:span><text:span text:style-name="T3074"><text:s/></text:span><text:span text:style-name="T3075">open_semaphore</text:span><text:span text:style-name="T3076">(</text:span><text:span text:style-name="T3077">semaphore_name_server</text:span><text:span text:style-name="T3078">);</text:span></text:p>
      <text:soft-page-break/>
      <text:p text:style-name="P3079"><text:span text:style-name="T3080">   <text:s/></text:span><text:span text:style-name="T3081">sem_t</text:span><text:span text:style-name="T3082">*</text:span><text:span text:style-name="T3083"><text:s/></text:span><text:span text:style-name="T3084">semaphore_client</text:span><text:span text:style-name="T3085"><text:s/></text:span><text:span text:style-name="T3086">=</text:span><text:span text:style-name="T3087"><text:s/></text:span><text:span text:style-name="T3088">open_semaphore</text:span><text:span text:style-name="T3089">(</text:span><text:span text:style-name="T3090">semaphore_name_client</text:span><text:span text:style-name="T3091">);</text:span></text:p>
      <text:p text:style-name="P3092"/>
      <text:p text:style-name="P3093"><text:span text:style-name="T3094">   <text:s/></text:span><text:span text:style-name="T3095">// cout &lt;&lt; "Жду пока сервер толкнет" &lt;&lt; endl;</text:span></text:p>
      <text:p text:style-name="P3096"><text:span text:style-name="T3097">   <text:s/></text:span><text:span text:style-name="T3098">sem_wait</text:span><text:span text:style-name="T3099">(</text:span><text:span text:style-name="T3100">semaphore_client</text:span><text:span text:style-name="T3101">);</text:span></text:p>
      <text:p text:style-name="P3102"/>
      <text:p text:style-name="P3103"><text:span text:style-name="T3104">    // cout &lt;&lt; "Толкнули, читаю временный семафор" &lt;&lt; endl;</text:span></text:p>
      <text:p text:style-name="P3105"><text:span text:style-name="T3106">   <text:s/></text:span><text:span text:style-name="T3107">char</text:span><text:span text:style-name="T3108"><text:s/></text:span><text:span text:style-name="T3109">semaphore_name_temp</text:span><text:span text:style-name="T3110">[</text:span><text:span text:style-name="T3111">MAX_LENGTH</text:span><text:span text:style-name="T3112">];</text:span></text:p>
      <text:p text:style-name="P3113"><text:span text:style-name="T3114">   <text:s/></text:span><text:span text:style-name="T3115">strcpy</text:span><text:span text:style-name="T3116">(</text:span><text:span text:style-name="T3117">semaphore_name_temp</text:span><text:span text:style-name="T3118">,<text:s/></text:span><text:span text:style-name="T3119">mmapped_file_pointer</text:span><text:span text:style-name="T3120">);</text:span></text:p>
      <text:p text:style-name="P3121"><text:span text:style-name="T3122">   <text:s/></text:span><text:span text:style-name="T3123">sem_t</text:span><text:span text:style-name="T3124">*</text:span><text:span text:style-name="T3125"><text:s/></text:span><text:span text:style-name="T3126">semaphore_temp</text:span><text:span text:style-name="T3127"><text:s/></text:span><text:span text:style-name="T3128">=</text:span><text:span text:style-name="T3129"><text:s/></text:span><text:span text:style-name="T3130">open_semaphore</text:span><text:span text:style-name="T3131">(</text:span><text:span text:style-name="T3132">semaphore_name_temp</text:span><text:span text:style-name="T3133">);</text:span></text:p>
      <text:p text:style-name="P3134"/>
      <text:p text:style-name="P3135"><text:span text:style-name="T3136">   <text:s/></text:span><text:span text:style-name="T3137">bool</text:span><text:span text:style-name="T3138"><text:s/></text:span><text:span text:style-name="T3139">ok</text:span><text:span text:style-name="T3140"><text:s/></text:span><text:span text:style-name="T3141">=</text:span><text:span text:style-name="T3142"><text:s/></text:span><text:span text:style-name="T3143">false</text:span><text:span text:style-name="T3144">;</text:span></text:p>
      <text:p text:style-name="P3145"><text:span text:style-name="T3146">   <text:s/></text:span><text:span text:style-name="T3147">while</text:span><text:span text:style-name="T3148"><text:s/>(</text:span><text:span text:style-name="T3149">true</text:span><text:span text:style-name="T3150">) {</text:span></text:p>
      <text:p text:style-name="P3151"><text:span text:style-name="T3152">       <text:s/></text:span><text:span text:style-name="T3153">cout</text:span><text:span text:style-name="T3154"><text:s/></text:span><text:span text:style-name="T3155">&lt;&lt;</text:span><text:span text:style-name="T3156"><text:s/></text:span><text:span text:style-name="T3157">"</text:span><text:span text:style-name="T3158">Введите</text:span><text:span text:style-name="T3159"><text:s/></text:span><text:span text:style-name="T3160">логин</text:span><text:span text:style-name="T3161">: "</text:span><text:span text:style-name="T3162"><text:s/></text:span><text:span text:style-name="T3163">&lt;&lt;</text:span><text:span text:style-name="T3164"><text:s/></text:span><text:span text:style-name="T3165">endl</text:span><text:span text:style-name="T3166">;</text:span></text:p>
      <text:p text:style-name="P3167"><text:span text:style-name="T3168">       <text:s/></text:span><text:span text:style-name="T3169">string</text:span><text:span text:style-name="T3170"><text:s/></text:span><text:span text:style-name="T3171">login</text:span><text:span text:style-name="T3172">;</text:span></text:p>
      <text:p text:style-name="P3173"><text:span text:style-name="T3174">       <text:s/></text:span><text:span text:style-name="T3175">cin</text:span><text:span text:style-name="T3176"><text:s/></text:span><text:span text:style-name="T3177">&gt;&gt;</text:span><text:span text:style-name="T3178"><text:s/></text:span><text:span text:style-name="T3179">login</text:span><text:span text:style-name="T3180">;</text:span></text:p>
      <text:p text:style-name="P3181"/>
      <text:p text:style-name="P3182"><text:span text:style-name="T3183">        // cout &lt;&lt; "Записываю логин в общую память" &lt;&lt; endl;</text:span></text:p>
      <text:p text:style-name="P3184"><text:span text:style-name="T3185">       <text:s/></text:span><text:span text:style-name="T3186">strcpy</text:span><text:span text:style-name="T3187">(</text:span><text:span text:style-name="T3188">mmapped_file_pointer</text:span><text:span text:style-name="T3189">,<text:s/></text:span><text:span text:style-name="T3190">login</text:span><text:span text:style-name="T3191">.</text:span><text:span text:style-name="T3192">c_str</text:span><text:span text:style-name="T3193">());</text:span></text:p>
      <text:p text:style-name="P3194"/>
      <text:p text:style-name="P3195"><text:span text:style-name="T3196">       <text:s/></text:span><text:span text:style-name="T3197">// cout &lt;&lt; "Толкаю серверный семафор" &lt;&lt; endl;</text:span></text:p>
      <text:p text:style-name="P3198"><text:span text:style-name="T3199">       <text:s/></text:span><text:span text:style-name="T3200">sem_post</text:span><text:span text:style-name="T3201">(</text:span><text:span text:style-name="T3202">semaphore_server</text:span><text:span text:style-name="T3203">);</text:span></text:p>
      <text:p text:style-name="P3204"><text:span text:style-name="T3205">        // cout &lt;&lt; "</text:span><text:span text:style-name="T3206">И</text:span><text:span text:style-name="T3207"><text:s/></text:span><text:span text:style-name="T3208">жду</text:span><text:span text:style-name="T3209"><text:s/></text:span><text:span text:style-name="T3210">временный</text:span><text:span text:style-name="T3211">" &lt;&lt; endl;</text:span></text:p>
      <text:p text:style-name="P3212"><text:span text:style-name="T3213">       <text:s/></text:span><text:span text:style-name="T3214">sem_wait</text:span><text:span text:style-name="T3215">(</text:span><text:span text:style-name="T3216">semaphore_temp</text:span><text:span text:style-name="T3217">);</text:span></text:p>
      <text:p text:style-name="P3218"/>
      <text:p text:style-name="P3219"><text:span text:style-name="T3220">        // cout &lt;&lt; "</text:span><text:span text:style-name="T3221">Дождался</text:span><text:span text:style-name="T3222">,<text:s/></text:span><text:span text:style-name="T3223">сообщение</text:span><text:span text:style-name="T3224"><text:s/></text:span><text:span text:style-name="T3225">от</text:span><text:span text:style-name="T3226"><text:s/></text:span><text:span text:style-name="T3227">сервера</text:span><text:span text:style-name="T3228">: " &lt;&lt; mmapped_file_pointer &lt;&lt; endl;</text:span></text:p>
      <text:p text:style-name="P3229"><text:span text:style-name="T3230">       <text:s/></text:span><text:span text:style-name="T3231">int</text:span><text:span text:style-name="T3232"><text:s/></text:span><text:span text:style-name="T3233">response</text:span><text:span text:style-name="T3234"><text:s/></text:span><text:span text:style-name="T3235">=</text:span><text:span text:style-name="T3236"><text:s/></text:span><text:span text:style-name="T3237">stoi</text:span><text:span text:style-name="T3238">(</text:span><text:span text:style-name="T3239">mmapped_file_pointer</text:span><text:span text:style-name="T3240">);</text:span></text:p>
      <text:p text:style-name="P3241"><text:span text:style-name="T3242">       <text:s/></text:span><text:span text:style-name="T3243">cout</text:span><text:span text:style-name="T3244"><text:s/></text:span><text:span text:style-name="T3245">&lt;&lt;</text:span><text:span text:style-name="T3246"><text:s/></text:span><text:span text:style-name="T3247">PARSE_RESPONSE</text:span><text:span text:style-name="T3248">[</text:span><text:span text:style-name="T3249">SERVER_RESPONSE</text:span><text:span text:style-name="T3250">(</text:span><text:span text:style-name="T3251">response</text:span><text:span text:style-name="T3252">)</text:span><text:span text:style-name="T3253">]</text:span><text:span text:style-name="T3254"><text:s/></text:span><text:span text:style-name="T3255">&lt;&lt;</text:span><text:span text:style-name="T3256"><text:s/></text:span><text:span text:style-name="T3257">endl</text:span><text:span text:style-name="T3258">;</text:span></text:p>
      <text:p text:style-name="P3259"><text:span text:style-name="T3260">       <text:s/></text:span><text:span text:style-name="T3261">ok</text:span><text:span text:style-name="T3262"><text:s/></text:span><text:span text:style-name="T3263">=</text:span><text:span text:style-name="T3264"><text:s/></text:span><text:span text:style-name="T3265">response</text:span><text:span text:style-name="T3266"><text:s/></text:span><text:span text:style-name="T3267">==</text:span><text:span text:style-name="T3268"><text:s/></text:span><text:span text:style-name="T3269">SERVER_RESPONSE</text:span><text:span text:style-name="T3270">::</text:span><text:span text:style-name="T3271">LOGIN_DONE</text:span><text:span text:style-name="T3272">;</text:span></text:p>
      <text:p text:style-name="P3273"/>
      <text:p text:style-name="P3274"><text:span text:style-name="T3275">       <text:s/></text:span><text:span text:style-name="T3276">if</text:span><text:span text:style-name="T3277"><text:s/>(</text:span><text:span text:style-name="T3278">ok</text:span><text:span text:style-name="T3279">)<text:s/></text:span><text:span text:style-name="T3280">break</text:span><text:span text:style-name="T3281">;</text:span></text:p>
      <text:p text:style-name="P3282">    }</text:p>
      <text:p text:style-name="P3283"/>
      <text:p text:style-name="P3284"><text:span text:style-name="T3285">    // cout &lt;&lt; "</text:span><text:span text:style-name="T3286">Толкаю</text:span><text:span text:style-name="T3287"><text:s/></text:span><text:span text:style-name="T3288">серверный</text:span><text:span text:style-name="T3289"><text:s/></text:span><text:span text:style-name="T3290">семафор</text:span><text:span text:style-name="T3291">" &lt;&lt; endl;</text:span></text:p>
      <text:p text:style-name="P3292"><text:span text:style-name="T3293">   <text:s/></text:span><text:span text:style-name="T3294">sem_post</text:span><text:span text:style-name="T3295">(</text:span><text:span text:style-name="T3296">semaphore_server</text:span><text:span text:style-name="T3297">);</text:span></text:p>
      <text:p text:style-name="P3298"><text:span text:style-name="T3299">    // cout &lt;&lt; "</text:span><text:span text:style-name="T3300">И</text:span><text:span text:style-name="T3301"><text:s/></text:span><text:span text:style-name="T3302">жду</text:span><text:span text:style-name="T3303"><text:s/></text:span><text:span text:style-name="T3304">временный</text:span><text:span text:style-name="T3305">" &lt;&lt; endl;</text:span></text:p>
      <text:p text:style-name="P3306"><text:span text:style-name="T3307">   <text:s/></text:span><text:span text:style-name="T3308">sem_wait</text:span><text:span text:style-name="T3309">(</text:span><text:span text:style-name="T3310">semaphore_temp</text:span><text:span text:style-name="T3311">);</text:span></text:p>
      <text:p text:style-name="P3312"/>
      <text:p text:style-name="P3313"><text:span text:style-name="T3314">    // cout &lt;&lt; "</text:span><text:span text:style-name="T3315">Толкнули</text:span><text:span text:style-name="T3316">,<text:s/></text:span><text:span text:style-name="T3317">читаю</text:span><text:span text:style-name="T3318"><text:s/></text:span><text:span text:style-name="T3319">сообщение</text:span><text:span text:style-name="T3320">:" &lt;&lt; endl;</text:span></text:p>
      <text:p text:style-name="P3321"><text:span text:style-name="T3322">    // cout &lt;&lt; mmapped_file_pointer &lt;&lt; endl;</text:span></text:p>
      <text:p text:style-name="P3323"><text:span text:style-name="T3324">   <text:s/></text:span><text:span text:style-name="T3325">stringstream</text:span><text:span text:style-name="T3326"><text:s/></text:span><text:span text:style-name="T3327">ss</text:span><text:span text:style-name="T3328">(</text:span><text:span text:style-name="T3329">mmapped_file_pointer</text:span><text:span text:style-name="T3330">);</text:span></text:p>
      <text:p text:style-name="P3331"/>
      <text:p text:style-name="P3332"><text:span text:style-name="T3333">   <text:s/></text:span><text:span text:style-name="T3334">char</text:span><text:span text:style-name="T3335"><text:s/></text:span><text:span text:style-name="T3336">mmapped_file_nameSend</text:span><text:span text:style-name="T3337">[</text:span><text:span text:style-name="T3338">MAX_LENGTH_</text:span><text:span text:style-name="T3339">];</text:span></text:p>
      <text:p text:style-name="P3340"><text:span text:style-name="T3341">   <text:s/></text:span><text:span text:style-name="T3342">char</text:span><text:span text:style-name="T3343"><text:s/></text:span><text:span text:style-name="T3344">mmapped_file_nameRecv</text:span><text:span text:style-name="T3345">[</text:span><text:span text:style-name="T3346">MAX_LENGTH_</text:span><text:span text:style-name="T3347">];</text:span></text:p>
      <text:p text:style-name="P3348"/>
      <text:p text:style-name="P3349"><text:span text:style-name="T3350">   <text:s/></text:span><text:span text:style-name="T3351">char</text:span><text:span text:style-name="T3352"><text:s/></text:span><text:span text:style-name="T3353">semaphore_server_nameSend</text:span><text:span text:style-name="T3354">[</text:span><text:span text:style-name="T3355">MAX_LENGTH_</text:span><text:span text:style-name="T3356">];</text:span></text:p>
      <text:p text:style-name="P3357"><text:span text:style-name="T3358">   <text:s/></text:span><text:span text:style-name="T3359">char</text:span><text:span text:style-name="T3360"><text:s/></text:span><text:span text:style-name="T3361">semaphore_server_nameRecv</text:span><text:span text:style-name="T3362">[</text:span><text:span text:style-name="T3363">MAX_LENGTH_</text:span><text:span text:style-name="T3364">];</text:span></text:p>
      <text:p text:style-name="P3365"><text:span text:style-name="T3366">   <text:s/></text:span><text:span text:style-name="T3367">char</text:span><text:span text:style-name="T3368"><text:s/></text:span><text:span text:style-name="T3369">semaphore_client_nameSend</text:span><text:span text:style-name="T3370">[</text:span><text:span text:style-name="T3371">MAX_LENGTH_</text:span><text:span text:style-name="T3372">];</text:span></text:p>
      <text:p text:style-name="P3373"><text:span text:style-name="T3374">   <text:s/></text:span><text:span text:style-name="T3375">char</text:span><text:span text:style-name="T3376"><text:s/></text:span><text:span text:style-name="T3377">semaphore_client_nameRecv</text:span><text:span text:style-name="T3378">[</text:span><text:span text:style-name="T3379">MAX_LENGTH_</text:span><text:span text:style-name="T3380">];</text:span></text:p>
      <text:p text:style-name="P3381"/>
      <text:soft-page-break/>
      <text:p text:style-name="P3382"><text:span text:style-name="T3383">   <text:s/></text:span><text:span text:style-name="T3384">ss</text:span><text:span text:style-name="T3385"><text:s/></text:span><text:span text:style-name="T3386">&gt;&gt;</text:span><text:span text:style-name="T3387"><text:s/></text:span><text:span text:style-name="T3388">mmapped_file_nameSend</text:span><text:span text:style-name="T3389"><text:s/></text:span><text:span text:style-name="T3390">&gt;&gt;</text:span><text:span text:style-name="T3391"><text:s/></text:span><text:span text:style-name="T3392">mmapped_file_nameRecv</text:span><text:span text:style-name="T3393"><text:s/></text:span><text:span text:style-name="T3394">&gt;&gt;</text:span><text:span text:style-name="T3395"><text:s/></text:span><text:span text:style-name="T3396">semaphore_server_nameSend</text:span><text:span text:style-name="T3397"><text:s/></text:span><text:span text:style-name="T3398">&gt;&gt;</text:span><text:span text:style-name="T3399"><text:s/></text:span><text:span text:style-name="T3400">semaphore_server_nameRecv</text:span><text:span text:style-name="T3401"><text:s/></text:span><text:span text:style-name="T3402">&gt;&gt;</text:span><text:span text:style-name="T3403"><text:s/></text:span><text:span text:style-name="T3404">semaphore_client_nameSend</text:span><text:span text:style-name="T3405"><text:s/></text:span><text:span text:style-name="T3406">&gt;&gt;</text:span><text:span text:style-name="T3407"><text:s/></text:span><text:span text:style-name="T3408">semaphore_client_nameRecv</text:span><text:span text:style-name="T3409">;</text:span></text:p>
      <text:p text:style-name="P3410"/>
      <text:p text:style-name="P3411"><text:span text:style-name="T3412">   <text:s/></text:span><text:span text:style-name="T3413">// cout &lt;&lt; "Сообщение прочитано, толкаю сервер" &lt;&lt; endl;</text:span></text:p>
      <text:p text:style-name="P3414"><text:span text:style-name="T3415">   <text:s/></text:span><text:span text:style-name="T3416">sem_post</text:span><text:span text:style-name="T3417">(</text:span><text:span text:style-name="T3418">semaphore_server</text:span><text:span text:style-name="T3419">);</text:span></text:p>
      <text:p text:style-name="P3420"><text:span text:style-name="T3421">   <text:s/></text:span><text:span text:style-name="T3422">sem_close</text:span><text:span text:style-name="T3423">(</text:span><text:span text:style-name="T3424">semaphore_temp</text:span><text:span text:style-name="T3425">);</text:span></text:p>
      <text:p text:style-name="P3426"/>
      <text:p text:style-name="P3427"><text:span text:style-name="T3428">   <text:s/></text:span><text:span text:style-name="T3429">// cout &lt;&lt; "Создаю все mmap и семафоры" &lt;&lt; endl;</text:span></text:p>
      <text:p text:style-name="P3430"><text:span text:style-name="T3431">   <text:s/></text:span><text:span text:style-name="T3432">int</text:span><text:span text:style-name="T3433"><text:s/></text:span><text:span text:style-name="T3434">mmapped_file_descriptorSend</text:span><text:span text:style-name="T3435"><text:s/></text:span><text:span text:style-name="T3436">=</text:span><text:span text:style-name="T3437"><text:s/></text:span><text:span text:style-name="T3438">open_mmapped_file</text:span><text:span text:style-name="T3439">(</text:span><text:span text:style-name="T3440">mmapped_file_nameSend</text:span><text:span text:style-name="T3441">);</text:span></text:p>
      <text:p text:style-name="P3442"><text:span text:style-name="T3443">   <text:s/></text:span><text:span text:style-name="T3444">char</text:span><text:span text:style-name="T3445">*</text:span><text:span text:style-name="T3446"><text:s/></text:span><text:span text:style-name="T3447">mmapped_file_pointerSend</text:span><text:span text:style-name="T3448"><text:s/></text:span><text:span text:style-name="T3449">=</text:span><text:span text:style-name="T3450"><text:s/></text:span><text:span text:style-name="T3451">open_mmap</text:span><text:span text:style-name="T3452">(</text:span><text:span text:style-name="T3453">mmapped_file_descriptorSend</text:span><text:span text:style-name="T3454">);</text:span></text:p>
      <text:p text:style-name="P3455"><text:span text:style-name="T3456">   <text:s/></text:span><text:span text:style-name="T3457">int</text:span><text:span text:style-name="T3458"><text:s/></text:span><text:span text:style-name="T3459">mmapped_file_descriptorRecv</text:span><text:span text:style-name="T3460"><text:s/></text:span><text:span text:style-name="T3461">=</text:span><text:span text:style-name="T3462"><text:s/></text:span><text:span text:style-name="T3463">open_mmapped_file</text:span><text:span text:style-name="T3464">(</text:span><text:span text:style-name="T3465">mmapped_file_nameRecv</text:span><text:span text:style-name="T3466">);</text:span></text:p>
      <text:p text:style-name="P3467"><text:span text:style-name="T3468">   <text:s/></text:span><text:span text:style-name="T3469">char</text:span><text:span text:style-name="T3470">*</text:span><text:span text:style-name="T3471"><text:s/></text:span><text:span text:style-name="T3472">mmapped_file_pointerRecv</text:span><text:span text:style-name="T3473"><text:s/></text:span><text:span text:style-name="T3474">=</text:span><text:span text:style-name="T3475"><text:s/></text:span><text:span text:style-name="T3476">open_mmap</text:span><text:span text:style-name="T3477">(</text:span><text:span text:style-name="T3478">mmapped_file_descriptorRecv</text:span><text:span text:style-name="T3479">);</text:span></text:p>
      <text:p text:style-name="P3480"/>
      <text:p text:style-name="P3481"><text:span text:style-name="T3482">   <text:s/></text:span><text:span text:style-name="T3483">sem_t</text:span><text:span text:style-name="T3484">*</text:span><text:span text:style-name="T3485"><text:s/></text:span><text:span text:style-name="T3486">semaphore_serverSend</text:span><text:span text:style-name="T3487"><text:s/></text:span><text:span text:style-name="T3488">=</text:span><text:span text:style-name="T3489"><text:s/></text:span><text:span text:style-name="T3490">open_semaphore</text:span><text:span text:style-name="T3491">(</text:span><text:span text:style-name="T3492">semaphore_server_nameSend</text:span><text:span text:style-name="T3493">);</text:span></text:p>
      <text:p text:style-name="P3494"><text:span text:style-name="T3495">   <text:s/></text:span><text:span text:style-name="T3496">sem_t</text:span><text:span text:style-name="T3497">*</text:span><text:span text:style-name="T3498"><text:s/></text:span><text:span text:style-name="T3499">semaphore_serverRecv</text:span><text:span text:style-name="T3500"><text:s/></text:span><text:span text:style-name="T3501">=</text:span><text:span text:style-name="T3502"><text:s/></text:span><text:span text:style-name="T3503">open_semaphore</text:span><text:span text:style-name="T3504">(</text:span><text:span text:style-name="T3505">semaphore_server_nameRecv</text:span><text:span text:style-name="T3506">);</text:span></text:p>
      <text:p text:style-name="P3507"><text:span text:style-name="T3508">   <text:s/></text:span><text:span text:style-name="T3509">sem_t</text:span><text:span text:style-name="T3510">*</text:span><text:span text:style-name="T3511"><text:s/></text:span><text:span text:style-name="T3512">semaphore_clientSend</text:span><text:span text:style-name="T3513"><text:s/></text:span><text:span text:style-name="T3514">=</text:span><text:span text:style-name="T3515"><text:s/></text:span><text:span text:style-name="T3516">open_semaphore</text:span><text:span text:style-name="T3517">(</text:span><text:span text:style-name="T3518">semaphore_client_nameSend</text:span><text:span text:style-name="T3519">);</text:span></text:p>
      <text:p text:style-name="P3520"><text:span text:style-name="T3521">   <text:s/></text:span><text:span text:style-name="T3522">sem_t</text:span><text:span text:style-name="T3523">*</text:span><text:span text:style-name="T3524"><text:s/></text:span><text:span text:style-name="T3525">semaphore_clientRecv</text:span><text:span text:style-name="T3526"><text:s/></text:span><text:span text:style-name="T3527">=</text:span><text:span text:style-name="T3528"><text:s/></text:span><text:span text:style-name="T3529">open_semaphore</text:span><text:span text:style-name="T3530">(</text:span><text:span text:style-name="T3531">semaphore_client_nameRecv</text:span><text:span text:style-name="T3532">);</text:span></text:p>
      <text:p text:style-name="P3533"/>
      <text:p text:style-name="P3534"><text:span text:style-name="T3535">   <text:s/></text:span><text:span text:style-name="T3536">// cout &lt;&lt; "Запускаю потоки отправки и получения сообщений" &lt;&lt; endl;</text:span></text:p>
      <text:p text:style-name="P3537"><text:span text:style-name="T3538">   <text:s/></text:span><text:span text:style-name="T3539">thread</text:span><text:span text:style-name="T3540"><text:s/></text:span><text:span text:style-name="T3541">send_thread</text:span><text:span text:style-name="T3542">(</text:span><text:span text:style-name="T3543">sending</text:span><text:span text:style-name="T3544">,<text:s/></text:span><text:span text:style-name="T3545">mmapped_file_pointerSend</text:span><text:span text:style-name="T3546">,<text:s/></text:span><text:span text:style-name="T3547">semaphore_serverSend</text:span><text:span text:style-name="T3548">,<text:s/></text:span><text:span text:style-name="T3549">semaphore_clientSend</text:span><text:span text:style-name="T3550">);</text:span></text:p>
      <text:p text:style-name="P3551"><text:span text:style-name="T3552">   <text:s/></text:span><text:span text:style-name="T3553">thread</text:span><text:span text:style-name="T3554"><text:s/></text:span><text:span text:style-name="T3555">recv_thread</text:span><text:span text:style-name="T3556">(</text:span><text:span text:style-name="T3557">receiving</text:span><text:span text:style-name="T3558">,<text:s/></text:span><text:span text:style-name="T3559">mmapped_file_pointerRecv</text:span><text:span text:style-name="T3560">,<text:s/></text:span><text:span text:style-name="T3561">semaphore_serverRecv</text:span><text:span text:style-name="T3562">,<text:s/></text:span><text:span text:style-name="T3563">semaphore_clientRecv</text:span><text:span text:style-name="T3564">);</text:span></text:p>
      <text:p text:style-name="P3565"/>
      <text:p text:style-name="P3566"><text:span text:style-name="T3567">   <text:s/></text:span><text:span text:style-name="T3568">send_thread</text:span><text:span text:style-name="T3569">.</text:span><text:span text:style-name="T3570">join</text:span><text:span text:style-name="T3571">();</text:span></text:p>
      <text:p text:style-name="P3572"><text:span text:style-name="T3573">   <text:s/></text:span><text:span text:style-name="T3574">recv_thread</text:span><text:span text:style-name="T3575">.</text:span><text:span text:style-name="T3576">join</text:span><text:span text:style-name="T3577">();</text:span></text:p>
      <text:p text:style-name="P3578">}</text:p>
      <text:p text:style-name="P3579">-----------------------------------------------------------</text:p>
      <text:p text:style-name="P3580">lib.hpp</text:p>
      <text:p text:style-name="P3581">-----------------------------------------------------------</text:p>
      <text:p text:style-name="P3582"><text:span text:style-name="T3583">#pragma</text:span><text:span text:style-name="T3584"><text:s/></text:span><text:span text:style-name="T3585">once</text:span></text:p>
      <text:p text:style-name="P3586"/>
      <text:p text:style-name="P3587"><text:span text:style-name="T3588">#include</text:span><text:span text:style-name="T3589"><text:s/></text:span><text:span text:style-name="T3590">&lt;iostream&gt;</text:span></text:p>
      <text:p text:style-name="P3591"><text:span text:style-name="T3592">#include</text:span><text:span text:style-name="T3593"><text:s/></text:span><text:span text:style-name="T3594">&lt;sstream&gt;</text:span></text:p>
      <text:p text:style-name="P3595"><text:span text:style-name="T3596">#include</text:span><text:span text:style-name="T3597"><text:s/></text:span><text:span text:style-name="T3598">&lt;thread&gt;</text:span></text:p>
      <text:p text:style-name="P3599"><text:span text:style-name="T3600">#include</text:span><text:span text:style-name="T3601"><text:s/></text:span><text:span text:style-name="T3602">&lt;chrono&gt;</text:span></text:p>
      <text:p text:style-name="P3603"><text:span text:style-name="T3604">#include</text:span><text:span text:style-name="T3605"><text:s/></text:span><text:span text:style-name="T3606">&lt;vector&gt;</text:span></text:p>
      <text:p text:style-name="P3607"><text:span text:style-name="T3608">#include</text:span><text:span text:style-name="T3609"><text:s/></text:span><text:span text:style-name="T3610">&lt;map&gt;</text:span></text:p>
      <text:p text:style-name="P3611"><text:span text:style-name="T3612">#include</text:span><text:span text:style-name="T3613"><text:s/></text:span><text:span text:style-name="T3614">&lt;algorithm&gt;</text:span></text:p>
      <text:p text:style-name="P3615"/>
      <text:p text:style-name="P3616"><text:span text:style-name="T3617">#include</text:span><text:span text:style-name="T3618"><text:s/></text:span><text:span text:style-name="T3619">"sys/mman.h"</text:span></text:p>
      <text:p text:style-name="P3620"><text:span text:style-name="T3621">#include</text:span><text:span text:style-name="T3622"><text:s/></text:span><text:span text:style-name="T3623">"semaphore.h"</text:span></text:p>
      <text:p text:style-name="P3624"><text:span text:style-name="T3625">#include</text:span><text:span text:style-name="T3626"><text:s/></text:span><text:span text:style-name="T3627">"fcntl.h"</text:span></text:p>
      <text:p text:style-name="P3628"><text:span text:style-name="T3629">#include</text:span><text:span text:style-name="T3630"><text:s/></text:span><text:span text:style-name="T3631">"unistd.h"</text:span></text:p>
      <text:p text:style-name="P3632"><text:span text:style-name="T3633">#include</text:span><text:span text:style-name="T3634"><text:s/></text:span><text:span text:style-name="T3635">"sys/types.h"</text:span></text:p>
      <text:p text:style-name="P3636"><text:span text:style-name="T3637">#include</text:span><text:span text:style-name="T3638"><text:s/></text:span><text:span text:style-name="T3639">"string.h"</text:span></text:p>
      <text:p text:style-name="P3640"/>
      <text:p text:style-name="P3641"><text:span text:style-name="T3642">using</text:span><text:span text:style-name="T3643"><text:s/></text:span><text:span text:style-name="T3644">namespace</text:span><text:span text:style-name="T3645"><text:s/></text:span><text:span text:style-name="T3646">std</text:span><text:span text:style-name="T3647">;</text:span></text:p>
      <text:p text:style-name="P3648"/>
      <text:p text:style-name="P3649"><text:span text:style-name="T3650">static</text:span><text:span text:style-name="T3651"><text:s/></text:span><text:span text:style-name="T3652">inline</text:span><text:span text:style-name="T3653"><text:s/></text:span><text:span text:style-name="T3654">const</text:span><text:span text:style-name="T3655"><text:s/></text:span><text:span text:style-name="T3656">int</text:span><text:span text:style-name="T3657"><text:s/></text:span><text:span text:style-name="T3658">MAX_LENGTH</text:span><text:span text:style-name="T3659"><text:s/></text:span><text:span text:style-name="T3660">=</text:span><text:span text:style-name="T3661"><text:s/></text:span><text:span text:style-name="T3662">1024</text:span><text:span text:style-name="T3663">;</text:span></text:p>
      <text:soft-page-break/>
      <text:p text:style-name="P3664"><text:span text:style-name="T3665">static</text:span><text:span text:style-name="T3666"><text:s/></text:span><text:span text:style-name="T3667">inline</text:span><text:span text:style-name="T3668"><text:s/></text:span><text:span text:style-name="T3669">const</text:span><text:span text:style-name="T3670"><text:s/></text:span><text:span text:style-name="T3671">int</text:span><text:span text:style-name="T3672"><text:s/></text:span><text:span text:style-name="T3673">MAX_LENGTH_</text:span><text:span text:style-name="T3674"><text:s/></text:span><text:span text:style-name="T3675">=</text:span><text:span text:style-name="T3676"><text:s/></text:span><text:span text:style-name="T3677">128</text:span><text:span text:style-name="T3678">;</text:span></text:p>
      <text:p text:style-name="P3679"/>
      <text:p text:style-name="P3680"><text:span text:style-name="T3681">enum</text:span><text:span text:style-name="T3682"><text:s/></text:span><text:span text:style-name="T3683">SERVER_RESPONSE</text:span><text:span text:style-name="T3684"><text:s/>{</text:span></text:p>
      <text:p text:style-name="P3685"><text:span text:style-name="T3686">   <text:s/></text:span><text:span text:style-name="T3687">LOGIN_DONE</text:span><text:span text:style-name="T3688">,</text:span></text:p>
      <text:p text:style-name="P3689"><text:span text:style-name="T3690">   <text:s/></text:span><text:span text:style-name="T3691">LOGIN_EXISTS</text:span><text:span text:style-name="T3692">,</text:span></text:p>
      <text:p text:style-name="P3693"><text:span text:style-name="T3694">   <text:s/></text:span><text:span text:style-name="T3695">SEND_UNKNOWN_COMMAND</text:span><text:span text:style-name="T3696">,</text:span></text:p>
      <text:p text:style-name="P3697"><text:span text:style-name="T3698">   <text:s/></text:span><text:span text:style-name="T3699">SEND_UNKNOWN_SUBCOMMAND</text:span><text:span text:style-name="T3700">,</text:span></text:p>
      <text:p text:style-name="P3701"><text:span text:style-name="T3702">   <text:s/></text:span><text:span text:style-name="T3703">SEND_USER_DONE</text:span><text:span text:style-name="T3704">,</text:span></text:p>
      <text:p text:style-name="P3705"><text:span text:style-name="T3706">   <text:s/></text:span><text:span text:style-name="T3707">SEND_USER_NOT_EXISTS</text:span><text:span text:style-name="T3708">,</text:span></text:p>
      <text:p text:style-name="P3709"><text:span text:style-name="T3710">   <text:s/></text:span><text:span text:style-name="T3711">CREATE_GROUP_DONE</text:span><text:span text:style-name="T3712">,</text:span></text:p>
      <text:p text:style-name="P3713"><text:span text:style-name="T3714">   <text:s/></text:span><text:span text:style-name="T3715">CREATE_GROUP_EXISTS</text:span><text:span text:style-name="T3716">,</text:span></text:p>
      <text:p text:style-name="P3717"><text:span text:style-name="T3718">   <text:s/></text:span><text:span text:style-name="T3719">JOIN_GROUP_DONE</text:span><text:span text:style-name="T3720">,</text:span></text:p>
      <text:p text:style-name="P3721"><text:span text:style-name="T3722">   <text:s/></text:span><text:span text:style-name="T3723">JOIN_GROUP_JOINED</text:span><text:span text:style-name="T3724">,</text:span></text:p>
      <text:p text:style-name="P3725"><text:span text:style-name="T3726">   <text:s/></text:span><text:span text:style-name="T3727">JOIN_GROUP_NOT_EXISTS</text:span><text:span text:style-name="T3728">,</text:span></text:p>
      <text:p text:style-name="P3729"><text:span text:style-name="T3730">   <text:s/></text:span><text:span text:style-name="T3731">SEND_GROUP_DONE</text:span><text:span text:style-name="T3732">,</text:span></text:p>
      <text:p text:style-name="P3733"><text:span text:style-name="T3734">   <text:s/></text:span><text:span text:style-name="T3735">SEND_GROUP_NOT_EXISTS</text:span><text:span text:style-name="T3736">,</text:span></text:p>
      <text:p text:style-name="P3737">};</text:p>
      <text:p text:style-name="P3738"/>
      <text:p text:style-name="P3739"><text:span text:style-name="T3740">static</text:span><text:span text:style-name="T3741"><text:s/></text:span><text:span text:style-name="T3742">inline</text:span><text:span text:style-name="T3743"><text:s/></text:span><text:span text:style-name="T3744">map</text:span><text:span text:style-name="T3745">&lt;</text:span><text:span text:style-name="T3746">SERVER_RESPONSE</text:span><text:span text:style-name="T3747">,<text:s/></text:span><text:span text:style-name="T3748">string</text:span><text:span text:style-name="T3749">&gt;</text:span><text:span text:style-name="T3750"><text:s/></text:span><text:span text:style-name="T3751">PARSE_RESPONSE</text:span><text:span text:style-name="T3752"><text:s/></text:span><text:span text:style-name="T3753">=</text:span><text:span text:style-name="T3754"><text:s/>{</text:span></text:p>
      <text:p text:style-name="P3755"><text:span text:style-name="T3756">   <text:s/></text:span><text:span text:style-name="T3757">{</text:span><text:span text:style-name="T3758">LOGIN_DONE</text:span><text:span text:style-name="T3759">,<text:s/></text:span><text:span text:style-name="T3760">"Успешное задание логина!"</text:span><text:span text:style-name="T3761">},</text:span></text:p>
      <text:p text:style-name="P3762"><text:span text:style-name="T3763">    {</text:span><text:span text:style-name="T3764">LOGIN_EXISTS</text:span><text:span text:style-name="T3765">,<text:s/></text:span><text:span text:style-name="T3766">"Ошибка: Логин уже занят!"</text:span><text:span text:style-name="T3767">},</text:span></text:p>
      <text:p text:style-name="P3768"><text:span text:style-name="T3769">    {</text:span><text:span text:style-name="T3770">SEND_UNKNOWN_COMMAND</text:span><text:span text:style-name="T3771">,<text:s/></text:span><text:span text:style-name="T3772">"Ошибка: Неизвестная команда!"</text:span><text:span text:style-name="T3773">},</text:span></text:p>
      <text:p text:style-name="P3774"><text:span text:style-name="T3775">    {</text:span><text:span text:style-name="T3776">SEND_UNKNOWN_SUBCOMMAND</text:span><text:span text:style-name="T3777">,<text:s/></text:span><text:span text:style-name="T3778">"Ошибка: Неизвестная подкоманда!"</text:span><text:span text:style-name="T3779">},</text:span></text:p>
      <text:p text:style-name="P3780"><text:span text:style-name="T3781">    {</text:span><text:span text:style-name="T3782">SEND_USER_DONE</text:span><text:span text:style-name="T3783">,<text:s/></text:span><text:span text:style-name="T3784">"Успешная отправка сообщения!"</text:span><text:span text:style-name="T3785">},</text:span></text:p>
      <text:p text:style-name="P3786"><text:span text:style-name="T3787">    {</text:span><text:span text:style-name="T3788">SEND_USER_NOT_EXISTS</text:span><text:span text:style-name="T3789">,<text:s/></text:span><text:span text:style-name="T3790">"Ошибка: Такого пользователя не существует!"</text:span><text:span text:style-name="T3791">},</text:span></text:p>
      <text:p text:style-name="P3792"><text:span text:style-name="T3793">    {</text:span><text:span text:style-name="T3794">CREATE_GROUP_DONE</text:span><text:span text:style-name="T3795">,<text:s/></text:span><text:span text:style-name="T3796">"Успешное создание группы!"</text:span><text:span text:style-name="T3797">},</text:span></text:p>
      <text:p text:style-name="P3798"><text:span text:style-name="T3799">    {</text:span><text:span text:style-name="T3800">CREATE_GROUP_EXISTS</text:span><text:span text:style-name="T3801">,<text:s/></text:span><text:span text:style-name="T3802">"Ошибка: Такая группа уже существует!"</text:span><text:span text:style-name="T3803">},</text:span></text:p>
      <text:p text:style-name="P3804"><text:span text:style-name="T3805">    {</text:span><text:span text:style-name="T3806">JOIN_GROUP_DONE</text:span><text:span text:style-name="T3807">,<text:s/></text:span><text:span text:style-name="T3808">"Успешное присоединение к группе!"</text:span><text:span text:style-name="T3809">},</text:span></text:p>
      <text:p text:style-name="P3810"><text:span text:style-name="T3811">    {</text:span><text:span text:style-name="T3812">JOIN_GROUP_JOINED</text:span><text:span text:style-name="T3813">,<text:s/></text:span><text:span text:style-name="T3814">"Ошибка: Вы уже присоединились к этой группе!"</text:span><text:span text:style-name="T3815">},</text:span></text:p>
      <text:p text:style-name="P3816"><text:span text:style-name="T3817">    {</text:span><text:span text:style-name="T3818">JOIN_GROUP_NOT_EXISTS</text:span><text:span text:style-name="T3819">,<text:s/></text:span><text:span text:style-name="T3820">"Ошибка: Такой группы не существует!"</text:span><text:span text:style-name="T3821">},</text:span></text:p>
      <text:p text:style-name="P3822"><text:span text:style-name="T3823">    {</text:span><text:span text:style-name="T3824">SEND_GROUP_DONE</text:span><text:span text:style-name="T3825">,<text:s/></text:span><text:span text:style-name="T3826">"Успешная отправка сообщения в группу!"</text:span><text:span text:style-name="T3827">},</text:span></text:p>
      <text:p text:style-name="P3828"><text:span text:style-name="T3829">    {</text:span><text:span text:style-name="T3830">SEND_GROUP_NOT_EXISTS</text:span><text:span text:style-name="T3831">,<text:s/></text:span><text:span text:style-name="T3832">"Ошибка: Такой группы не существует!"</text:span><text:span text:style-name="T3833">},</text:span></text:p>
      <text:p text:style-name="P3834">};</text:p>
      <text:p text:style-name="P3835"/>
      <text:p text:style-name="P3836"><text:span text:style-name="T3837">string</text:span><text:span text:style-name="T3838"><text:s/></text:span><text:span text:style-name="T3839">itos</text:span><text:span text:style-name="T3840">(</text:span><text:span text:style-name="T3841">int</text:span><text:span text:style-name="T3842"><text:s/></text:span><text:span text:style-name="T3843">x</text:span><text:span text:style-name="T3844">);</text:span></text:p>
      <text:p text:style-name="P3845"/>
      <text:p text:style-name="P3846"><text:span text:style-name="T3847">struct</text:span><text:span text:style-name="T3848"><text:s/></text:span><text:span text:style-name="T3849">Client</text:span><text:span text:style-name="T3850"><text:s/>{</text:span></text:p>
      <text:p text:style-name="P3851"><text:span text:style-name="T3852">   <text:s/></text:span><text:span text:style-name="T3853">char</text:span><text:span text:style-name="T3854">*</text:span><text:span text:style-name="T3855"><text:s/></text:span><text:span text:style-name="T3856">mmapped_file_pointer</text:span><text:span text:style-name="T3857">;</text:span></text:p>
      <text:p text:style-name="P3858"><text:span text:style-name="T3859">   <text:s/></text:span><text:span text:style-name="T3860">sem_t</text:span><text:span text:style-name="T3861">*</text:span><text:span text:style-name="T3862"><text:s/></text:span><text:span text:style-name="T3863">semaphore_server</text:span><text:span text:style-name="T3864">;</text:span></text:p>
      <text:p text:style-name="P3865"><text:span text:style-name="T3866">   <text:s/></text:span><text:span text:style-name="T3867">sem_t</text:span><text:span text:style-name="T3868">*</text:span><text:span text:style-name="T3869"><text:s/></text:span><text:span text:style-name="T3870">semaphore_client</text:span><text:span text:style-name="T3871">;</text:span></text:p>
      <text:p text:style-name="P3872">};</text:p>
      <text:p text:style-name="P3873"/>
      <text:p text:style-name="P3874"><text:span text:style-name="T3875">int</text:span><text:span text:style-name="T3876"><text:s/></text:span><text:span text:style-name="T3877">open_mmapped_file</text:span><text:span text:style-name="T3878">(</text:span><text:span text:style-name="T3879">const</text:span><text:span text:style-name="T3880"><text:s/></text:span><text:span text:style-name="T3881">char*</text:span><text:span text:style-name="T3882"><text:s/></text:span><text:span text:style-name="T3883">mmapped_file_name</text:span><text:span text:style-name="T3884">);</text:span></text:p>
      <text:p text:style-name="P3885"><text:span text:style-name="T3886">char*</text:span><text:span text:style-name="T3887"><text:s/></text:span><text:span text:style-name="T3888">open_mmap</text:span><text:span text:style-name="T3889">(</text:span><text:span text:style-name="T3890">int</text:span><text:span text:style-name="T3891"><text:s/></text:span><text:span text:style-name="T3892">mmapped_file_descriptor</text:span><text:span text:style-name="T3893">);</text:span></text:p>
      <text:p text:style-name="P3894"/>
      <text:p text:style-name="P3895"><text:span text:style-name="T3896">sem_t</text:span><text:span text:style-name="T3897">*</text:span><text:span text:style-name="T3898"><text:s/></text:span><text:span text:style-name="T3899">create_semaphore</text:span><text:span text:style-name="T3900">(</text:span><text:span text:style-name="T3901">const</text:span><text:span text:style-name="T3902"><text:s/></text:span><text:span text:style-name="T3903">char*</text:span><text:span text:style-name="T3904"><text:s/></text:span><text:span text:style-name="T3905">semaphore_name</text:span><text:span text:style-name="T3906">,<text:s/></text:span><text:span text:style-name="T3907">int</text:span><text:span text:style-name="T3908"><text:s/></text:span><text:span text:style-name="T3909">value</text:span><text:span text:style-name="T3910">);</text:span></text:p>
      <text:p text:style-name="P3911"><text:span text:style-name="T3912">sem_t</text:span><text:span text:style-name="T3913">*</text:span><text:span text:style-name="T3914"><text:s/></text:span><text:span text:style-name="T3915">open_semaphore</text:span><text:span text:style-name="T3916">(</text:span><text:span text:style-name="T3917">const</text:span><text:span text:style-name="T3918"><text:s/></text:span><text:span text:style-name="T3919">char*</text:span><text:span text:style-name="T3920"><text:s/></text:span><text:span text:style-name="T3921">semaphore_name</text:span><text:span text:style-name="T3922">);</text:span></text:p>
      <text:p text:style-name="P3923"/>
      <text:p text:style-name="P3924"><text:span text:style-name="T3925">void</text:span><text:span text:style-name="T3926"><text:s/></text:span><text:span text:style-name="T3927">sem_post</text:span><text:span text:style-name="T3928">(</text:span><text:span text:style-name="T3929">sem_t</text:span><text:span text:style-name="T3930">*</text:span><text:span text:style-name="T3931"><text:s/></text:span><text:span text:style-name="T3932">semaphore</text:span><text:span text:style-name="T3933">,<text:s/></text:span><text:span text:style-name="T3934">chrono</text:span><text:span text:style-name="T3935">::</text:span><text:span text:style-name="T3936">milliseconds</text:span><text:span text:style-name="T3937"><text:s/></text:span><text:span text:style-name="T3938">time</text:span><text:span text:style-name="T3939">);</text:span></text:p>
      <text:p text:style-name="P3940"/>
      <text:soft-page-break/>
      <text:p text:style-name="P3941"><text:span text:style-name="T3942">string</text:span><text:span text:style-name="T3943"><text:s/></text:span><text:span text:style-name="T3944">get_date</text:span><text:span text:style-name="T3945">();</text:span></text:p>
      <text:p text:style-name="P3946"/>
      <text:p text:style-name="P3947"><text:span text:style-name="T3948">class</text:span><text:span text:style-name="T3949"><text:s/></text:span><text:span text:style-name="T3950">Message</text:span><text:span text:style-name="T3951"><text:s/>{</text:span></text:p>
      <text:p text:style-name="P3952"><text:span text:style-name="T3953">private:</text:span></text:p>
      <text:p text:style-name="P3954"><text:span text:style-name="T3955">   <text:s/></text:span><text:span text:style-name="T3956">string</text:span><text:span text:style-name="T3957"><text:s/></text:span><text:span text:style-name="T3958">login_sender</text:span><text:span text:style-name="T3959">;</text:span></text:p>
      <text:p text:style-name="P3960"><text:span text:style-name="T3961">   <text:s/></text:span><text:span text:style-name="T3962">string</text:span><text:span text:style-name="T3963"><text:s/></text:span><text:span text:style-name="T3964">date</text:span><text:span text:style-name="T3965">;</text:span></text:p>
      <text:p text:style-name="P3966"><text:span text:style-name="T3967">   <text:s/></text:span><text:span text:style-name="T3968">char</text:span><text:span text:style-name="T3969"><text:s/></text:span><text:span text:style-name="T3970">msg</text:span><text:span text:style-name="T3971">[</text:span><text:span text:style-name="T3972">MAX_LENGTH</text:span><text:span text:style-name="T3973">];</text:span></text:p>
      <text:p text:style-name="P3974"/>
      <text:p text:style-name="P3975"><text:span text:style-name="T3976">   <text:s/></text:span><text:span text:style-name="T3977">bool</text:span><text:span text:style-name="T3978"><text:s/></text:span><text:span text:style-name="T3979">inGroup</text:span><text:span text:style-name="T3980"><text:s/></text:span><text:span text:style-name="T3981">=</text:span><text:span text:style-name="T3982"><text:s/></text:span><text:span text:style-name="T3983">false</text:span><text:span text:style-name="T3984">;</text:span></text:p>
      <text:p text:style-name="P3985"><text:span text:style-name="T3986">   <text:s/></text:span><text:span text:style-name="T3987">string</text:span><text:span text:style-name="T3988"><text:s/></text:span><text:span text:style-name="T3989">group_name</text:span><text:span text:style-name="T3990">;</text:span></text:p>
      <text:p text:style-name="P3991"/>
      <text:p text:style-name="P3992"><text:span text:style-name="T3993">public:</text:span></text:p>
      <text:p text:style-name="P3994"><text:span text:style-name="T3995">   <text:s/></text:span><text:span text:style-name="T3996">Message</text:span><text:span text:style-name="T3997">();</text:span></text:p>
      <text:p text:style-name="P3998"><text:span text:style-name="T3999">   <text:s/></text:span><text:span text:style-name="T4000">Message</text:span><text:span text:style-name="T4001">(</text:span><text:span text:style-name="T4002">string</text:span><text:span text:style-name="T4003"><text:s/></text:span><text:span text:style-name="T4004">_login_sender</text:span><text:span text:style-name="T4005">,<text:s/></text:span><text:span text:style-name="T4006">char*</text:span><text:span text:style-name="T4007"><text:s/></text:span><text:span text:style-name="T4008">_msg</text:span><text:span text:style-name="T4009">);</text:span></text:p>
      <text:p text:style-name="P4010"><text:span text:style-name="T4011">   <text:s/></text:span><text:span text:style-name="T4012">Message</text:span><text:span text:style-name="T4013">(</text:span><text:span text:style-name="T4014">string</text:span><text:span text:style-name="T4015"><text:s/></text:span><text:span text:style-name="T4016">_login_sender</text:span><text:span text:style-name="T4017">,<text:s/></text:span><text:span text:style-name="T4018">char*</text:span><text:span text:style-name="T4019"><text:s/></text:span><text:span text:style-name="T4020">_msg</text:span><text:span text:style-name="T4021">,<text:s/></text:span><text:span text:style-name="T4022">string</text:span><text:span text:style-name="T4023"><text:s/></text:span><text:span text:style-name="T4024">group_name</text:span><text:span text:style-name="T4025">);</text:span></text:p>
      <text:p text:style-name="P4026"><text:span text:style-name="T4027">   <text:s/></text:span><text:span text:style-name="T4028">string</text:span><text:span text:style-name="T4029"><text:s/></text:span><text:span text:style-name="T4030">to_string</text:span><text:span text:style-name="T4031">();</text:span></text:p>
      <text:p text:style-name="P4032">};</text:p>
      <text:p text:style-name="P4033">-----------------------------------------------------------</text:p>
      <text:p text:style-name="P4034">lib.cpp</text:p>
      <text:p text:style-name="P4035">-----------------------------------------------------------</text:p>
      <text:p text:style-name="P4036"><text:span text:style-name="T4037">#include</text:span><text:span text:style-name="T4038"><text:s/></text:span><text:span text:style-name="T4039">"lib.hpp"</text:span></text:p>
      <text:p text:style-name="P4040"/>
      <text:p text:style-name="P4041"><text:span text:style-name="T4042">string</text:span><text:span text:style-name="T4043"><text:s/></text:span><text:span text:style-name="T4044">itos</text:span><text:span text:style-name="T4045">(</text:span><text:span text:style-name="T4046">int</text:span><text:span text:style-name="T4047"><text:s/></text:span><text:span text:style-name="T4048">x</text:span><text:span text:style-name="T4049">) {</text:span></text:p>
      <text:p text:style-name="P4050"><text:span text:style-name="T4051">   <text:s/></text:span><text:span text:style-name="T4052">stringstream</text:span><text:span text:style-name="T4053"><text:s/></text:span><text:span text:style-name="T4054">ss</text:span><text:span text:style-name="T4055">;</text:span></text:p>
      <text:p text:style-name="P4056"><text:span text:style-name="T4057">   <text:s/></text:span><text:span text:style-name="T4058">return</text:span><text:span text:style-name="T4059"><text:s/>(</text:span><text:span text:style-name="T4060">stringstream</text:span><text:span text:style-name="T4061">()<text:s/></text:span><text:span text:style-name="T4062">&lt;&lt;</text:span><text:span text:style-name="T4063"><text:s/></text:span><text:span text:style-name="T4064">x</text:span><text:span text:style-name="T4065">).</text:span><text:span text:style-name="T4066">str</text:span><text:span text:style-name="T4067">();</text:span></text:p>
      <text:p text:style-name="P4068">}</text:p>
      <text:p text:style-name="P4069"/>
      <text:p text:style-name="P4070"><text:span text:style-name="T4071">int</text:span><text:span text:style-name="T4072"><text:s/></text:span><text:span text:style-name="T4073">open_mmapped_file</text:span><text:span text:style-name="T4074">(</text:span><text:span text:style-name="T4075">const</text:span><text:span text:style-name="T4076"><text:s/></text:span><text:span text:style-name="T4077">char*</text:span><text:span text:style-name="T4078"><text:s/></text:span><text:span text:style-name="T4079">mmapped_file_name</text:span><text:span text:style-name="T4080">) {</text:span></text:p>
      <text:p text:style-name="P4081"><text:span text:style-name="T4082">   <text:s/></text:span><text:span text:style-name="T4083">int</text:span><text:span text:style-name="T4084"><text:s/></text:span><text:span text:style-name="T4085">mmapped_file_descriptor</text:span><text:span text:style-name="T4086"><text:s/></text:span><text:span text:style-name="T4087">=</text:span><text:span text:style-name="T4088"><text:s/></text:span><text:span text:style-name="T4089">shm_open</text:span><text:span text:style-name="T4090">(</text:span><text:span text:style-name="T4091">mmapped_file_name</text:span><text:span text:style-name="T4092">,<text:s/></text:span><text:span text:style-name="T4093">O_RDWR</text:span><text:span text:style-name="T4094"><text:s/></text:span><text:span text:style-name="T4095">|</text:span><text:span text:style-name="T4096"><text:s/></text:span><text:span text:style-name="T4097">O_CREAT</text:span><text:span text:style-name="T4098">,<text:s/></text:span><text:span text:style-name="T4099">0777</text:span><text:span text:style-name="T4100">);</text:span></text:p>
      <text:p text:style-name="P4101"><text:span text:style-name="T4102">   <text:s/></text:span><text:span text:style-name="T4103">ftruncate</text:span><text:span text:style-name="T4104">(</text:span><text:span text:style-name="T4105">mmapped_file_descriptor</text:span><text:span text:style-name="T4106">,<text:s/></text:span><text:span text:style-name="T4107">MAX_LENGTH</text:span><text:span text:style-name="T4108">);</text:span></text:p>
      <text:p text:style-name="P4109"><text:span text:style-name="T4110">   <text:s/></text:span><text:span text:style-name="T4111">return</text:span><text:span text:style-name="T4112"><text:s/></text:span><text:span text:style-name="T4113">mmapped_file_descriptor</text:span><text:span text:style-name="T4114">;</text:span></text:p>
      <text:p text:style-name="P4115">}</text:p>
      <text:p text:style-name="P4116"><text:span text:style-name="T4117">char*</text:span><text:span text:style-name="T4118"><text:s/></text:span><text:span text:style-name="T4119">open_mmap</text:span><text:span text:style-name="T4120">(</text:span><text:span text:style-name="T4121">int</text:span><text:span text:style-name="T4122"><text:s/></text:span><text:span text:style-name="T4123">mmapped_file_descriptor</text:span><text:span text:style-name="T4124">) {</text:span></text:p>
      <text:p text:style-name="P4125"><text:span text:style-name="T4126">   <text:s/></text:span><text:span text:style-name="T4127">return</text:span><text:span text:style-name="T4128"><text:s/>(</text:span><text:span text:style-name="T4129">char</text:span><text:span text:style-name="T4130">*</text:span><text:span text:style-name="T4131">)</text:span><text:span text:style-name="T4132">mmap</text:span><text:span text:style-name="T4133">(</text:span><text:span text:style-name="T4134">NULL</text:span><text:span text:style-name="T4135">,<text:s/></text:span><text:span text:style-name="T4136">MAX_LENGTH</text:span><text:span text:style-name="T4137">,<text:s/></text:span><text:span text:style-name="T4138">PROT_READ</text:span><text:span text:style-name="T4139"><text:s/></text:span><text:span text:style-name="T4140">|</text:span><text:span text:style-name="T4141"><text:s/></text:span><text:span text:style-name="T4142">PROT_WRITE</text:span><text:span text:style-name="T4143">,<text:s/></text:span><text:span text:style-name="T4144">MAP_SHARED</text:span><text:span text:style-name="T4145">,<text:s/></text:span><text:span text:style-name="T4146">mmapped_file_descriptor</text:span><text:span text:style-name="T4147">,<text:s/></text:span><text:span text:style-name="T4148">0</text:span><text:span text:style-name="T4149">);</text:span></text:p>
      <text:p text:style-name="P4150">}</text:p>
      <text:p text:style-name="P4151"/>
      <text:p text:style-name="P4152"><text:span text:style-name="T4153">sem_t</text:span><text:span text:style-name="T4154">*</text:span><text:span text:style-name="T4155"><text:s/></text:span><text:span text:style-name="T4156">create_semaphore</text:span><text:span text:style-name="T4157">(</text:span><text:span text:style-name="T4158">const</text:span><text:span text:style-name="T4159"><text:s/></text:span><text:span text:style-name="T4160">char*</text:span><text:span text:style-name="T4161"><text:s/></text:span><text:span text:style-name="T4162">semaphore_name</text:span><text:span text:style-name="T4163">,<text:s/></text:span><text:span text:style-name="T4164">int</text:span><text:span text:style-name="T4165"><text:s/></text:span><text:span text:style-name="T4166">value</text:span><text:span text:style-name="T4167"><text:s/></text:span><text:span text:style-name="T4168">=</text:span><text:span text:style-name="T4169"><text:s/></text:span><text:span text:style-name="T4170">0</text:span><text:span text:style-name="T4171">) {</text:span></text:p>
      <text:p text:style-name="P4172"><text:span text:style-name="T4173">   <text:s/></text:span><text:span text:style-name="T4174">return</text:span><text:span text:style-name="T4175"><text:s/></text:span><text:span text:style-name="T4176">sem_open</text:span><text:span text:style-name="T4177">(</text:span><text:span text:style-name="T4178">semaphore_name</text:span><text:span text:style-name="T4179">,<text:s/></text:span><text:span text:style-name="T4180">O_CREAT</text:span><text:span text:style-name="T4181">,<text:s/></text:span><text:span text:style-name="T4182">0777</text:span><text:span text:style-name="T4183">,<text:s/></text:span><text:span text:style-name="T4184">value</text:span><text:span text:style-name="T4185">);</text:span></text:p>
      <text:p text:style-name="P4186">}</text:p>
      <text:p text:style-name="P4187"><text:span text:style-name="T4188">sem_t</text:span><text:span text:style-name="T4189">*</text:span><text:span text:style-name="T4190"><text:s/></text:span><text:span text:style-name="T4191">open_semaphore</text:span><text:span text:style-name="T4192">(</text:span><text:span text:style-name="T4193">const</text:span><text:span text:style-name="T4194"><text:s/></text:span><text:span text:style-name="T4195">char*</text:span><text:span text:style-name="T4196"><text:s/></text:span><text:span text:style-name="T4197">semaphore_name</text:span><text:span text:style-name="T4198">) {</text:span></text:p>
      <text:p text:style-name="P4199"><text:span text:style-name="T4200">   <text:s/></text:span><text:span text:style-name="T4201">return</text:span><text:span text:style-name="T4202"><text:s/></text:span><text:span text:style-name="T4203">sem_open</text:span><text:span text:style-name="T4204">(</text:span><text:span text:style-name="T4205">semaphore_name</text:span><text:span text:style-name="T4206">,<text:s/></text:span><text:span text:style-name="T4207">0</text:span><text:span text:style-name="T4208">);</text:span></text:p>
      <text:p text:style-name="P4209">}</text:p>
      <text:p text:style-name="P4210"/>
      <text:p text:style-name="P4211"><text:span text:style-name="T4212">void</text:span><text:span text:style-name="T4213"><text:s/></text:span><text:span text:style-name="T4214">sem_post</text:span><text:span text:style-name="T4215">(</text:span><text:span text:style-name="T4216">sem_t</text:span><text:span text:style-name="T4217">*</text:span><text:span text:style-name="T4218"><text:s/></text:span><text:span text:style-name="T4219">semaphore</text:span><text:span text:style-name="T4220">,<text:s/></text:span><text:span text:style-name="T4221">chrono</text:span><text:span text:style-name="T4222">::</text:span><text:span text:style-name="T4223">milliseconds</text:span><text:span text:style-name="T4224"><text:s/></text:span><text:span text:style-name="T4225">time</text:span><text:span text:style-name="T4226">) {</text:span></text:p>
      <text:p text:style-name="P4227"><text:span text:style-name="T4228">   <text:s/></text:span><text:span text:style-name="T4229">this_thread</text:span><text:span text:style-name="T4230">::</text:span><text:span text:style-name="T4231">sleep_for</text:span><text:span text:style-name="T4232">(</text:span><text:span text:style-name="T4233">time</text:span><text:span text:style-name="T4234">);</text:span></text:p>
      <text:p text:style-name="P4235"/>
      <text:p text:style-name="P4236"><text:span text:style-name="T4237">   <text:s/></text:span><text:span text:style-name="T4238">sem_post</text:span><text:span text:style-name="T4239">(</text:span><text:span text:style-name="T4240">semaphore</text:span><text:span text:style-name="T4241">);</text:span></text:p>
      <text:p text:style-name="P4242">}</text:p>
      <text:p text:style-name="P4243"/>
      <text:soft-page-break/>
      <text:p text:style-name="P4244"><text:span text:style-name="T4245">string</text:span><text:span text:style-name="T4246"><text:s/></text:span><text:span text:style-name="T4247">get_date</text:span><text:span text:style-name="T4248">() {</text:span></text:p>
      <text:p text:style-name="P4249"><text:span text:style-name="T4250">   <text:s/></text:span><text:span text:style-name="T4251">time_t</text:span><text:span text:style-name="T4252"><text:s/></text:span><text:span text:style-name="T4253">t</text:span><text:span text:style-name="T4254"><text:s/></text:span><text:span text:style-name="T4255">=</text:span><text:span text:style-name="T4256"><text:s/></text:span><text:span text:style-name="T4257">time</text:span><text:span text:style-name="T4258">(</text:span><text:span text:style-name="T4259">nullptr</text:span><text:span text:style-name="T4260">);</text:span></text:p>
      <text:p text:style-name="P4261"><text:span text:style-name="T4262">   <text:s/></text:span><text:span text:style-name="T4263">tm</text:span><text:span text:style-name="T4264">*</text:span><text:span text:style-name="T4265"><text:s/></text:span><text:span text:style-name="T4266">now</text:span><text:span text:style-name="T4267"><text:s/></text:span><text:span text:style-name="T4268">=</text:span><text:span text:style-name="T4269"><text:s/></text:span><text:span text:style-name="T4270">localtime</text:span><text:span text:style-name="T4271">(</text:span><text:span text:style-name="T4272">&amp;</text:span><text:span text:style-name="T4273">t</text:span><text:span text:style-name="T4274">);</text:span></text:p>
      <text:p text:style-name="P4275"><text:span text:style-name="T4276">   <text:s/></text:span><text:span text:style-name="T4277">stringstream</text:span><text:span text:style-name="T4278"><text:s/></text:span><text:span text:style-name="T4279">ss</text:span><text:span text:style-name="T4280">;</text:span></text:p>
      <text:p text:style-name="P4281"><text:span text:style-name="T4282">   <text:s/></text:span><text:span text:style-name="T4283">ss</text:span><text:span text:style-name="T4284"><text:s/></text:span><text:span text:style-name="T4285">&lt;&lt;</text:span><text:span text:style-name="T4286"><text:s/></text:span><text:span text:style-name="T4287">now</text:span><text:span text:style-name="T4288">-&gt;</text:span><text:span text:style-name="T4289">tm_hour</text:span><text:span text:style-name="T4290"><text:s/></text:span><text:span text:style-name="T4291">&lt;&lt;</text:span><text:span text:style-name="T4292"><text:s/></text:span><text:span text:style-name="T4293">":"</text:span><text:span text:style-name="T4294"><text:s/></text:span><text:span text:style-name="T4295">&lt;&lt;</text:span><text:span text:style-name="T4296"><text:s/></text:span><text:span text:style-name="T4297">now</text:span><text:span text:style-name="T4298">-&gt;</text:span><text:span text:style-name="T4299">tm_min</text:span><text:span text:style-name="T4300"><text:s/></text:span><text:span text:style-name="T4301">&lt;&lt;</text:span><text:span text:style-name="T4302"><text:s/></text:span><text:span text:style-name="T4303">":"</text:span><text:span text:style-name="T4304"><text:s/></text:span><text:span text:style-name="T4305">&lt;&lt;</text:span><text:span text:style-name="T4306"><text:s/></text:span><text:span text:style-name="T4307">now</text:span><text:span text:style-name="T4308">-&gt;</text:span><text:span text:style-name="T4309">tm_sec</text:span><text:span text:style-name="T4310"><text:s/></text:span><text:span text:style-name="T4311">&lt;&lt;</text:span><text:span text:style-name="T4312"><text:s/></text:span><text:span text:style-name="T4313">" "</text:span><text:span text:style-name="T4314"><text:s/></text:span><text:span text:style-name="T4315">&lt;&lt;</text:span><text:span text:style-name="T4316"><text:s/></text:span><text:span text:style-name="T4317">now</text:span><text:span text:style-name="T4318">-&gt;</text:span><text:span text:style-name="T4319">tm_mday</text:span><text:span text:style-name="T4320"><text:s/></text:span><text:span text:style-name="T4321">&lt;&lt;</text:span><text:span text:style-name="T4322"><text:s/></text:span><text:span text:style-name="T4323">"."</text:span><text:span text:style-name="T4324"><text:s/></text:span><text:span text:style-name="T4325">&lt;&lt;</text:span><text:span text:style-name="T4326"><text:s/></text:span><text:span text:style-name="T4327">now</text:span><text:span text:style-name="T4328">-&gt;</text:span><text:span text:style-name="T4329">tm_mon</text:span><text:span text:style-name="T4330"><text:s/></text:span><text:span text:style-name="T4331">+</text:span><text:span text:style-name="T4332"><text:s/></text:span><text:span text:style-name="T4333">1</text:span><text:span text:style-name="T4334"><text:s/></text:span><text:span text:style-name="T4335">&lt;&lt;</text:span><text:span text:style-name="T4336"><text:s/></text:span><text:span text:style-name="T4337">"."</text:span><text:span text:style-name="T4338"><text:s/></text:span><text:span text:style-name="T4339">&lt;&lt;</text:span><text:span text:style-name="T4340"><text:s/></text:span><text:span text:style-name="T4341">now</text:span><text:span text:style-name="T4342">-&gt;</text:span><text:span text:style-name="T4343">tm_year</text:span><text:span text:style-name="T4344"><text:s/></text:span><text:span text:style-name="T4345">+</text:span><text:span text:style-name="T4346"><text:s/></text:span><text:span text:style-name="T4347">1900</text:span><text:span text:style-name="T4348">;</text:span></text:p>
      <text:p text:style-name="P4349"><text:span text:style-name="T4350">   <text:s/></text:span><text:span text:style-name="T4351">return</text:span><text:span text:style-name="T4352"><text:s/></text:span><text:span text:style-name="T4353">ss</text:span><text:span text:style-name="T4354">.</text:span><text:span text:style-name="T4355">str</text:span><text:span text:style-name="T4356">();</text:span></text:p>
      <text:p text:style-name="P4357">}</text:p>
      <text:p text:style-name="P4358"/>
      <text:p text:style-name="P4359"><text:span text:style-name="T4360">Message</text:span><text:span text:style-name="T4361">::</text:span><text:span text:style-name="T4362">Message</text:span><text:span text:style-name="T4363">() {}</text:span></text:p>
      <text:p text:style-name="P4364"><text:span text:style-name="T4365">Message</text:span><text:span text:style-name="T4366">::</text:span><text:span text:style-name="T4367">Message</text:span><text:span text:style-name="T4368">(</text:span><text:span text:style-name="T4369">string</text:span><text:span text:style-name="T4370"><text:s/></text:span><text:span text:style-name="T4371">_login_sender</text:span><text:span text:style-name="T4372">,<text:s/></text:span><text:span text:style-name="T4373">char</text:span><text:span text:style-name="T4374">*</text:span><text:span text:style-name="T4375"><text:s/></text:span><text:span text:style-name="T4376">_msg</text:span><text:span text:style-name="T4377">) :<text:s/></text:span><text:span text:style-name="T4378">login_sender</text:span><text:span text:style-name="T4379">(</text:span><text:span text:style-name="T4380">_login_sender</text:span><text:span text:style-name="T4381">) {</text:span></text:p>
      <text:p text:style-name="P4382"><text:span text:style-name="T4383">   <text:s/></text:span><text:span text:style-name="T4384">strcpy</text:span><text:span text:style-name="T4385">(</text:span><text:span text:style-name="T4386">msg</text:span><text:span text:style-name="T4387">,<text:s/></text:span><text:span text:style-name="T4388">_msg</text:span><text:span text:style-name="T4389">);</text:span></text:p>
      <text:p text:style-name="P4390"><text:span text:style-name="T4391">   <text:s/></text:span><text:span text:style-name="T4392">date</text:span><text:span text:style-name="T4393"><text:s/></text:span><text:span text:style-name="T4394">=</text:span><text:span text:style-name="T4395"><text:s/></text:span><text:span text:style-name="T4396">get_date</text:span><text:span text:style-name="T4397">();</text:span></text:p>
      <text:p text:style-name="P4398">}</text:p>
      <text:p text:style-name="P4399"><text:span text:style-name="T4400">Message</text:span><text:span text:style-name="T4401">::</text:span><text:span text:style-name="T4402">Message</text:span><text:span text:style-name="T4403">(</text:span><text:span text:style-name="T4404">string</text:span><text:span text:style-name="T4405"><text:s/></text:span><text:span text:style-name="T4406">_login_sender</text:span><text:span text:style-name="T4407">,<text:s/></text:span><text:span text:style-name="T4408">char</text:span><text:span text:style-name="T4409">*</text:span><text:span text:style-name="T4410"><text:s/></text:span><text:span text:style-name="T4411">_msg</text:span><text:span text:style-name="T4412">,<text:s/></text:span><text:span text:style-name="T4413">string</text:span><text:span text:style-name="T4414"><text:s/></text:span><text:span text:style-name="T4415">_group_name</text:span><text:span text:style-name="T4416">) :<text:s/></text:span><text:span text:style-name="T4417">Message</text:span><text:span text:style-name="T4418">(</text:span><text:span text:style-name="T4419">_login_sender</text:span><text:span text:style-name="T4420">,<text:s/></text:span><text:span text:style-name="T4421">_msg</text:span><text:span text:style-name="T4422">) {</text:span></text:p>
      <text:p text:style-name="P4423"><text:span text:style-name="T4424">   <text:s/></text:span><text:span text:style-name="T4425">group_name</text:span><text:span text:style-name="T4426"><text:s/></text:span><text:span text:style-name="T4427">=</text:span><text:span text:style-name="T4428"><text:s/></text:span><text:span text:style-name="T4429">_group_name</text:span><text:span text:style-name="T4430">;</text:span></text:p>
      <text:p text:style-name="P4431"><text:span text:style-name="T4432">   <text:s/></text:span><text:span text:style-name="T4433">inGroup</text:span><text:span text:style-name="T4434"><text:s/></text:span><text:span text:style-name="T4435">=</text:span><text:span text:style-name="T4436"><text:s/></text:span><text:span text:style-name="T4437">true</text:span><text:span text:style-name="T4438">;</text:span></text:p>
      <text:p text:style-name="P4439">}</text:p>
      <text:p text:style-name="P4440"/>
      <text:p text:style-name="P4441"><text:span text:style-name="T4442">string</text:span><text:span text:style-name="T4443"><text:s/></text:span><text:span text:style-name="T4444">Message</text:span><text:span text:style-name="T4445">::</text:span><text:span text:style-name="T4446">to_string</text:span><text:span text:style-name="T4447">() {</text:span></text:p>
      <text:p text:style-name="P4448"><text:span text:style-name="T4449">   <text:s/></text:span><text:span text:style-name="T4450">stringstream</text:span><text:span text:style-name="T4451"><text:s/></text:span><text:span text:style-name="T4452">ss</text:span><text:span text:style-name="T4453">;</text:span></text:p>
      <text:p text:style-name="P4454"><text:span text:style-name="T4455">   <text:s/></text:span><text:span text:style-name="T4456">ss</text:span><text:span text:style-name="T4457"><text:s/></text:span><text:span text:style-name="T4458">&lt;&lt;</text:span><text:span text:style-name="T4459"><text:s/></text:span><text:span text:style-name="T4460">"from: "</text:span><text:span text:style-name="T4461"><text:s/></text:span><text:span text:style-name="T4462">&lt;&lt;</text:span><text:span text:style-name="T4463"><text:s/></text:span><text:span text:style-name="T4464">login_sender</text:span><text:span text:style-name="T4465"><text:s/></text:span><text:span text:style-name="T4466">&lt;&lt;</text:span><text:span text:style-name="T4467"><text:s/></text:span><text:span text:style-name="T4468">", "</text:span><text:span text:style-name="T4469"><text:s/></text:span><text:span text:style-name="T4470">&lt;&lt;</text:span><text:span text:style-name="T4471"><text:s/></text:span><text:span text:style-name="T4472">date</text:span><text:span text:style-name="T4473"><text:s/></text:span><text:span text:style-name="T4474">&lt;&lt;</text:span><text:span text:style-name="T4475"><text:s/></text:span><text:span text:style-name="T4476">"</text:span><text:span text:style-name="T4477">\n</text:span><text:span text:style-name="T4478">"</text:span><text:span text:style-name="T4479">;</text:span></text:p>
      <text:p text:style-name="P4480"><text:span text:style-name="T4481">   <text:s/></text:span><text:span text:style-name="T4482">if</text:span><text:span text:style-name="T4483"><text:s/>(</text:span><text:span text:style-name="T4484">inGroup</text:span><text:span text:style-name="T4485">)</text:span></text:p>
      <text:p text:style-name="P4486"><text:span text:style-name="T4487">       <text:s/></text:span><text:span text:style-name="T4488">ss</text:span><text:span text:style-name="T4489"><text:s/></text:span><text:span text:style-name="T4490">&lt;&lt;</text:span><text:span text:style-name="T4491"><text:s/></text:span><text:span text:style-name="T4492">"in: "</text:span><text:span text:style-name="T4493"><text:s/></text:span><text:span text:style-name="T4494">&lt;&lt;</text:span><text:span text:style-name="T4495"><text:s/></text:span><text:span text:style-name="T4496">group_name</text:span><text:span text:style-name="T4497"><text:s/></text:span><text:span text:style-name="T4498">&lt;&lt;</text:span><text:span text:style-name="T4499"><text:s/></text:span><text:span text:style-name="T4500">"</text:span><text:span text:style-name="T4501">\n</text:span><text:span text:style-name="T4502">"</text:span><text:span text:style-name="T4503">;</text:span></text:p>
      <text:p text:style-name="P4504"><text:span text:style-name="T4505">   <text:s/></text:span><text:span text:style-name="T4506">ss</text:span><text:span text:style-name="T4507"><text:s/></text:span><text:span text:style-name="T4508">&lt;&lt;</text:span><text:span text:style-name="T4509"><text:s/></text:span><text:span text:style-name="T4510">msg</text:span><text:span text:style-name="T4511"><text:s/></text:span><text:span text:style-name="T4512">&lt;&lt;</text:span><text:span text:style-name="T4513"><text:s/></text:span><text:span text:style-name="T4514">"</text:span><text:span text:style-name="T4515">\n</text:span><text:span text:style-name="T4516">"</text:span><text:span text:style-name="T4517">;</text:span></text:p>
      <text:p text:style-name="P4518"><text:span text:style-name="T4519">   <text:s/></text:span><text:span text:style-name="T4520">return</text:span><text:span text:style-name="T4521"><text:s/></text:span><text:span text:style-name="T4522">ss</text:span><text:span text:style-name="T4523">.</text:span><text:span text:style-name="T4524">str</text:span><text:span text:style-name="T4525">();</text:span></text:p>
      <text:p text:style-name="P4526">}</text:p>
      <text:p text:style-name="P4527">-----------------------------------------------------------</text:p>
      <text:p text:style-name="P4528"/>
      <text:p text:style-name="Standard"/>
      <text:h text:style-name="P4529" text:outline-level="1"><text:bookmark-start text:name="Bookmark6"/><text:bookmark-start text:name="__RefHeading__750_2004454639"/><text:bookmark-end text:name="Bookmark6"/>Вывод<text:bookmark-end text:name="__RefHeading__750_2004454639"/></text:h>
      <text:p text:style-name="P4530"><text:span text:style-name="T4531">В<text:s/></text:span><text:span text:style-name="T4532">ходе<text:s/></text:span><text:span text:style-name="T4533">курсовой</text:span><text:span text:style-name="T4534"><text:s/>работы по операционным системам была<text:s/></text:span><text:span text:style-name="T4535">спроектирована и реализована клиент-серверная<text:s/></text:span><text:span text:style-name="T4536">система для отправки мгновенных сообщений. Мною были получены навыки работы с отображаемыми файлами и процессами в<text:s/></text:span><text:span text:style-name="T4537">C</text:span><text:span text:style-name="T4538">++,<text:s/></text:span><text:span text:style-name="T4539">а также в многопоточном программировании.</text:span></text:p>
      <text:p text:style-name="P45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ohit Devanagari" svg:font-family="Lohit Devanagari" style:font-family-generic="swiss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keep-with-next="always" fo:keep-together="always" fo:margin-top="0.1965in" fo:margin-bottom="0.0784in" fo:line-height="100%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Standard" style:next-style-name="Textbody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Standard" style:next-style-name="Textbody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Standard" style:next-style-name="Textbody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Standard" style:next-style-name="Textbody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Заголовок6" style:display-name="Заголовок 6" style:family="paragraph" style:parent-style-name="Standard" style:next-style-name="Textbody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1%"/>
      <style:text-properties style:font-name="Calibri" style:font-name-asian="Calibri" style:font-name-complex="DejaVu Sans" fo:font-size="11pt" style:font-size-asian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Название" style:display-name="Название" style:family="paragraph" style:parent-style-name="Standard" style:next-style-name="Подзаголовок">
      <style:paragraph-properties fo:keep-with-next="always" fo:keep-together="always" fo:margin-bottom="0.0416in"/>
      <style:text-properties fo:font-weight="bold" style:font-weight-asian="bold" style:font-weight-complex="bold" fo:font-size="26pt" style:font-size-asian="26pt" style:font-size-complex="26pt" fo:hyphenate="false"/>
    </style:style>
    <style:style style:name="Подзаголовок" style:display-name="Подзаголовок" style:family="paragraph" style:parent-style-name="Standard" style:next-style-name="Textbody">
      <style:paragraph-properties fo:keep-with-next="always" fo:keep-together="always" fo:margin-bottom="0.2222in"/>
      <style:text-properties fo:font-style="italic" style:font-style-asian="italic" style:font-style-complex="italic" fo:color="#666666" fo:font-size="15pt" style:font-size-asian="15pt" style:font-size-complex="15pt" fo:hyphenate="false"/>
    </style:style>
    <style:style style:name="Указатель" style:display-name="Указатель" style:family="paragraph" style:parent-style-name="Название">
      <style:paragraph-properties text:number-lines="false"/>
      <style:text-properties fo:font-size="16pt" style:font-size-asian="16pt" style:font-size-complex="16pt" fo:hyphenate="false"/>
    </style:style>
    <style:style style:name="Заголовоктаблицыссылок" style:display-name="Заголовок таблицы ссылок" style:family="paragraph" style:parent-style-name="Указатель">
      <style:text-properties fo:hyphenate="false"/>
    </style:style>
    <style:style style:name="Contents1" style:display-name="Contents 1" style:family="paragraph" style:parent-style-name="Указатель">
      <style:paragraph-properties>
        <style:tab-stops>
          <style:tab-stop style:type="right" style:leader-style="dotted" style:leader-text="." style:position="6.268in"/>
        </style:tab-stops>
      </style:paragraph-properties>
      <style:text-properties fo:hyphenate="false"/>
    </style:style>
    <style:style style:name="Верхнийинижнийколонтитулы" style:display-name="Верхний и нижний колонтитулы" style:family="paragraph" style:parent-style-name="Standard">
      <style:paragraph-properties text:number-lines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Верхнийинижнийколонтитулы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Основнойшрифтабзаца">
      <style:text-properties fo:font-size="11pt" style:font-size-asian="11pt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msonormal0" style:display-name="msonormal" style:family="paragraph" style:parent-style-name="Обычный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font-size="12pt" style:font-size-asian="12pt" style:font-size-complex="12pt" fo:hyphenate="true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OpenSymbol" style:font-name-complex="OpenSymbol"/>
    </style:style>
    <style:style style:name="WW_CharLFO1LVL3" style:family="text">
      <style:text-properties style:font-name="OpenSymbol" style:font-name-complex="OpenSymbol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OpenSymbol" style:font-name-complex="OpenSymbol"/>
    </style:style>
    <style:style style:name="WW_CharLFO1LVL6" style:family="text">
      <style:text-properties style:font-name="OpenSymbol" style:font-name-complex="OpenSymbol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OpenSymbol" style:font-name-complex="OpenSymbol"/>
    </style:style>
    <style:style style:name="WW_CharLFO1LVL9" style:family="text">
      <style:text-properties style:font-name="OpenSymbol" style:font-name-complex="OpenSymbol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5in" fo:margin-bottom="0.3305in" fo:margin-right="0.43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3388in"/>
      </style:footer-style>
    </style:page-layout>
    <style:style style:name="P2" style:parent-style-name="Нижнийколонтитул" style:family="paragraph">
      <style:paragraph-properties fo:text-align="end"/>
    </style:style>
    <style:style style:name="P3" style:parent-style-name="Нижнийколонтитул" style:family="paragraph">
      <style:paragraph-properties fo:text-align="end"/>
    </style:style>
    <style:style style:name="P4" style:parent-style-name="Нижнийколонтитул" style:family="paragraph">
      <style:paragraph-properties fo:text-align="center"/>
      <style:text-properties style:font-name="Times New Roman" fo:font-weight="bold" style:font-weight-asian="bold" style:font-weight-complex="bold" fo:color="#000000" fo:font-size="12pt" style:font-size-asian="12pt" style:font-size-complex="12pt"/>
    </style:style>
  </office:automatic-styles>
  <office:master-styles>
    <style:master-page style:name="MPF0" style:page-layout-name="PL0">
      <style:footer>
        <text:p text:style-name="P2"><text:page-number text:fixed="false">5</text:page-number></text:p>
      </style:footer>
      <style:footer-left>
        <text:p text:style-name="P3"><text:page-number text:fixed="false">2</text:page-number></text:p>
      </style:footer-left>
      <style:footer-first>
        <text:p text:style-name="P4">Москва 2023 г.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ike</meta:initial-creator>
    <dc:creator>Иван Иванов</dc:creator>
    <meta:creation-date>2023-12-22T19:08:00Z</meta:creation-date>
    <dc:date>2023-12-22T19:34:00Z</dc:date>
    <meta:template xlink:href="Normal.dotm" xlink:type="simple"/>
    <meta:editing-cycles>3</meta:editing-cycles>
    <meta:editing-duration>PT1620S</meta:editing-duration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5" meta:paragraph-count="46" meta:word-count="3513" meta:character-count="23496" meta:row-count="166" meta:non-whitespace-character-count="20029"/>
  </office:meta>
</office:document-meta>
</file>